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TIX" svg:font-family="STIX" style:font-pitch="variable"/>
    <style:font-face style:name="STIX1" svg:font-family="STIX"/>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8cm" fo:min-width="0.35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8cm" fo:min-width="2.974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8cm" fo:min-width="1.90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8cm" fo:min-width="0.599cm" fo:padding-top="0cm" fo:padding-bottom="0cm" fo:padding-left="0cm" fo:padding-right="0cm"/>
      <style:paragraph-properties style:writing-mode="lr-tb"/>
    </style:style>
    <style:style style:name="gr5"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8cm" fo:min-width="1.02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8cm" fo:min-width="1.08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8cm" fo:min-width="1.00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8cm" fo:min-width="0.447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8cm" fo:min-width="14.53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8cm" fo:min-width="14.29cm" fo:padding-top="0cm" fo:padding-bottom="0cm" fo:padding-left="0cm" fo:padding-right="0cm"/>
      <style:paragraph-properties style:writing-mode="lr-tb"/>
    </style:style>
    <style:style style:name="gr12" style:family="graphic" style:parent-style-name="standard">
      <style:graphic-properties draw:stroke="solid" svg:stroke-width="0.04cm" svg:stroke-color="#231f20" draw:stroke-linejoin="miter" svg:stroke-linecap="butt" draw:fill="none" fo:padding-top="0.02cm" fo:padding-bottom="0.02cm" fo:padding-left="0.02cm" fo:padding-right="0.02cm"/>
    </style:style>
    <style:style style:name="gr13" style:family="graphic" style:parent-style-name="standard">
      <style:graphic-properties draw:stroke="solid" svg:stroke-width="0.026cm" svg:stroke-color="#231f20" draw:stroke-linejoin="miter" svg:stroke-linecap="butt" draw:fill="none" fo:padding-top="0.013cm" fo:padding-bottom="0.013cm" fo:padding-left="0.013cm" fo:padding-right="0.013cm"/>
    </style:style>
    <style:style style:name="gr14" style:family="graphic" style:parent-style-name="standard">
      <style:graphic-properties draw:stroke="none" draw:fill="solid" draw:fill-color="#231f20"/>
    </style:style>
    <style:style style:name="gr1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16"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17"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18" style:family="graphic" style:parent-style-name="standard">
      <style:graphic-properties draw:stroke="none" draw:fill="solid" draw:fill-color="#000000"/>
    </style:style>
    <style:style style:name="gr19" style:family="graphic" style:parent-style-name="standard">
      <style:graphic-properties draw:stroke="solid" svg:stroke-width="0.008cm" svg:stroke-color="#ffffff" draw:stroke-linejoin="miter" svg:stroke-linecap="butt" draw:fill="none" fo:padding-top="0.004cm" fo:padding-bottom="0.004cm" fo:padding-left="0.004cm" fo:padding-right="0.004cm"/>
    </style:style>
    <style:style style:name="gr20"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21" style:family="graphic" style:parent-style-name="standard">
      <style:graphic-properties draw:stroke="none" draw:fill="none" draw:textarea-horizontal-align="left" draw:textarea-vertical-align="top" draw:auto-grow-height="true" draw:auto-grow-width="true" fo:min-height="0.48cm" fo:min-width="2.851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13cm" fo:min-width="3.401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13cm" fo:min-width="1.801cm" fo:padding-top="0cm" fo:padding-bottom="0cm" fo:padding-left="0cm" fo:padding-right="0cm"/>
      <style:paragraph-properties style:writing-mode="lr-tb"/>
    </style:style>
    <style:style style:name="gr24" style:family="graphic" style:parent-style-name="standard">
      <style:graphic-properties draw:stroke="solid" svg:stroke-width="0.015cm" svg:stroke-color="#231f20" draw:stroke-linejoin="miter" svg:stroke-linecap="butt" draw:fill="none" draw:textarea-horizontal-align="center" draw:textarea-vertical-align="middle" fo:padding-top="0.007cm" fo:padding-bottom="0.007cm" fo:padding-left="0.007cm" fo:padding-right="0.007cm"/>
    </style:style>
    <style:style style:name="gr25" style:family="graphic" style:parent-style-name="standard">
      <style:graphic-properties draw:stroke="none" draw:fill="none" draw:textarea-horizontal-align="left" draw:textarea-vertical-align="top" draw:auto-grow-height="true" draw:auto-grow-width="true" fo:min-height="0.48cm" fo:min-width="0.86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8cm" fo:min-width="0.725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692cm" fo:padding-top="0cm" fo:padding-bottom="0cm" fo:padding-left="0cm" fo:padding-right="0cm"/>
      <style:paragraph-properties style:writing-mode="lr-tb"/>
    </style:style>
    <style:style style:name="gr28" style:family="graphic" style:parent-style-name="standard">
      <style:graphic-properties draw:stroke="none" draw:fill="solid" draw:fill-color="#231f20" draw:textarea-horizontal-align="left" draw:textarea-vertical-align="top" draw:auto-grow-height="true" draw:auto-grow-width="true" fo:min-height="0.352cm" fo:min-width="0.352cm" fo:padding-top="0cm" fo:padding-bottom="0cm" fo:padding-left="0cm" fo:padding-right="0cm" draw:shadow="hidden"/>
    </style:style>
    <style:style style:name="gr29" style:family="graphic" style:parent-style-name="standard">
      <style:graphic-properties draw:stroke="none" draw:fill="none" draw:textarea-horizontal-align="left" draw:textarea-vertical-align="top" draw:auto-grow-height="true" draw:auto-grow-width="true" fo:min-height="0.48cm" fo:min-width="0.446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0.5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0.497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8cm" fo:min-width="0.616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8cm" fo:min-width="0.72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8cm" fo:min-width="0.54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8cm" fo:min-width="0.37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0.42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0.66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8cm" fo:min-width="0.70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0.3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8cm" fo:min-width="0.743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8cm" fo:min-width="0.759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8cm" fo:min-width="0.632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8cm" fo:min-width="0.55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8cm" fo:min-width="0.679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8cm" fo:min-width="0.704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8cm" fo:min-width="0.925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8cm" fo:min-width="0.353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0pt" style:font-size-asian="10pt" style:font-size-complex="10pt"/>
    </style:style>
    <style:style style:name="P3" style:family="paragraph">
      <loext:graphic-properties draw:fill="none"/>
    </style:style>
    <style:style style:name="P4" style:family="paragraph">
      <loext:graphic-properties draw:fill="solid" draw:fill-color="#231f20"/>
    </style:style>
    <style:style style:name="P5" style:family="paragraph">
      <loext:graphic-properties draw:fill="solid" draw:fill-color="#000000"/>
    </style:style>
    <style:style style:name="P6" style:family="paragraph">
      <loext:graphic-properties draw:fill="none"/>
      <style:paragraph-properties style:writing-mode="lr-tb"/>
      <style:text-properties fo:font-size="6pt" style:font-size-asian="6pt" style:font-size-complex="6pt"/>
    </style:style>
    <style:style style:name="P7" style:family="paragraph">
      <loext:graphic-properties draw:fill="none"/>
      <style:paragraph-properties fo:text-align="center"/>
    </style:style>
    <style:style style:name="P8" style:family="paragraph">
      <loext:graphic-properties draw:fill="solid" draw:fill-color="#231f20"/>
      <style:paragraph-properties style:writing-mode="lr-tb"/>
    </style:style>
    <style:style style:name="P9" style:family="paragraph">
      <loext:graphic-properties draw:fill="solid" draw:fill-color="#231f20"/>
      <style:paragraph-properties fo:text-align="center" style:writing-mode="lr-tb"/>
      <style:text-properties fo:font-size="10pt" style:font-size-asian="10pt" style:font-size-complex="10pt"/>
    </style:style>
    <style:style style:name="P10" style:family="paragraph">
      <loext:graphic-properties draw:fill="none"/>
      <style:paragraph-properties style:writing-mode="lr-tb"/>
      <style:text-properties style:text-position="0% 100%" fo:font-size="10pt" style:font-size-asian="10pt" style:font-size-complex="10pt"/>
    </style:style>
    <style:style style:name="T1" style:family="text">
      <style:text-properties fo:color="#231f20" loext:opacity="100%" style:font-name="STIX1" fo:font-size="10pt" fo:font-style="italic" fo:font-weight="normal" style:font-size-asian="10pt" style:font-style-asian="italic" style:font-weight-asian="normal" style:font-name-complex="STIX1" style:font-size-complex="10pt" style:font-style-complex="italic" style:font-weight-complex="normal"/>
    </style:style>
    <style:style style:name="T2" style:family="text">
      <style:text-properties fo:color="#231f20" loext:opacity="100%" style:font-name="STIX1" fo:font-size="10pt" fo:font-weight="normal" style:font-size-asian="10pt" style:font-weight-asian="normal" style:font-name-complex="STIX1" style:font-size-complex="10pt" style:font-weight-complex="normal"/>
    </style:style>
    <style:style style:name="T3" style:family="text">
      <style:text-properties fo:color="#000000" loext:opacity="100%" style:font-name="Helvetica" fo:font-size="6pt" fo:font-weight="normal" style:font-size-asian="6pt" style:font-weight-asian="normal" style:font-name-complex="Helvetica" style:font-size-complex="6pt" style:font-weight-complex="normal"/>
    </style:style>
    <style:style style:name="T4" style:family="text">
      <style:text-properties fo:color="#231f20" loext:opacity="100%" style:text-position="33% 58%" style:font-name="STIX1" fo:font-size="10pt" fo:font-weight="normal" style:font-size-asian="10pt" style:font-weight-asian="normal" style:font-name-complex="STIX1" style:font-size-complex="10pt" style:font-weight-complex="normal"/>
    </style:style>
    <style:style style:name="T5" style:family="text">
      <style:text-properties fo:color="#231f20" loext:opacity="100%" style:text-position="0% 100%" style:font-name="STIX1" fo:font-size="10pt" fo:font-weight="normal" style:font-size-asian="10pt" style:font-weight-asian="normal" style:font-name-complex="STIX1" style:font-size-complex="10pt" style:font-weight-complex="normal"/>
    </style:style>
    <style:style style:name="T6" style:family="text">
      <style:text-properties fo:color="#231f20" loext:opacity="100%" style:text-position="-8% 58%" style:font-name="STIX1" fo:font-size="10pt" fo:font-weight="normal" style:font-size-asian="10pt" style:font-weight-asian="normal" style:font-name-complex="STIX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9">
        <draw:frame draw:style-name="gr1" draw:text-style-name="P2" draw:layer="layout" svg:width="0.352cm" svg:height="0.48cm" svg:x="2.933cm" svg:y="26.195cm">
          <draw:text-box>
            <text:p text:style-name="P1"><text:span text:style-name="T1"><text:s/></text:span></text:p>
          </draw:text-box>
        </draw:frame>
        <draw:frame draw:style-name="gr2" draw:text-style-name="P2" draw:layer="layout" svg:width="2.974cm" svg:height="0.48cm" svg:x="13.37cm" svg:y="26.195cm">
          <draw:text-box>
            <text:p text:style-name="P1"><text:span text:style-name="T1">Student Workbook </text:span></text:p>
          </draw:text-box>
        </draw:frame>
        <draw:frame draw:style-name="gr3" draw:text-style-name="P2" draw:layer="layout" svg:width="1.907cm" svg:height="0.48cm" svg:x="16.298cm" svg:y="26.195cm">
          <draw:text-box>
            <text:p text:style-name="P1"><text:span text:style-name="T2">Chapter 14 </text:span></text:p>
          </draw:text-box>
        </draw:frame>
        <draw:frame draw:style-name="gr1" draw:text-style-name="P2" draw:layer="layout" svg:width="0.352cm" svg:height="0.48cm" svg:x="18.209cm" svg:y="26.195cm">
          <draw:text-box>
            <text:p text:style-name="P1"><text:span text:style-name="T2"><text:s/></text:span></text:p>
          </draw:text-box>
        </draw:frame>
        <draw:frame draw:style-name="gr1" draw:text-style-name="P2" draw:layer="layout" svg:width="0.352cm" svg:height="0.48cm" svg:x="18.561cm" svg:y="26.195cm">
          <draw:text-box>
            <text:p text:style-name="P1"><text:span text:style-name="T2"><text:s/></text:span></text:p>
          </draw:text-box>
        </draw:frame>
        <draw:frame draw:style-name="gr4" draw:text-style-name="P2" draw:layer="layout" svg:width="0.599cm" svg:height="0.48cm" svg:x="18.914cm" svg:y="26.195cm">
          <draw:text-box>
            <text:p text:style-name="P1"><text:span text:style-name="T2">117</text:span></text:p>
          </draw:text-box>
        </draw:frame>
        <draw:line draw:style-name="gr5" draw:text-style-name="P3" draw:layer="layout" svg:x1="3.79cm" svg:y1="1.534cm" svg:x2="11.834cm" svg:y2="1.534cm">
          <text:p/>
        </draw:line>
        <draw:frame draw:style-name="gr6" draw:text-style-name="P2" draw:layer="layout" svg:width="1.026cm" svg:height="0.48cm" svg:x="2.933cm" svg:y="1.131cm">
          <draw:text-box>
            <text:p text:style-name="P1"><text:span text:style-name="T1">Name </text:span></text:p>
          </draw:text-box>
        </draw:frame>
        <draw:line draw:style-name="gr5" draw:text-style-name="P3" draw:layer="layout" svg:x1="12.832cm" svg:y1="1.534cm" svg:x2="15.689cm" svg:y2="1.534cm">
          <text:p/>
        </draw:line>
        <draw:frame draw:style-name="gr7" draw:text-style-name="P2" draw:layer="layout" svg:width="1.081cm" svg:height="0.48cm" svg:x="11.834cm" svg:y="1.131cm">
          <draw:text-box>
            <text:p text:style-name="P1"><text:span text:style-name="T1"><text:s text:c="2"/></text:span><text:span text:style-name="T1">Class </text:span></text:p>
          </draw:text-box>
        </draw:frame>
        <draw:line draw:style-name="gr5" draw:text-style-name="P3" draw:layer="layout" svg:x1="16.585cm" svg:y1="1.534cm" svg:x2="19.443cm" svg:y2="1.534cm">
          <text:p/>
        </draw:line>
        <draw:frame draw:style-name="gr8" draw:text-style-name="P2" draw:layer="layout" svg:width="1.005cm" svg:height="0.48cm" svg:x="15.69cm" svg:y="1.131cm">
          <draw:text-box>
            <text:p text:style-name="P1"><text:span text:style-name="T1"><text:s text:c="2"/></text:span><text:span text:style-name="T1">Date </text:span></text:p>
          </draw:text-box>
        </draw:frame>
        <draw:frame draw:style-name="gr9" draw:text-style-name="P2" draw:layer="layout" svg:width="0.447cm" svg:height="0.48cm" svg:x="2.933cm" svg:y="2.435cm">
          <draw:text-box>
            <text:p text:style-name="P1"><text:span text:style-name="T2">D. </text:span></text:p>
          </draw:text-box>
        </draw:frame>
        <draw:frame draw:style-name="gr10" draw:text-style-name="P2" draw:layer="layout" svg:width="14.535cm" svg:height="0.48cm" svg:x="3.568cm" svg:y="2.435cm">
          <draw:text-box>
            <text:p text:style-name="P1"><text:span text:style-name="T2">Notate, introduce, and resolve the specified chords. Each chord 7th is to be approached </text:span></text:p>
          </draw:text-box>
        </draw:frame>
        <draw:frame draw:style-name="gr11" draw:text-style-name="P2" draw:layer="layout" svg:width="14.29cm" svg:height="0.48cm" svg:x="3.568cm" svg:y="2.858cm">
          <draw:text-box>
            <text:p text:style-name="P1"><text:span text:style-name="T2">as <text:s/>indicated. <text:s/>Include <text:s/>key <text:s/>signatures, <text:s/>lead-sheet <text:s/>symbols <text:s/>with <text:s/>slash <text:s/>symbols, <text:s/>and </text:span></text:p>
          </draw:text-box>
        </draw:frame>
        <draw:path draw:style-name="gr12" draw:text-style-name="P3" draw:layer="layout" svg:width="11.459cm" svg:height="2.674cm" svg:x="6.984cm" svg:y="4.866cm" svg:viewBox="0 0 11460 2675" svg:d="M0 2675v-2675M105 2675v-2675M3780 2675v-2675M3885 2675v-2675M7561 2675v-2675M7665 2675v-2675M11356 2675v-2675M11460 2675v-2675">
          <text:p/>
        </draw:path>
        <draw:path draw:style-name="gr13" draw:text-style-name="P3" draw:layer="layout" svg:width="15.24cm" svg:height="2.649cm" svg:x="3.222cm" svg:y="4.879cm" svg:viewBox="0 0 15241 2650" svg:d="M0 705h15241M0 529h15241M0 353h15241M0 176h15241M0 0h15241M0 2650h15241M0 2474h15241M0 2297h15241M0 2121h15241M0 1945h15241">
          <text:p/>
        </draw:path>
        <draw:path draw:style-name="gr12" draw:text-style-name="P3" draw:layer="layout" svg:width="15.221cm" svg:height="8.499cm" svg:x="3.222cm" svg:y="4.866cm" svg:viewBox="0 0 15222 8500" svg:d="M0 2674v-2674M3762 8500v-2675M3867 8500v-2675M7544 8500v-2675M7648 8500v-2675M11324 8500v-2675M11428 8500v-2675M15118 8500v-2675M15222 8500v-2675">
          <text:p/>
        </draw:path>
        <draw:path draw:style-name="gr13" draw:text-style-name="P3" draw:layer="layout" svg:width="15.24cm" svg:height="2.649cm" svg:x="3.222cm" svg:y="10.703cm" svg:viewBox="0 0 15241 2650" svg:d="M0 706h15241M0 529h15241M0 353h15241M0 176h15241M0 0h15241M0 2650h15241M0 2474h15241M0 2298h15241M0 2121h15241M0 1945h15241">
          <text:p/>
        </draw:path>
        <draw:path draw:style-name="gr12" draw:text-style-name="P3" draw:layer="layout" svg:width="15.221cm" svg:height="8.498cm" svg:x="3.222cm" svg:y="10.691cm" svg:viewBox="0 0 15222 8499" svg:d="M0 2675v-2675M3762 8499v-2674M3867 8499v-2674M7544 8499v-2674M7648 8499v-2674M11324 8499v-2674M11428 8499v-2674M15118 8499v-2674M15222 8499v-2674">
          <text:p/>
        </draw:path>
        <draw:path draw:style-name="gr13" draw:text-style-name="P3" draw:layer="layout" svg:width="15.24cm" svg:height="2.65cm" svg:x="3.222cm" svg:y="16.527cm" svg:viewBox="0 0 15241 2651" svg:d="M0 707h15241M0 530h15241M0 353h15241M0 177h15241M0 0h15241M0 2651h15241M0 2474h15241M0 2298h15241M0 2122h15241M0 1945h15241">
          <text:p/>
        </draw:path>
        <draw:line draw:style-name="gr12" draw:text-style-name="P3" draw:layer="layout" svg:x1="3.222cm" svg:y1="19.189cm" svg:x2="3.222cm" svg:y2="16.515cm">
          <text:p/>
        </draw:line>
        <draw:path draw:style-name="gr14" draw:text-style-name="P4" draw:layer="layout" svg:width="0.468cm" svg:height="1.315cm" svg:x="3.333cm" svg:y="4.557cm" svg:viewBox="0 0 469 1316" svg:d="M407 808c-24-46-81-73-132-68l62 259c87-36 108-123 70-191zM325 317c53-113 0-195-10-237-65 42-98 83-124 156-30 81-19 141 6 225l7 22c45-46 89-99 121-166zM55 812c-4 111 86 217 225 201 13-2 25-4 36-7l-1-5-62-257c-18 5-36 15-49 31-42 49-33 124 28 164l-3 15c-70-33-126-123-82-207 22-42 53-66 87-77l-26-95c-76 69-150 131-153 237zM465 791c19 106-29 193-123 228l4 18c23 103 50 236-77 272-95 28-185-29-182-109 1-55 36-94 89-93 57 2 93 29 88 97-6 74-84 64-84 75 0 10 31 21 50 17 144-25 131-99 90-270-21 5-43 8-67 9-47 2-253-40-253-256 0-121 93-190 186-280l-3-13c-32-111-62-173-33-295 12-53 67-139 145-191 71 131 125 205 66 375-27 79-81 135-136 185l30 104c92-16 197 54 210 127z">
          <text:p/>
        </draw:path>
        <draw:path draw:style-name="gr14" draw:text-style-name="P4" draw:layer="layout" svg:width="0.527cm" svg:height="0.611cm" svg:x="3.292cm" svg:y="6.818cm" svg:viewBox="0 0 528 612" svg:d="M486 311c-25 0-44-23-42-47 2-22 20-37 42-37 21 0 39 19 39 41s-17 43-39 43zM486 135c-24 0-44-21-43-44 1-22 20-40 43-40s42 18 42 42c0 23-19 42-42 42zM117 121c16-4 53-5 66 30 18 49-8 87-34 97-45 18-108-19-108-71-1-56 21-109 79-152 34-24 140-45 207 7 146 117 84 339-71 466-69 56-147 108-256 114v-21c36-6 57-13 90-28 112-51 180-147 224-253 52-126-6-318-150-280-61 15-91 88-75 105 1 2 9-9 28-14z">
          <text:p/>
        </draw:path>
        <draw:path draw:style-name="gr14" draw:text-style-name="P4" draw:layer="layout" svg:width="0.468cm" svg:height="1.316cm" svg:x="3.333cm" svg:y="10.381cm" svg:viewBox="0 0 469 1317" svg:d="M407 808c-24-47-81-73-132-69l62 260c87-35 108-123 70-191zM325 316c53-113 0-195-10-237-65 42-98 83-124 156-30 81-19 141 6 226l7 21c45-46 89-98 121-166zM55 812c-4 111 86 217 225 201 13-2 25-3 36-7l-1-4-62-259c-18 5-36 16-49 31-42 51-33 125 28 166l-3 14c-70-33-126-122-82-207 22-43 53-67 87-78l-26-94c-76 69-150 130-153 237zM465 790c19 107-29 195-123 229l4 18c23 103 50 236-77 273-95 27-185-30-182-109 1-56 36-95 89-94 57 2 93 30 88 97-6 74-84 64-84 75s31 21 50 18c144-26 131-100 90-271-21 5-43 9-67 10-47 1-253-40-253-257 0-121 93-190 186-280l-3-13c-32-112-62-174-33-296 12-53 67-139 145-190 71 130 125 205 66 374-27 80-81 135-136 185l30 105c92-17 197 53 210 126z">
          <text:p/>
        </draw:path>
        <draw:path draw:style-name="gr14" draw:text-style-name="P4" draw:layer="layout" svg:width="0.527cm" svg:height="0.612cm" svg:x="3.292cm" svg:y="12.642cm" svg:viewBox="0 0 528 613" svg:d="M486 310c-25 0-44-22-42-47 2-21 20-37 42-37 21 0 39 19 39 41s-17 43-39 43zM486 135c-24 0-44-20-43-44 1-22 20-39 43-39s42 18 42 41-19 42-42 42zM117 122c16-5 53-6 66 29 18 49-8 86-34 97-45 17-108-20-108-70-1-56 21-110 79-152 34-24 140-46 207 7 146 116 84 338-71 466-69 55-147 108-256 114v-22c36-6 57-13 90-28 112-51 180-147 224-254 52-124-6-317-150-279-61 16-91 88-75 105 1 2 9-8 28-13z">
          <text:p/>
        </draw:path>
        <draw:path draw:style-name="gr14" draw:text-style-name="P4" draw:layer="layout" svg:width="0.468cm" svg:height="1.316cm" svg:x="3.333cm" svg:y="16.205cm" svg:viewBox="0 0 469 1317" svg:d="M407 809c-24-46-81-73-132-69l62 260c87-36 108-123 70-191zM325 318c53-115 0-197-10-238-65 41-98 83-124 156-30 82-19 141 6 226l7 22c45-46 89-99 121-166zM55 813c-4 110 86 217 225 200 13-1 25-3 36-7l-1-4-62-257c-18 5-36 15-49 31-42 49-33 123 28 164l-3 15c-70-33-126-123-82-207 22-42 53-67 87-78l-26-94c-76 69-150 131-153 237zM465 791c19 107-29 194-123 228l4 19c23 102 50 236-77 272-95 28-185-30-182-109 1-55 36-94 89-93 57 1 93 29 88 96-6 75-84 64-84 76 0 10 31 20 50 17 144-25 131-99 90-271-21 6-43 9-67 10-47 2-253-40-253-256 0-121 93-190 186-280l-3-13c-32-111-62-174-33-297 12-52 67-139 145-190 71 131 125 205 66 376-27 79-81 134-136 184l30 105c92-16 197 54 210 126z">
          <text:p/>
        </draw:path>
        <draw:path draw:style-name="gr14" draw:text-style-name="P4" draw:layer="layout" svg:width="0.527cm" svg:height="0.612cm" svg:x="3.292cm" svg:y="18.466cm" svg:viewBox="0 0 528 613" svg:d="M486 311c-25 0-44-22-42-46 2-22 20-37 42-37 21 0 39 19 39 40 0 23-17 43-39 43zM486 136c-24 0-44-21-43-44s20-40 43-40 42 18 42 41c0 24-19 43-42 43zM117 122c16-4 53-5 66 29 18 51-8 88-34 98-45 17-108-20-108-70-1-57 21-111 79-153 34-24 140-46 207 7 146 117 84 339-71 466-69 55-147 108-256 114v-22c36-6 57-12 90-27 112-51 180-147 224-253 52-125-6-319-150-281-61 16-91 89-75 106 1 2 9-9 28-14z">
          <text:p/>
        </draw:path>
        <draw:path draw:style-name="gr14" draw:text-style-name="P4" draw:layer="layout" svg:width="0.182cm" svg:height="1.33cm" svg:x="2.933cm" svg:y="6.176cm" svg:viewBox="0 0 183 1331" svg:d="M56 9c11 6 50 57 71 99 33 66 46 114 46 189 0 69-10 110-24 177-9 46-19 72-31 118-15 56-18 47-24 75-8 33-12 56-15 89-2 18-5 33-5 51 0 63 3 115 12 186 9 63 21 105 36 164 11 41 21 66 35 105 9 26 33 68 24 69-17 4-29-22-39-40-17-27-45-99-66-165-17-51-33-99-40-133-11-54-23-86-29-138-3-36-7-59-7-96 0-69 7-108 24-177 10-42 35-92 50-150 14-54 24-88 30-144 2-24 5-39 5-64 0-35-6-56-15-87-17-56-51-95-82-128-2-3-5-6-6-9h46c0 2 3 9 4 9z">
          <text:p/>
        </draw:path>
        <draw:path draw:style-name="gr14" draw:text-style-name="P4" draw:layer="layout" svg:width="0.182cm" svg:height="1.33cm" svg:x="2.933cm" svg:y="4.858cm" svg:viewBox="0 0 183 1331" svg:d="M52 1331h-46c1-3 4-6 6-9 31-33 65-72 82-127 9-32 15-53 15-88 0-26-3-41-5-65-6-55-16-90-30-144-15-58-40-107-50-149-17-69-24-108-24-177 0-38 4-60 7-96 6-53 18-84 29-138 7-35 23-83 40-134 21-64 49-136 66-163 10-18 22-45 39-41 9 2-15 44-24 69-14 39-24 65-35 105-15 59-27 101-36 164-9 70-12 123-12 186 0 18 3 33 5 51 3 33 7 55 15 88 6 29 9 20 24 75 12 47 22 72 31 119 14 67 24 107 24 176 0 75-13 124-46 190-21 42-60 93-71 99-1 0-4 8-4 9z">
          <text:p/>
        </draw:path>
        <draw:path draw:style-name="gr14" draw:text-style-name="P4" draw:layer="layout" svg:width="0.182cm" svg:height="1.33cm" svg:x="2.933cm" svg:y="12.001cm" svg:viewBox="0 0 183 1331" svg:d="M56 9c11 6 50 57 71 99 33 66 46 113 46 188 0 69-10 110-24 177-9 47-19 72-31 119-15 56-18 47-24 76-8 33-12 55-15 88-2 18-5 33-5 51 0 63 3 116 12 186 9 63 21 105 36 163 11 41 21 66 35 105 9 26 33 68 24 69-17 5-29-22-39-40-17-27-45-99-66-164-17-51-33-98-40-133-11-54-23-85-29-138-3-36-7-58-7-96 0-69 7-108 24-178 10-42 35-91 50-150 14-54 24-88 30-144 2-24 5-39 5-64 0-34-6-56-15-87-17-55-51-94-82-127-2-3-5-6-6-9h46c0 1 3 9 4 9z">
          <text:p/>
        </draw:path>
        <draw:path draw:style-name="gr14" draw:text-style-name="P4" draw:layer="layout" svg:width="0.182cm" svg:height="1.331cm" svg:x="2.933cm" svg:y="10.682cm" svg:viewBox="0 0 183 1332" svg:d="M52 1332h-46c1-3 4-6 6-9 31-33 65-72 82-128 9-31 15-52 15-87 0-25-3-40-5-64-6-56-16-90-30-144-15-59-40-108-50-150-17-69-24-108-24-178 0-37 4-60 7-96 6-52 18-84 29-138 7-34 23-82 40-133 21-65 49-137 66-164 10-18 22-45 39-40 9 1-15 43-24 69-14 39-24 64-35 105-15 58-27 100-36 163-9 71-12 123-12 186 0 18 3 33 5 51 3 33 7 57 15 89 6 29 9 20 24 75 12 47 22 72 31 119 14 67 24 108 24 177 0 75-13 123-46 189-21 42-60 93-71 99-1 0-4 7-4 9z">
          <text:p/>
        </draw:path>
        <draw:path draw:style-name="gr14" draw:text-style-name="P4" draw:layer="layout" svg:width="0.182cm" svg:height="1.33cm" svg:x="2.933cm" svg:y="17.825cm" svg:viewBox="0 0 183 1331" svg:d="M56 9c11 6 50 57 71 99 33 67 46 115 46 190 0 69-10 109-24 177-9 46-19 72-31 118-15 56-18 47-24 75-8 33-12 56-15 89-2 18-5 33-5 51 0 62 3 115 12 185 9 63 21 105 36 164 11 40 21 66 35 105 9 25 33 67 24 69-17 4-29-23-39-41-17-27-45-99-66-163-17-51-33-99-40-134-11-54-23-85-29-138-3-35-7-58-7-95 0-69 7-108 24-177 10-42 35-92 50-150 14-54 24-89 30-144 2-24 5-39 5-65 0-34-6-55-15-87-17-56-51-95-82-128-2-3-5-6-6-9h46c0 1 3 9 4 9z">
          <text:p/>
        </draw:path>
        <draw:path draw:style-name="gr14" draw:text-style-name="P4" draw:layer="layout" svg:width="0.182cm" svg:height="1.33cm" svg:x="2.933cm" svg:y="16.507cm" svg:viewBox="0 0 183 1331" svg:d="M52 1331h-46c1-3 4-6 6-9 31-33 65-72 82-127 9-32 15-53 15-87 0-26-3-41-5-65-6-55-16-90-30-144-15-58-40-108-50-150-17-69-24-108-24-177 0-37 4-60 7-96 6-52 18-84 29-137 7-35 23-83 40-134 21-64 49-137 66-164 10-18 22-45 39-41 9 2-15 44-24 69-14 39-24 66-35 106-15 59-27 101-36 164-9 70-12 122-12 185 0 18 3 33 5 51 3 33 7 56 15 89 6 28 9 19 24 75 12 46 22 72 31 118 14 68 24 108 24 177 0 75-13 123-46 189-21 42-60 93-71 99-1 0-4 8-4 9z">
          <text:p/>
        </draw:path>
        <draw:path draw:style-name="gr14" draw:text-style-name="P4" draw:layer="layout" svg:width="0.165cm" svg:height="0.187cm" svg:x="3.229cm" svg:y="8.311cm" svg:viewBox="0 0 166 188" svg:d="M153 188h-153v-5c18-1 25-4 25-26v-126c0-22-7-24-25-25v-6h151l1 41h-7c-5-25-13-30-44-30h-38c-6 0-10 0-10 10v62h44c25 0 28-6 31-26h7v65h-7c-4-23-8-26-31-27h-44v71c0 11 0 12 42 12 36 0 51-9 63-38h8z">
          <text:p/>
        </draw:path>
        <draw:path draw:style-name="gr14" draw:text-style-name="P4" draw:layer="layout" svg:width="0.078cm" svg:height="0.209cm" svg:x="3.418cm" svg:y="8.289cm" svg:viewBox="0 0 79 210" svg:d="M16 143l-2 57 17-17c0 0 33-39 18-56-13-14-27 3-33 16zM0 0h22l-5 130c14-18 37-34 55-13 25 28-22 59-46 79-5 5-10 12-12 14h-7z">
          <text:p/>
        </draw:path>
        <draw:path draw:style-name="gr14" draw:text-style-name="P4" draw:layer="layout" svg:width="0.031cm" svg:height="0.132cm" svg:x="3.529cm" svg:y="8.369cm" svg:viewBox="0 0 32 133" svg:d="M0 118c0-9 7-16 15-16 10 0 17 7 17 16 0 11-10 15-17 15-5 0-15-4-15-15zM0 17c0-10 7-17 15-17 10 0 17 7 17 17s-10 15-17 15c-5 0-15-4-15-15z">
          <text:p/>
        </draw:path>
        <draw:path draw:style-name="gr14" draw:text-style-name="P4" draw:layer="layout" svg:width="0.192cm" svg:height="0.19cm" svg:x="5.203cm" svg:y="8.311cm" svg:viewBox="0 0 193 191" svg:d="M193 6c-14 1-18 5-26 26l-63 159h-4l-70-156c-12-25-17-29-30-29v-6h75v6c-16 1-21 1-21 10 0 5 5 16 11 31l44 96 41-105c1-1 5-13 5-19 0-12-9-13-20-13v-6h58z">
          <text:p/>
        </draw:path>
        <draw:path draw:style-name="gr14" draw:text-style-name="P4" draw:layer="layout" svg:width="0.123cm" svg:height="0.196cm" svg:x="5.411cm" svg:y="8.214cm" svg:viewBox="0 0 124 197" svg:d="M33 94c-3 3-5 9-5 27 0 48 19 69 40 69 17 0 30-15 30-47 0-30-8-58-38-58-9 0-20 2-27 9zM118 4c-50 8-78 46-83 80 15-9 21-12 37-12 30 0 52 21 52 60 0 21-10 65-61 65-33 0-63-26-63-87 0-57 49-108 118-110z">
          <text:p/>
        </draw:path>
        <draw:path draw:style-name="gr14" draw:text-style-name="P4" draw:layer="layout" svg:width="0.114cm" svg:height="0.198cm" svg:x="5.411cm" svg:y="8.424cm" svg:viewBox="0 0 115 199" svg:d="M31 54c23 4 49 8 66 29 12 14 15 23 15 48 0 37-31 68-76 68-22 0-36-7-36-18 0-3 0-11 12-11 18 0 26 18 41 18 18 0 39-16 39-51 0-45-50-58-80-59-2 0-3-2-2-4l31-67h59c7 0 10-3 13-7l2 2-10 25c-1 3-4 3-7 3h-55z">
          <text:p/>
        </draw:path>
        <draw:path draw:style-name="gr15" draw:text-style-name="P3" draw:layer="layout" svg:width="4.98cm" svg:height="15.787cm" svg:x="3.788cm" svg:y="4.438cm" svg:viewBox="0 0 4981 15788" svg:d="M1965 4139h1200M0 4139h1200M178 0h681M1131 0h682M2085 0h681M0 9963h1200M0 15788h1200M3781 4139h1200M3781 9963h1200M3781 15788h1200">
          <text:p/>
        </draw:path>
        <draw:path draw:style-name="gr14" draw:text-style-name="P4" draw:layer="layout" svg:width="0.125cm" svg:height="0.192cm" svg:x="7.195cm" svg:y="8.368cm" svg:viewBox="0 0 126 193" svg:d="M66 81c19 0 20-21 20-27 0-8-4-46-30-46-10 0-21 7-21 26 0 22 8 47 31 47zM63 177c33 0 52-13 52-28 0-12-13-13-34-14-28 0-34 0-47-4-9 11-14 17-14 26 0 8 10 20 43 20zM102 21c3 6 6 12 6 26 0 30-29 41-45 41-3 0-15-1-16-1-6 0-17 12-17 18s13 7 22 7l37 2c30 1 34 23 34 31 0 32-46 48-73 48-29 0-50-13-50-28 0-12 13-24 28-35-8-4-15-7-15-15 0-5 0-8 25-31-17-7-26-20-26-36 0-34 27-48 49-48 10 0 16 3 28 7 6 2 11 3 15 3h22v11z">
          <text:p/>
        </draw:path>
        <draw:path draw:style-name="gr14" draw:text-style-name="P4" draw:layer="layout" svg:width="0.032cm" svg:height="0.132cm" svg:x="7.351cm" svg:y="8.369cm" svg:viewBox="0 0 33 133" svg:d="M0 118c0-9 7-16 17-16 8 0 16 7 16 16 0 11-10 15-16 15-7 0-17-4-17-15zM0 17c0-10 7-17 17-17 8 0 16 7 16 17s-10 15-16 15c-7 0-17-4-17-15z">
          <text:p/>
        </draw:path>
        <draw:path draw:style-name="gr14" draw:text-style-name="P4" draw:layer="layout" svg:width="0.192cm" svg:height="0.19cm" svg:x="8.984cm" svg:y="8.311cm" svg:viewBox="0 0 193 191" svg:d="M193 6c-14 1-18 5-26 26l-64 159h-4l-70-156c-11-25-16-29-29-29v-6h75v6c-16 1-22 1-22 10 0 5 5 16 12 31l43 96 42-105c1-1 5-13 5-19 0-12-10-13-21-13v-6h59z">
          <text:p/>
        </draw:path>
        <draw:path draw:style-name="gr14" draw:text-style-name="P4" draw:layer="layout" svg:width="0.13cm" svg:height="0.191cm" svg:x="9.186cm" svg:y="8.216cm" svg:viewBox="0 0 131 192" svg:d="M80 29l-69 97h69zM131 144h-29v48h-22v-48h-80v-18l90-126h12v126h29z">
          <text:p/>
        </draw:path>
        <draw:path draw:style-name="gr14" draw:text-style-name="P4" draw:layer="layout" svg:width="0.126cm" svg:height="0.191cm" svg:x="9.191cm" svg:y="8.427cm" svg:viewBox="0 0 127 192" svg:d="M110 192h-110v-3l50-54c25-26 37-51 37-72 0-15-7-42-40-42-26 0-34 23-41 38l-6-1c9-44 35-58 60-58 26 0 51 20 51 52 0 30-23 56-36 69l-47 50h67c11 0 16-1 28-19l4 2z">
          <text:p/>
        </draw:path>
        <draw:path draw:style-name="gr15" draw:text-style-name="P3" draw:layer="layout" svg:width="6.798cm" svg:height="11.649cm" svg:x="9.533cm" svg:y="8.576cm" svg:viewBox="0 0 6799 11650" svg:d="M0 0h1204M1816 0h1203M1816 5824h1203M1816 11650h1203M5596 0h1203M5596 5824h1203M5596 11650h1203">
          <text:p/>
        </draw:path>
        <draw:path draw:style-name="gr14" draw:text-style-name="P4" draw:layer="layout" svg:width="0.189cm" svg:height="0.186cm" svg:x="10.972cm" svg:y="8.312cm" svg:viewBox="0 0 190 187" svg:d="M54 165c0 10 4 12 17 12 18 0 88 0 88-83 0-24-7-47-26-64-14-12-30-20-65-20-14 0-14 5-14 11zM0 182c21-1 25-6 25-25v-127c0-21-3-23-25-25v-5h77c68 0 113 30 113 93 0 38-23 94-109 94h-81z">
          <text:p/>
        </draw:path>
        <draw:path draw:style-name="gr14" draw:text-style-name="P4" draw:layer="layout" svg:width="0.031cm" svg:height="0.132cm" svg:x="11.194cm" svg:y="8.369cm" svg:viewBox="0 0 32 133" svg:d="M0 118c0-9 7-16 16-16s16 7 16 16c0 11-10 15-16 15s-16-4-16-15zM0 17c0-10 7-17 16-17s16 7 16 17-10 15-16 15-16-4-16-15z">
          <text:p/>
        </draw:path>
        <draw:path draw:style-name="gr14" draw:text-style-name="P4" draw:layer="layout" svg:width="0.192cm" svg:height="0.19cm" svg:x="12.766cm" svg:y="8.311cm" svg:viewBox="0 0 193 191" svg:d="M193 6c-14 1-18 5-26 26l-63 159h-4l-69-156c-12-25-17-29-31-29v-6h76v6c-16 1-21 1-21 10 0 5 5 16 11 31l43 96 41-105c1-1 6-13 6-19 0-12-10-13-21-13v-6h58z">
          <text:p/>
        </draw:path>
        <draw:path draw:style-name="gr14" draw:text-style-name="P4" draw:layer="layout" svg:width="0.121cm" svg:height="0.189cm" svg:x="12.971cm" svg:y="8.22cm" svg:viewBox="0 0 122 190" svg:d="M122 4l-60 186h-18l55-169h-61c-19 0-24 8-34 22l-4-2 12-29 4-12h106z">
          <text:p/>
        </draw:path>
        <draw:line draw:style-name="gr15" draw:text-style-name="P3" draw:layer="layout" svg:x1="13.313cm" svg:y1="8.576cm" svg:x2="14.522cm" svg:y2="8.576cm">
          <text:p/>
        </draw:line>
        <draw:path draw:style-name="gr14" draw:text-style-name="P4" draw:layer="layout" svg:width="0.131cm" svg:height="0.195cm" svg:x="14.748cm" svg:y="8.306cm" svg:viewBox="0 0 132 196" svg:d="M43 173c0 10 20 14 27 14 32 0 37-33 37-51 0-27-11-56-36-56-9 0-27 5-28 21zM19 31c0-9 0-15-13-15-1 0-4 0-6 1v-5c14-4 28-8 41-12h2v85c2-6 17-23 38-23 34 0 51 33 51 63 0 25-17 71-69 71-15 0-44-8-44-18z">
          <text:p/>
        </draw:path>
        <draw:path draw:style-name="gr14" draw:text-style-name="P4" draw:layer="layout" svg:width="0.032cm" svg:height="0.132cm" svg:x="14.911cm" svg:y="8.369cm" svg:viewBox="0 0 33 133" svg:d="M0 118c0-9 7-16 17-16 8 0 16 7 16 16 0 11-10 15-16 15-7 0-17-4-17-15zM0 17c0-10 7-17 17-17 8 0 16 7 16 17s-10 15-16 15c-7 0-17-4-17-15z">
          <text:p/>
        </draw:path>
        <draw:path draw:style-name="gr14" draw:text-style-name="P4" draw:layer="layout" svg:width="0.192cm" svg:height="0.19cm" svg:x="16.548cm" svg:y="8.311cm" svg:viewBox="0 0 193 191" svg:d="M193 6c-13 1-17 5-25 26l-63 159h-4l-71-156c-11-25-16-29-30-29v-6h76v6c-15 1-22 1-22 10 0 5 5 16 13 31l42 96 42-105c0-1 5-13 5-19 0-12-10-13-20-13v-6h57z">
          <text:p/>
        </draw:path>
        <draw:path draw:style-name="gr14" draw:text-style-name="P4" draw:layer="layout" svg:width="0.13cm" svg:height="0.191cm" svg:x="16.751cm" svg:y="8.216cm" svg:viewBox="0 0 131 192" svg:d="M79 29h-1l-67 97h68zM131 144h-29v48h-23v-48h-79v-18l90-126h12v126h29z">
          <text:p/>
        </draw:path>
        <draw:path draw:style-name="gr14" draw:text-style-name="P4" draw:layer="layout" svg:width="0.109cm" svg:height="0.195cm" svg:x="16.76cm" svg:y="8.427cm" svg:viewBox="0 0 110 196" svg:d="M30 95c26-8 47-21 47-47 0-15-10-30-31-30-25 0-37 22-41 30l-5-1c12-38 37-47 56-47 37 0 45 28 45 40 0 15-8 27-28 39 13 5 37 15 37 52 0 40-35 65-79 65-7 0-31-1-31-16 0-8 6-10 11-10 13 0 23 16 40 16 26 0 39-22 39-43 0-8-3-28-23-38-10-5-17-6-36-6z">
          <text:p/>
        </draw:path>
        <draw:line draw:style-name="gr15" draw:text-style-name="P3" draw:layer="layout" svg:x1="17.093cm" svg:y1="8.576cm" svg:x2="18.312cm" svg:y2="8.576cm">
          <text:p/>
        </draw:line>
        <draw:path draw:style-name="gr14" draw:text-style-name="P4" draw:layer="layout" svg:width="0.191cm" svg:height="0.195cm" svg:x="3.235cm" svg:y="14.132cm" svg:viewBox="0 0 192 196" svg:d="M192 96c-13 1-20 2-20 22v57c0 4-38 21-69 21-29 0-60-9-80-31-15-16-23-33-23-71 0-47 36-94 97-94 29 0 42 9 51 9 2 0 11-1 13-9h6l2 59h-6c-8-20-22-48-62-48-28 0-69 18-69 89 0 52 29 84 74 84 19 0 39-6 39-16v-47c0-23-6-24-25-25v-5h72z">
          <text:p/>
        </draw:path>
        <draw:path draw:style-name="gr14" draw:text-style-name="P4" draw:layer="layout" svg:width="0.032cm" svg:height="0.133cm" svg:x="3.452cm" svg:y="14.193cm" svg:viewBox="0 0 33 134" svg:d="M0 117c0-9 8-16 17-16 8 0 16 8 16 16 0 11-10 17-16 17s-17-6-17-17zM0 16c0-9 8-16 17-16 8 0 16 7 16 16 0 11-10 15-16 15s-17-4-17-15z">
          <text:p/>
        </draw:path>
        <draw:path draw:style-name="gr14" draw:text-style-name="P4" draw:layer="layout" svg:width="0.192cm" svg:height="0.19cm" svg:x="5.203cm" svg:y="14.136cm" svg:viewBox="0 0 193 191" svg:d="M193 5c-14 1-18 5-26 26l-63 160h-4l-70-156c-12-26-17-29-30-30v-5h75v5c-16 1-21 2-21 11 0 4 5 15 11 30l44 96 41-104c1-2 5-14 5-20 0-11-9-12-20-13v-5h58z">
          <text:p/>
        </draw:path>
        <draw:path draw:style-name="gr14" draw:text-style-name="P4" draw:layer="layout" svg:width="0.121cm" svg:height="0.189cm" svg:x="5.407cm" svg:y="14.044cm" svg:viewBox="0 0 122 190" svg:d="M122 5l-60 185h-19l57-169h-62c-18 0-23 8-33 23l-5-2 13-29 4-13h105z">
          <text:p/>
        </draw:path>
        <draw:path draw:style-name="gr14" draw:text-style-name="P4" draw:layer="layout" svg:width="0.129cm" svg:height="0.131cm" svg:x="6.394cm" svg:y="14.196cm" svg:viewBox="0 0 130 132" svg:d="M130 4c-11 1-13 5-20 22l-36 91c-3 8-5 15-7 15-3 0-3-2-8-14-7-17-34-84-44-104-4-8-10-10-15-10v-4h55v4c-7 0-13 1-13 8 0 4 2 8 2 10l29 73c10-27 30-72 30-82 0-6-6-9-13-9v-4h40z">
          <text:p/>
        </draw:path>
        <draw:path draw:style-name="gr14" draw:text-style-name="P4" draw:layer="layout" svg:width="0.067cm" svg:height="0.193cm" svg:x="6.534cm" svg:y="14.13cm" svg:viewBox="0 0 68 194" svg:d="M32 0c9 0 15 6 15 14 0 9-6 15-15 15-11 0-15-9-15-15 0-5 5-14 15-14zM0 189c17 0 22-2 22-25v-66c0-16-5-17-10-17-4 0-7 1-11 2v-5c15-4 29-10 45-15l1 1v100c0 19 1 24 21 25v5h-68z">
          <text:p/>
        </draw:path>
        <draw:path draw:style-name="gr14" draw:text-style-name="P4" draw:layer="layout" svg:width="0.102cm" svg:height="0.193cm" svg:x="7.193cm" svg:y="14.13cm" svg:viewBox="0 0 103 194" svg:d="M82 75h-35v88c0 18 0 26 26 26v5h-73v-5c19 0 23-3 23-26v-88h-23v-9h23c0-16 0-66 51-66 16 0 29 8 29 17 0 8-7 12-13 12-12 0-13-21-26-21-16 0-17 15-17 25v33h35z">
          <text:p/>
        </draw:path>
        <draw:path draw:style-name="gr14" draw:text-style-name="P4" draw:layer="layout" svg:width="0.031cm" svg:height="0.133cm" svg:x="7.304cm" svg:y="14.193cm" svg:viewBox="0 0 32 134" svg:d="M0 117c0-9 7-16 16-16 8 0 16 8 16 16 0 11-10 17-16 17s-16-6-16-17zM0 16c0-9 7-16 16-16 8 0 16 7 16 16 0 11-10 15-16 15s-16-4-16-15z">
          <text:p/>
        </draw:path>
        <draw:path draw:style-name="gr14" draw:text-style-name="P4" draw:layer="layout" svg:width="0.192cm" svg:height="0.19cm" svg:x="8.984cm" svg:y="14.136cm" svg:viewBox="0 0 193 191" svg:d="M193 5c-14 1-18 5-26 26l-64 160h-4l-70-156c-11-26-16-29-29-30v-5h75v5c-16 1-22 2-22 11 0 4 5 15 12 30l43 96 42-104c1-2 5-14 5-20 0-11-10-12-21-13v-5h59z">
          <text:p/>
        </draw:path>
        <draw:path draw:style-name="gr14" draw:text-style-name="P4" draw:layer="layout" svg:width="0.123cm" svg:height="0.197cm" svg:x="9.192cm" svg:y="14.038cm" svg:viewBox="0 0 124 198" svg:d="M33 94c-3 3-5 10-5 27 0 47 18 69 40 69 17 0 30-15 30-48 0-29-8-57-38-57-10 0-20 2-27 9zM118 4c-50 8-78 46-83 81 15-9 21-13 37-13 30 0 52 22 52 59 0 21-10 67-61 67-33 0-63-28-63-87 0-57 49-109 118-111z">
          <text:p/>
        </draw:path>
        <draw:path draw:style-name="gr14" draw:text-style-name="P4" draw:layer="layout" svg:width="0.114cm" svg:height="0.198cm" svg:x="9.192cm" svg:y="14.248cm" svg:viewBox="0 0 115 199" svg:d="M30 54c23 4 49 9 66 29 13 15 16 23 16 49 0 38-32 67-77 67-22 0-35-6-35-16 0-3 0-11 11-11 18 0 26 17 41 17 18 0 39-16 39-50 0-46-50-60-80-61-2 0-3-1-2-3l31-67h60c7 0 10-3 13-8l2 2-10 26c-1 2-4 2-8 2h-55z">
          <text:p/>
        </draw:path>
        <draw:line draw:style-name="gr15" draw:text-style-name="P3" draw:layer="layout" svg:x1="9.533cm" svg:y1="14.4cm" svg:x2="10.736cm" svg:y2="14.4cm">
          <text:p/>
        </draw:line>
        <draw:path draw:style-name="gr14" draw:text-style-name="P4" draw:layer="layout" svg:width="0.163cm" svg:height="0.187cm" svg:x="10.972cm" svg:y="14.136cm" svg:viewBox="0 0 164 188" svg:d="M56 166c0 10 5 11 21 11 19 0 54-2 54-40 0-23-15-33-29-37-10-3-19-4-46-4zM56 84l27-1c8 0 41 0 41-34 0-33-29-39-49-39-6 0-10 1-13 1-5 0-6 4-6 8zM0 0h79c25 0 75 4 75 48 0 31-25 37-38 40v1c25 6 48 19 48 49 0 11-6 50-70 50h-94v-6c24 0 27-5 27-25v-126c0-21-4-25-27-26z">
          <text:p/>
        </draw:path>
        <draw:path draw:style-name="gr14" draw:text-style-name="P4" draw:layer="layout" svg:width="0.078cm" svg:height="0.209cm" svg:x="11.175cm" svg:y="14.114cm" svg:viewBox="0 0 79 210" svg:d="M16 142l-2 58 18-17c0 0 33-39 17-57-12-13-27 3-33 16zM0 0h21l-4 129c14-18 38-33 56-13 23 28-23 60-47 80-5 4-11 12-12 14h-6z">
          <text:p/>
        </draw:path>
        <draw:path draw:style-name="gr14" draw:text-style-name="P4" draw:layer="layout" svg:width="0.031cm" svg:height="0.133cm" svg:x="11.287cm" svg:y="14.193cm" svg:viewBox="0 0 32 134" svg:d="M0 117c0-9 7-16 16-16s16 8 16 16c0 11-10 17-16 17-7 0-16-6-16-17zM0 16c0-9 7-16 16-16s16 7 16 16c0 11-10 15-16 15-7 0-16-4-16-15z">
          <text:p/>
        </draw:path>
        <draw:path draw:style-name="gr14" draw:text-style-name="P4" draw:layer="layout" svg:width="0.192cm" svg:height="0.19cm" svg:x="12.766cm" svg:y="14.136cm" svg:viewBox="0 0 193 191" svg:d="M193 5c-14 1-18 5-26 26l-63 160h-4l-69-156c-12-26-17-29-31-30v-5h76v5c-16 1-21 2-21 11 0 4 5 15 11 30l43 96 41-104c1-2 6-14 6-20 0-11-10-12-21-13v-5h58z">
          <text:p/>
        </draw:path>
        <draw:path draw:style-name="gr14" draw:text-style-name="P4" draw:layer="layout" svg:width="0.121cm" svg:height="0.189cm" svg:x="12.971cm" svg:y="14.044cm" svg:viewBox="0 0 122 190" svg:d="M122 5l-60 185h-18l55-169h-61c-19 0-24 8-34 23l-4-2 12-29 4-13h106z">
          <text:p/>
        </draw:path>
        <draw:line draw:style-name="gr15" draw:text-style-name="P3" draw:layer="layout" svg:x1="13.313cm" svg:y1="14.4cm" svg:x2="14.522cm" svg:y2="14.4cm">
          <text:p/>
        </draw:line>
        <draw:path draw:style-name="gr14" draw:text-style-name="P4" draw:layer="layout" svg:width="0.11cm" svg:height="0.132cm" svg:x="14.754cm" svg:y="14.193cm" svg:viewBox="0 0 111 133" svg:d="M111 88c-16 32-34 45-57 45-22 0-54-19-54-63 0-47 34-70 65-70 10 0 22 4 30 9 8 6 12 14 12 19 0 7-5 12-13 13-8 0-12-7-14-13l-2-6c-2-9-4-14-18-14-11 0-37 9-37 50 0 33 20 54 43 54 21 0 31-12 41-26z">
          <text:p/>
        </draw:path>
        <draw:path draw:style-name="gr14" draw:text-style-name="P4" draw:layer="layout" svg:width="0.078cm" svg:height="0.254cm" svg:x="14.894cm" svg:y="14.098cm" svg:viewBox="0 0 79 255" svg:d="M54 95l-29 13v54l29-13zM54 240v-62l-29 14v63h-11v-58l-14 6v-30l14-6v-54l-14 6v-30l14-6v-67h11v62l29-13v-65h11v60l14-6v29l-14 6v55l14-7v30l-14 6v67z">
          <text:p/>
        </draw:path>
        <draw:path draw:style-name="gr14" draw:text-style-name="P4" draw:layer="layout" svg:width="0.031cm" svg:height="0.133cm" svg:x="15.012cm" svg:y="14.193cm" svg:viewBox="0 0 32 134" svg:d="M0 117c0-9 7-16 16-16s16 8 16 16c0 11-10 17-16 17s-16-6-16-17zM0 16c0-9 7-16 16-16s16 7 16 16c0 11-10 15-16 15s-16-4-16-15z">
          <text:p/>
        </draw:path>
        <draw:path draw:style-name="gr14" draw:text-style-name="P4" draw:layer="layout" svg:width="0.192cm" svg:height="0.19cm" svg:x="16.548cm" svg:y="14.136cm" svg:viewBox="0 0 193 191" svg:d="M193 5c-13 1-17 5-25 26l-63 160h-4l-71-156c-11-26-16-29-30-30v-5h76v5c-15 1-22 2-22 11 0 4 5 15 13 30l42 96 42-104c0-2 5-14 5-20 0-11-10-12-20-13v-5h57z">
          <text:p/>
        </draw:path>
        <draw:path draw:style-name="gr14" draw:text-style-name="P4" draw:layer="layout" svg:width="0.13cm" svg:height="0.191cm" svg:x="16.751cm" svg:y="14.04cm" svg:viewBox="0 0 131 192" svg:d="M79 30h-1l-67 97h68zM131 145h-29v47h-23v-47h-79v-18l90-127h12v127h29z">
          <text:p/>
        </draw:path>
        <draw:path draw:style-name="gr14" draw:text-style-name="P4" draw:layer="layout" svg:width="0.109cm" svg:height="0.194cm" svg:x="16.76cm" svg:y="14.252cm" svg:viewBox="0 0 110 195" svg:d="M30 95c26-8 47-22 47-48 0-14-10-29-31-29-25 0-37 22-41 30l-5-1c12-37 37-47 56-47 37 0 45 27 45 39 0 15-8 27-28 39 13 5 37 15 37 53 0 40-35 64-79 64-7 0-31-1-31-16 0-8 6-9 11-9 13 0 23 15 40 15 26 0 39-22 39-43 0-7-3-28-23-37-10-6-17-7-36-7z">
          <text:p/>
        </draw:path>
        <draw:path draw:style-name="gr14" draw:text-style-name="P4" draw:layer="layout" svg:width="0.067cm" svg:height="0.193cm" svg:x="17.898cm" svg:y="14.13cm" svg:viewBox="0 0 68 194" svg:d="M32 0c9 0 15 6 15 14 0 9-6 15-15 15-10 0-15-9-15-15 0-5 5-14 15-14zM0 189c17 0 23-2 23-25v-66c0-16-6-17-11-17-4 0-7 1-11 2v-5c15-4 30-10 45-15l1 1v100c0 19 1 24 21 25v5h-68z">
          <text:p/>
        </draw:path>
        <draw:path draw:style-name="gr14" draw:text-style-name="P4" draw:layer="layout" svg:width="0.123cm" svg:height="0.197cm" svg:x="17.981cm" svg:y="14.038cm" svg:viewBox="0 0 124 198" svg:d="M33 94c-3 3-6 10-6 27 0 47 19 69 41 69 17 0 30-15 30-48 0-29-8-57-38-57-10 0-20 2-27 9zM118 4c-50 8-78 46-83 81 15-9 21-13 37-13 30 0 52 22 52 59 0 21-10 67-61 67-33 0-63-28-63-87 0-57 49-109 117-111z">
          <text:p/>
        </draw:path>
        <draw:path draw:style-name="gr14" draw:text-style-name="P4" draw:layer="layout" svg:width="0.165cm" svg:height="0.187cm" svg:x="3.229cm" svg:y="19.96cm" svg:viewBox="0 0 166 188" svg:d="M153 188h-153v-5c18-2 25-4 25-26v-126c0-22-7-24-25-25v-6h151l1 42h-7c-5-27-13-31-44-31h-38c-6 0-10 0-10 10v63h44c25 0 28-7 31-27h7v66h-7c-4-23-8-27-31-27l-44-1v70c0 12 0 12 42 12 36 0 51-8 63-37h8z">
          <text:p/>
        </draw:path>
        <draw:path draw:style-name="gr14" draw:text-style-name="P4" draw:layer="layout" svg:width="0.031cm" svg:height="0.133cm" svg:x="3.421cm" svg:y="20.017cm" svg:viewBox="0 0 32 134" svg:d="M0 119c0-10 8-17 16-17 9 0 16 7 16 17s-10 15-16 15c-5 0-16-4-16-15zM0 17c0-9 8-17 16-17 9 0 16 8 16 17 0 10-10 15-16 15-5 0-16-5-16-15z">
          <text:p/>
        </draw:path>
        <draw:path draw:style-name="gr14" draw:text-style-name="P4" draw:layer="layout" svg:width="0.192cm" svg:height="0.19cm" svg:x="5.203cm" svg:y="19.96cm" svg:viewBox="0 0 193 191" svg:d="M193 6c-14 0-18 4-26 26l-63 159h-4l-70-156c-12-25-17-29-30-29v-6h75v6c-16 0-21 1-21 10 0 4 5 16 11 30l44 96 41-104c1-2 5-14 5-19 0-12-9-13-20-13v-6h58z">
          <text:p/>
        </draw:path>
        <draw:path draw:style-name="gr14" draw:text-style-name="P4" draw:layer="layout" svg:width="0.121cm" svg:height="0.188cm" svg:x="5.407cm" svg:y="19.869cm" svg:viewBox="0 0 122 189" svg:d="M122 4l-60 185h-19l57-169h-62c-18 0-23 9-33 23l-5-2 13-29 4-12h105z">
          <text:p/>
        </draw:path>
        <draw:line draw:style-name="gr15" draw:text-style-name="P3" draw:layer="layout" svg:x1="5.753cm" svg:y1="20.225cm" svg:x2="6.953cm" svg:y2="20.225cm">
          <text:p/>
        </draw:line>
        <draw:path draw:style-name="gr14" draw:text-style-name="P4" draw:layer="layout" svg:width="0.11cm" svg:height="0.133cm" svg:x="7.194cm" svg:y="20.017cm" svg:viewBox="0 0 111 134" svg:d="M111 88c-16 34-34 46-58 46-22 0-53-19-53-64 0-46 33-70 65-70 10 0 22 4 29 9 9 6 13 15 13 20 0 6-5 12-13 12-8 1-12-7-14-13l-2-6c-2-9-4-14-19-14-11 0-37 9-37 51 0 32 20 53 44 53 21 0 31-12 41-26z">
          <text:p/>
        </draw:path>
        <draw:path draw:style-name="gr14" draw:text-style-name="P4" draw:layer="layout" svg:width="0.032cm" svg:height="0.133cm" svg:x="7.335cm" svg:y="20.017cm" svg:viewBox="0 0 33 134" svg:d="M0 119c0-10 8-17 16-17s17 7 17 17-11 15-17 15-16-4-16-15zM0 17c0-9 8-17 16-17s17 8 17 17c0 10-11 15-17 15s-16-5-16-15z">
          <text:p/>
        </draw:path>
        <draw:path draw:style-name="gr14" draw:text-style-name="P4" draw:layer="layout" svg:width="0.192cm" svg:height="0.19cm" svg:x="8.984cm" svg:y="19.96cm" svg:viewBox="0 0 193 191" svg:d="M193 6c-14 0-18 4-26 26l-64 159h-4l-70-156c-11-25-16-29-29-29v-6h75v6c-16 0-22 1-22 10 0 4 5 16 12 30l43 96 42-104c1-2 5-14 5-19 0-12-10-13-21-13v-6h59z">
          <text:p/>
        </draw:path>
        <draw:path draw:style-name="gr14" draw:text-style-name="P4" draw:layer="layout" svg:width="0.13cm" svg:height="0.19cm" svg:x="9.186cm" svg:y="19.865cm" svg:viewBox="0 0 131 191" svg:d="M80 29l-69 96h69zM131 143h-29v48h-22v-48h-80v-18l90-125h12v125h29z">
          <text:p/>
        </draw:path>
        <draw:line draw:style-name="gr15" draw:text-style-name="P3" draw:layer="layout" svg:x1="9.533cm" svg:y1="20.225cm" svg:x2="10.736cm" svg:y2="20.225cm">
          <text:p/>
        </draw:line>
        <draw:path draw:style-name="gr14" draw:text-style-name="P4" draw:layer="layout" svg:width="0.194cm" svg:height="0.19cm" svg:x="10.972cm" svg:y="19.957cm" svg:viewBox="0 0 195 191" svg:d="M121 118l-32-78-33 78zM195 191h-72v-5c10 0 19-1 19-11 0-5-3-14-5-18l-12-27h-74l-13 33c-1 4-2 8-2 11 0 12 13 12 19 12v5h-55v-5c4-1 9-1 14-7 6-7 15-27 21-40l58-139h6l70 161c9 21 13 24 26 25z">
          <text:p/>
        </draw:path>
        <draw:path draw:style-name="gr14" draw:text-style-name="P4" draw:layer="layout" svg:width="0.079cm" svg:height="0.209cm" svg:x="11.191cm" svg:y="19.938cm" svg:viewBox="0 0 80 210" svg:d="M17 143l-3 57 17-17c0 0 34-39 18-56-12-14-26 2-32 16zM0 0h22l-4 129c13-17 37-33 55-12 24 28-23 59-46 79-5 5-11 12-13 14h-6z">
          <text:p/>
        </draw:path>
        <draw:path draw:style-name="gr14" draw:text-style-name="P4" draw:layer="layout" svg:width="0.032cm" svg:height="0.133cm" svg:x="11.302cm" svg:y="20.017cm" svg:viewBox="0 0 33 134" svg:d="M0 119c0-10 7-17 16-17 8 0 17 7 17 17s-11 15-17 15-16-4-16-15zM0 17c0-9 7-17 16-17 8 0 17 8 17 17 0 10-11 15-17 15s-16-5-16-15z">
          <text:p/>
        </draw:path>
        <draw:path draw:style-name="gr14" draw:text-style-name="P4" draw:layer="layout" svg:width="0.192cm" svg:height="0.19cm" svg:x="12.766cm" svg:y="19.96cm" svg:viewBox="0 0 193 191" svg:d="M193 6c-14 0-18 4-26 26l-63 159h-4l-69-156c-12-25-17-29-31-29v-6h76v6c-16 0-21 1-21 10 0 4 5 16 11 30l43 96 41-104c1-2 6-14 6-19 0-12-10-13-21-13v-6h58z">
          <text:p/>
        </draw:path>
        <draw:path draw:style-name="gr14" draw:text-style-name="P4" draw:layer="layout" svg:width="0.13cm" svg:height="0.19cm" svg:x="12.968cm" svg:y="19.865cm" svg:viewBox="0 0 131 191" svg:d="M79 29l-67 96h67zM131 143h-30v48h-21v-48h-80v-18l89-125h12v125h30z">
          <text:p/>
        </draw:path>
        <draw:path draw:style-name="gr14" draw:text-style-name="P4" draw:layer="layout" svg:width="0.11cm" svg:height="0.195cm" svg:x="12.977cm" svg:y="20.076cm" svg:viewBox="0 0 111 196" svg:d="M31 95c27-8 48-22 48-48 0-14-10-29-32-29-26 0-38 22-42 30l-4-1c11-37 36-47 56-47 36 0 44 28 44 39 0 16-8 28-26 40 12 5 36 15 36 52 0 40-34 65-80 65-6 0-31-2-31-16 0-8 7-10 11-10 13 0 24 16 42 16 26 0 37-23 37-44 0-7-3-28-21-37-10-5-17-7-38-6z">
          <text:p/>
        </draw:path>
        <draw:path draw:style-name="gr14" draw:text-style-name="P4" draw:layer="layout" svg:width="0.084cm" svg:height="0.187cm" svg:x="14.11cm" svg:y="19.96cm" svg:viewBox="0 0 85 188" svg:d="M0 183c24-1 28-6 28-26v-126c0-21-4-24-28-25v-6h85v6c-20 0-27 2-27 25v126c0 22 6 25 27 26v5h-85z">
          <text:p/>
        </draw:path>
        <draw:path draw:style-name="gr14" draw:text-style-name="P4" draw:layer="layout" svg:width="0.102cm" svg:height="0.193cm" svg:x="14.753cm" svg:y="19.954cm" svg:viewBox="0 0 103 194" svg:d="M82 75h-35v90c0 17 0 24 26 25v4h-73v-4c19-1 23-4 23-25v-90h-23v-9h23c0-16 0-66 51-66 17 0 29 8 29 17s-6 12-12 12c-13 0-14-21-27-21-16 0-17 15-17 25v33h35z">
          <text:p/>
        </draw:path>
        <draw:path draw:style-name="gr14" draw:text-style-name="P4" draw:layer="layout" svg:width="0.079cm" svg:height="0.254cm" svg:x="14.862cm" svg:y="19.923cm" svg:viewBox="0 0 80 255" svg:d="M54 95l-29 13v54l29-13zM54 240v-62l-29 14v63h-10v-57l-15 5v-30l15-5v-55l-15 6v-29l15-7v-66h10v61l29-13v-65h10v61l16-7v29l-16 7v54l16-6v29l-16 6v67z">
          <text:p/>
        </draw:path>
        <draw:path draw:style-name="gr14" draw:text-style-name="P4" draw:layer="layout" svg:width="0.031cm" svg:height="0.133cm" svg:x="14.98cm" svg:y="20.017cm" svg:viewBox="0 0 32 134" svg:d="M0 119c0-10 7-17 17-17 8 0 15 7 15 17s-9 15-15 15-17-4-17-15zM0 17c0-9 7-17 17-17 8 0 15 8 15 17 0 10-9 15-15 15s-17-5-17-15z">
          <text:p/>
        </draw:path>
        <draw:path draw:style-name="gr14" draw:text-style-name="P4" draw:layer="layout" svg:width="0.192cm" svg:height="0.19cm" svg:x="16.548cm" svg:y="19.96cm" svg:viewBox="0 0 193 191" svg:d="M193 6c-13 0-17 4-25 26l-63 159h-4l-71-156c-11-25-16-29-30-29v-6h76v6c-15 0-22 1-22 10 0 4 5 16 13 30l42 96 42-104c0-2 5-14 5-19 0-12-10-13-20-13v-6h57z">
          <text:p/>
        </draw:path>
        <draw:path draw:style-name="gr14" draw:text-style-name="P4" draw:layer="layout" svg:width="0.121cm" svg:height="0.188cm" svg:x="16.753cm" svg:y="19.869cm" svg:viewBox="0 0 122 189" svg:d="M122 4l-61 185h-18l56-169h-61c-19 0-24 9-33 23l-5-2 12-29 5-12h105z">
          <text:p/>
        </draw:path>
        <draw:path draw:style-name="gr14" draw:text-style-name="P4" draw:layer="layout" svg:width="0.192cm" svg:height="0.19cm" svg:x="17.818cm" svg:y="19.96cm" svg:viewBox="0 0 193 191" svg:d="M193 6c-13 0-17 4-25 26l-64 159h-4l-70-156c-11-25-16-29-30-29v-6h75v6c-15 0-21 1-21 10 0 4 5 16 12 30l42 96 43-104c0-2 5-14 5-19 0-12-10-13-20-13v-6h57z">
          <text:p/>
        </draw:path>
        <draw:path draw:style-name="gr14" draw:text-style-name="P4" draw:layer="layout" svg:width="0.084cm" svg:height="0.187cm" svg:x="18.023cm" svg:y="19.96cm" svg:viewBox="0 0 85 188" svg:d="M0 183c24-1 27-6 27-26v-126c0-21-4-24-27-25v-6h85v6c-21 0-28 2-28 25v126c0 22 7 25 28 26v5h-85z">
          <text:p/>
        </draw:path>
        <draw:path draw:style-name="gr14" draw:text-style-name="P4" draw:layer="layout" svg:width="0.109cm" svg:height="0.251cm" svg:x="3.25cm" svg:y="4.187cm" svg:viewBox="0 0 110 252" svg:d="M0 44h7c49 0 61-25 62-44h41v252h-49v-174h-61z">
          <text:p/>
        </draw:path>
        <draw:path draw:style-name="gr14" draw:text-style-name="P4" draw:layer="layout" svg:width="0.133cm" svg:height="0.13cm" svg:x="3.634cm" svg:y="5.972cm" svg:viewBox="0 0 134 131" svg:d="M18 35c0-18-5-19-9-19s-7 1-9 1v-4c13-4 26-8 39-13h2v23c14-13 25-23 41-23 13 0 34 7 34 43v65c0 13 3 17 18 18v5h-60v-5c10 0 18-2 18-23v-59c0-18-5-29-22-29-8 0-17 6-28 17v80c0 9 4 14 19 14v5h-60v-5c13 0 17-4 17-21z">
          <text:p/>
        </draw:path>
        <draw:path draw:style-name="gr14" draw:text-style-name="P4" draw:layer="layout" svg:width="0.171cm" svg:height="0.251cm" svg:x="6.972cm" svg:y="4.187cm" svg:viewBox="0 0 172 252" svg:d="M3 89c0-82 60-89 83-89 48 0 86 29 86 79 0 43-28 65-52 82-33 23-51 35-57 47h109v44h-172c2-30 4-60 59-101 46-32 64-45 64-73 0-17-11-36-35-36-35 0-36 29-37 47z">
          <text:p/>
        </draw:path>
        <draw:path draw:style-name="gr14" draw:text-style-name="P4" draw:layer="layout" svg:width="0.131cm" svg:height="0.191cm" svg:x="7.369cm" svg:y="5.972cm" svg:viewBox="0 0 132 192" svg:d="M44 106c0 6 14 18 29 18 10 0 35-5 35-54 0-7-2-52-36-52-10 0-26 8-28 18zM20 36c0-12-1-17-11-17-2 0-5 0-8 1v-5c14-5 27-10 42-15h1v22l1 1c6-8 19-23 41-23 25 0 46 24 46 62 0 32-20 71-59 71-11 0-19-3-29-12v45c0 18 5 21 25 21v5h-69v-5c19-1 20-7 20-19z">
          <text:p/>
        </draw:path>
        <draw:path draw:style-name="gr14" draw:text-style-name="P4" draw:layer="layout" svg:width="0.172cm" svg:height="0.257cm" svg:x="10.753cm" svg:y="4.187cm" svg:viewBox="0 0 173 258" svg:d="M65 107h8c15 0 42-2 42-34 0-9-4-33-31-33-34 0-34 33-34 42h-46c0-48 27-82 83-82 33 0 78 17 78 71 0 26-16 41-30 48v1c8 2 38 15 38 58 0 47-36 80-86 80-24 0-87-5-87-83h48c0 14 3 44 36 44 20 0 37-13 37-41 0-34-33-36-56-36z">
          <text:p/>
        </draw:path>
        <draw:path draw:style-name="gr14" draw:text-style-name="P4" draw:layer="layout" svg:width="0.084cm" svg:height="0.132cm" svg:x="11.162cm" svg:y="5.972cm" svg:viewBox="0 0 85 133" svg:d="M71 42c-6-30-19-36-31-36-16 0-22 11-22 19 0 5 2 14 13 21l30 18c14 8 24 16 24 33 0 25-23 36-41 36-13 0-25-5-33-5-3 0-4 1-6 4h-5v-44h6c3 15 9 39 36 39 10 0 23-4 23-20 0-9-6-16-15-21l-16-10c-18-9-34-20-34-41 0-17 13-35 40-35 13 0 22 6 26 6 3 0 4-2 5-4h3l1 40z">
          <text:p/>
        </draw:path>
        <draw:path draw:style-name="gr14" draw:text-style-name="P4" draw:layer="layout" svg:width="0.176cm" svg:height="0.251cm" svg:x="14.533cm" svg:y="4.187cm" svg:viewBox="0 0 177 252" svg:d="M100 157c0-61 1-100 1-108h-1l-64 108zM177 196h-28v56h-49v-56h-100v-43l93-153h56v157h28z">
          <text:p/>
        </draw:path>
        <draw:path draw:style-name="gr14" draw:text-style-name="P4" draw:layer="layout" svg:width="0.114cm" svg:height="0.132cm" svg:x="14.938cm" svg:y="5.972cm" svg:viewBox="0 0 115 133" svg:d="M72 55c-44 14-47 30-47 39v1c0 13 8 22 18 22 7 0 16-4 19-5 9-4 10-8 10-16zM115 119c-12 14-20 14-25 14s-17 0-18-20c-11 9-27 20-42 20s-30-10-30-29c0-28 25-38 72-56v-18c0-20-14-23-23-23s-20 5-20 13c0 5 1 9 1 11 0 7-5 14-12 14-9 0-13-8-13-14 0-11 14-31 46-31 43 0 43 28 43 46v55c0 8 0 16 9 16 5 0 9-2 12-5z">
          <text:p/>
        </draw:path>
        <draw:path draw:style-name="gr14" draw:text-style-name="P4" draw:layer="layout" svg:width="0.131cm" svg:height="0.191cm" svg:x="15.054cm" svg:y="5.972cm" svg:viewBox="0 0 132 192" svg:d="M44 106c0 6 13 18 28 18 11 0 36-5 36-54 0-7-1-52-37-52-10 0-26 8-27 18zM20 36c0-12-1-17-11-17-2 0-5 0-8 1v-5c14-5 27-10 41-15h2v22 1c6-8 19-23 42-23 25 0 46 24 46 62 0 32-20 71-60 71-11 0-19-3-28-12v45c0 18 4 21 25 21v5h-69v-5c19-1 20-7 20-19z">
          <text:p/>
        </draw:path>
        <draw:path draw:style-name="gr14" draw:text-style-name="P4" draw:layer="layout" svg:width="0.132cm" svg:height="0.191cm" svg:x="15.195cm" svg:y="5.972cm" svg:viewBox="0 0 133 192" svg:d="M44 106c0 6 13 18 30 18 9 0 34-5 34-54 0-7-1-52-36-52-11 0-26 8-28 18zM20 36c0-12-1-17-11-17-2 0-5 0-7 1v-5c13-5 27-10 40-15h2v22 1c6-8 19-23 42-23 25 0 47 24 47 62 0 32-20 71-60 71-12 0-20-3-29-12v45c0 18 4 21 26 21v5h-70v-5c19-1 20-7 20-19z">
          <text:p/>
        </draw:path>
        <draw:path draw:style-name="gr14" draw:text-style-name="P4" draw:layer="layout" svg:width="0.173cm" svg:height="0.253cm" svg:x="3.235cm" svg:y="10.016cm" svg:viewBox="0 0 174 254" svg:d="M52 96c9-6 20-14 45-14 34 0 77 23 77 81 0 35-18 91-92 91-40 0-79-23-82-75h50c2 22 13 35 34 35 24 0 39-20 39-48 0-22-12-44-38-44-7 0-23 0-33 18l-44-2 17-138h139v42h-103z">
          <text:p/>
        </draw:path>
        <draw:path draw:style-name="gr14" draw:text-style-name="P4" draw:layer="layout" svg:width="0.084cm" svg:height="0.133cm" svg:x="3.644cm" svg:y="11.796cm" svg:viewBox="0 0 85 134" svg:d="M72 42c-7-29-19-35-33-35-15 0-21 12-21 19 0 6 1 14 12 20l31 18c14 9 24 16 24 33 0 25-23 37-42 37-13 0-25-6-33-5-3 0-4 1-6 3h-3v-44h4c3 15 9 40 36 40 11 0 24-5 24-21 0-9-5-16-14-21l-18-9c-17-10-33-20-33-41 0-16 12-36 40-36 13 0 22 6 27 6 2 0 4-2 5-3h3l1 39z">
          <text:p/>
        </draw:path>
        <draw:path draw:style-name="gr14" draw:text-style-name="P4" draw:layer="layout" svg:width="0.173cm" svg:height="0.257cm" svg:x="6.974cm" svg:y="10.012cm" svg:viewBox="0 0 174 258" svg:d="M87 128c-18 0-37 11-37 44 0 27 15 46 39 46 18 0 34-13 34-47 0-33-20-43-36-43zM119 63c-2-14-11-24-29-24-32 0-40 37-41 69v1c7-9 19-21 47-21 52 0 78 40 78 78 0 55-35 92-83 92-76 0-91-64-91-127 0-48 7-131 93-131 11 0 39 4 51 16 14 13 19 21 25 47z">
          <text:p/>
        </draw:path>
        <draw:path draw:style-name="gr14" draw:text-style-name="P4" draw:layer="layout" svg:width="0.132cm" svg:height="0.13cm" svg:x="7.372cm" svg:y="11.796cm" svg:viewBox="0 0 133 131" svg:d="M18 36c0-18-5-18-10-18-4 0-7 0-8 1v-5c13-4 26-9 39-14l2 1v23c14-13 25-24 41-24 14 0 34 9 34 44v64c0 13 4 18 17 19v4h-59v-4c10-1 18-3 18-24v-59c0-17-5-27-22-27-9 0-17 5-28 16v79c0 9 4 14 18 15v4h-59v-4c13-1 17-5 17-21z">
          <text:p/>
        </draw:path>
        <draw:path draw:style-name="gr14" draw:text-style-name="P4" draw:layer="layout" svg:width="0.178cm" svg:height="0.246cm" svg:x="10.752cm" svg:y="10.016cm" svg:viewBox="0 0 179 247" svg:d="M179 38c-24 26-87 100-93 209h-51c6-101 68-181 90-203h-125l1-44h178z">
          <text:p/>
        </draw:path>
        <draw:path draw:style-name="gr14" draw:text-style-name="P4" draw:layer="layout" svg:width="0.084cm" svg:height="0.133cm" svg:x="11.162cm" svg:y="11.796cm" svg:viewBox="0 0 85 134" svg:d="M71 42c-6-29-19-35-31-35-16 0-22 12-22 19 0 6 2 14 13 20l30 18c14 9 24 16 24 33 0 25-23 37-41 37-13 0-25-6-33-5-3 0-4 1-6 3h-5v-44h6c3 15 9 40 36 40 10 0 23-5 23-21 0-9-6-16-15-21l-16-9c-18-10-34-20-34-41 0-16 13-36 40-36 13 0 22 6 26 6 3 0 4-2 5-3h3l1 39z">
          <text:p/>
        </draw:path>
        <draw:path draw:style-name="gr14" draw:text-style-name="P4" draw:layer="layout" svg:width="0.173cm" svg:height="0.257cm" svg:x="14.535cm" svg:y="10.012cm" svg:viewBox="0 0 174 258" svg:d="M118 70c0-19-13-31-28-31-24 0-35 13-35 31 0 15 11 31 33 31 19 0 30-13 30-31zM87 139c-19 0-37 12-37 39 0 24 14 40 38 40 25 0 35-22 35-39 0-18-9-40-36-40zM87 258c-65 0-87-42-87-76 0-13 0-47 38-65-20-10-31-26-31-49 0-42 35-68 79-68 52 0 80 30 80 65 0 22-9 40-29 50 24 12 37 29 37 62 0 31-20 81-87 81z">
          <text:p/>
        </draw:path>
        <draw:path draw:style-name="gr14" draw:text-style-name="P4" draw:layer="layout" svg:width="0.131cm" svg:height="0.191cm" svg:x="14.929cm" svg:y="11.796cm" svg:viewBox="0 0 132 192" svg:d="M43 106c0 7 14 19 30 19 9 0 35-6 35-56 0-6-2-52-36-52-11 0-27 8-29 19zM20 35c0-11-1-16-11-16-3 0-5 0-8 0v-4c14-5 27-9 41-15l1 1v20l1 1c6-8 19-22 42-22 25 0 46 23 46 61 0 33-20 73-59 73-12 0-20-3-30-12v44c0 18 5 21 25 21v5h-68v-5c19-1 20-7 20-19z">
          <text:p/>
        </draw:path>
        <draw:path draw:style-name="gr14" draw:text-style-name="P4" draw:layer="layout" svg:width="0.174cm" svg:height="0.257cm" svg:x="3.236cm" svg:y="15.836cm" svg:viewBox="0 0 175 258" svg:d="M87 129c17 0 36-12 36-42 0-29-12-46-38-46-13 0-35 6-35 42 0 38 18 46 37 46zM54 194c3 17 14 25 29 25 21 0 41-18 41-71v-1c-12 18-31 22-48 22-48 0-76-37-76-79 0-61 37-90 86-90 87 0 89 94 89 129 0 98-47 129-92 129-43 0-74-24-78-64z">
          <text:p/>
        </draw:path>
        <draw:path draw:style-name="gr14" draw:text-style-name="P4" draw:layer="layout" svg:width="0.115cm" svg:height="0.132cm" svg:x="3.64cm" svg:y="17.621cm" svg:viewBox="0 0 116 133" svg:d="M72 55c-44 14-47 30-47 39v1c0 13 8 22 19 22 6 0 15-4 17-5 10-5 11-8 11-16zM116 119c-12 14-21 14-26 14s-16 0-18-20c-11 9-26 20-42 20-15 0-30-10-30-29 0-28 25-38 72-56v-17c0-21-14-24-23-24s-20 5-20 14c0 4 1 9 1 11 0 6-5 12-12 12-9 0-12-8-12-12 0-11 13-32 46-32 43 0 43 29 43 46v55c0 8 0 16 8 16 6 0 9-3 13-5z">
          <text:p/>
        </draw:path>
        <draw:path draw:style-name="gr14" draw:text-style-name="P4" draw:layer="layout" svg:width="0.131cm" svg:height="0.191cm" svg:x="3.757cm" svg:y="17.621cm" svg:viewBox="0 0 132 192" svg:d="M43 104c0 7 13 19 29 19 9 0 35-5 35-54 0-7-2-53-36-53-10 0-26 8-28 19zM19 34c0-11-1-16-10-16-3 0-6 0-8 0v-4c13-4 27-9 40-14h2v21h1c6-8 19-21 40-21 26 0 48 23 48 60 0 33-20 72-60 72-12 0-20-3-29-12v45c0 18 5 21 25 21v6h-68v-5c18-2 19-8 19-20z">
          <text:p/>
        </draw:path>
        <draw:path draw:style-name="gr14" draw:text-style-name="P4" draw:layer="layout" svg:width="0.131cm" svg:height="0.191cm" svg:x="3.898cm" svg:y="17.621cm" svg:viewBox="0 0 132 192" svg:d="M43 104c0 7 13 19 29 19 9 0 36-5 36-54 0-7-2-53-37-53-10 0-26 8-28 19zM19 34c0-11 0-16-10-16-3 0-6 0-8 0v-4c13-4 27-9 40-14h2v21h1c6-8 19-21 40-21 26 0 48 23 48 60 0 33-20 72-60 72-12 0-20-3-29-12v45c0 18 5 21 25 21v6h-68v-5c18-2 19-8 19-20z">
          <text:p/>
        </draw:path>
        <draw:path draw:style-name="gr14" draw:text-style-name="P4" draw:layer="layout" svg:width="0.109cm" svg:height="0.25cm" svg:x="6.988cm" svg:y="15.836cm" svg:viewBox="0 0 110 251" svg:d="M0 44h7c47 0 60-25 61-44h42v251h-51v-172h-59z">
          <text:p/>
        </draw:path>
        <draw:path draw:style-name="gr14" draw:text-style-name="P4" draw:layer="layout" svg:width="0.173cm" svg:height="0.257cm" svg:x="7.171cm" svg:y="15.836cm" svg:viewBox="0 0 174 258" svg:d="M87 219c29 0 36-25 36-91 0-64-7-88-36-88-28 0-35 24-35 88 0 66 7 91 35 91zM87 0c59 0 87 41 87 128 0 89-28 130-87 130-58 0-87-41-87-130 0-87 29-128 87-128z">
          <text:p/>
        </draw:path>
        <draw:path draw:style-name="gr14" draw:text-style-name="P4" draw:layer="layout" svg:width="0.084cm" svg:height="0.132cm" svg:x="7.578cm" svg:y="17.621cm" svg:viewBox="0 0 85 133" svg:d="M71 42c-6-29-19-35-31-35-16 0-21 11-21 18 0 6 1 14 12 20l30 19c14 8 24 16 24 33 0 24-23 36-41 36-13 0-25-5-34-5-3 0-4 1-6 3h-4v-44h5c3 15 9 40 37 40 10 0 23-5 23-21 0-9-6-15-15-21l-16-9c-18-10-34-20-34-41 0-16 12-35 41-35 12 0 21 6 26 6 2 0 3-2 4-3h3l2 39z">
          <text:p/>
        </draw:path>
        <draw:path draw:style-name="gr14" draw:text-style-name="P4" draw:layer="layout" svg:width="0.109cm" svg:height="0.25cm" svg:x="10.768cm" svg:y="15.836cm" svg:viewBox="0 0 110 251" svg:d="M0 44h7c47 0 60-25 61-44h42v251h-51v-172h-59z">
          <text:p/>
        </draw:path>
        <draw:path draw:style-name="gr14" draw:text-style-name="P4" draw:layer="layout" svg:width="0.109cm" svg:height="0.25cm" svg:x="10.964cm" svg:y="15.836cm" svg:viewBox="0 0 110 251" svg:d="M0 44h7c47 0 60-25 61-44h42v251h-51v-172h-59z">
          <text:p/>
        </draw:path>
        <draw:path draw:style-name="gr14" draw:text-style-name="P4" draw:layer="layout" svg:width="0.131cm" svg:height="0.191cm" svg:x="11.345cm" svg:y="17.621cm" svg:viewBox="0 0 132 192" svg:d="M44 104c0 7 13 19 28 19 10 0 35-5 35-54 0-7-1-53-36-53-10 0-26 8-27 19zM20 34c0-11-1-16-11-16-2 0-5 0-8 0v-4c14-4 27-9 41-14h2v21c6-8 19-21 41-21 25 0 47 23 47 60 0 33-21 72-60 72-11 0-19-3-28-12v45c0 18 4 21 24 21v6h-68v-5c19-2 20-8 20-20z">
          <text:p/>
        </draw:path>
        <draw:path draw:style-name="gr14" draw:text-style-name="P4" draw:layer="layout" svg:width="0.109cm" svg:height="0.25cm" svg:x="14.548cm" svg:y="15.836cm" svg:viewBox="0 0 110 251" svg:d="M0 44h7c47 0 60-25 61-44h42v251h-51v-172h-59z">
          <text:p/>
        </draw:path>
        <draw:path draw:style-name="gr14" draw:text-style-name="P4" draw:layer="layout" svg:width="0.171cm" svg:height="0.25cm" svg:x="14.729cm" svg:y="15.836cm" svg:viewBox="0 0 172 251" svg:d="M2 90c0-83 60-90 82-90 48 0 87 28 87 80 0 43-29 65-53 82-33 23-50 34-56 46h110v43h-172c1-29 4-59 58-99 45-33 63-45 63-74 0-16-11-35-35-35-34 0-35 28-36 47z">
          <text:p/>
        </draw:path>
        <draw:path draw:style-name="gr14" draw:text-style-name="P4" draw:layer="layout" svg:width="0.133cm" svg:height="0.129cm" svg:x="15.128cm" svg:y="17.621cm" svg:viewBox="0 0 134 130" svg:d="M18 34c0-18-5-18-10-18-4 0-7 0-8 1v-5c13-3 26-8 39-12h2v22c14-13 25-22 41-22 13 0 33 7 33 42v64c0 15 5 19 19 20v4h-60v-4c10-1 18-2 18-25v-59c0-17-5-27-22-27-9 0-17 6-28 16v79c0 11 4 15 19 16v4h-60v-4c13-1 17-4 17-22z">
          <text:p/>
        </draw:path>
        <draw:path draw:style-name="gr15" draw:text-style-name="P3" draw:layer="layout" svg:width="14.015cm" svg:height="11.654cm" svg:x="3.966cm" svg:y="4.438cm" svg:viewBox="0 0 14016 11655" svg:d="M3810 0h681M4764 0h681M5717 0h681M7619 0h681M8573 0h681M9526 0h681M11428 0h681M12382 0h681M13335 0h681M0 5830h681M953 5830h682M1907 5830h681M3810 5830h681M4764 5830h681M5717 5830h681M7619 5830h681M8573 5830h681M9526 5830h681M11428 5830h681M12382 5830h681M13335 5830h681M0 11655h681M953 11655h682M1907 11655h681M3810 11655h681M4764 11655h681M5717 11655h681M7619 11655h681M8573 11655h681M9526 11655h681M11428 11655h681M12382 11655h681M13335 11655h681">
          <text:p/>
        </draw:path>
        <draw:path draw:style-name="gr16" draw:text-style-name="P3" draw:layer="layout" svg:width="24.13cm" svg:height="30.163cm" svg:x="-1.301cm" svg:y="-1.263cm" svg:viewBox="0 0 24131 30164" svg:d="M530 1270h-530M23602 1270h529M530 28894h-530M23602 28894h529M1270 529v-529M1270 29634v530M22861 529v-529M22861 29634v530">
          <text:p/>
        </draw:path>
        <draw:path draw:style-name="gr17" draw:text-style-name="P3" draw:layer="layout" svg:width="24.13cm" svg:height="30.163cm" svg:x="-1.301cm" svg:y="-1.263cm" svg:viewBox="0 0 24131 30164" svg:d="M530 1270h-530M23602 1270h529M530 28894h-530M23602 28894h529M1270 529v-529M1270 29634v530M22861 529v-529M22861 29634v530">
          <text:p/>
        </draw:path>
        <draw:path draw:style-name="gr16" draw:text-style-name="P3" draw:layer="layout" svg:width="0.353cm" svg:height="0.353cm" svg:x="10.588cm" svg:y="-1.175cm" svg:viewBox="0 0 354 354" svg:d="M354 177c0 97-79 177-177 177s-177-80-177-177c0-98 79-177 177-177s177 79 177 177z">
          <text:p/>
        </draw:path>
        <draw:line draw:style-name="gr16" draw:text-style-name="P3" draw:layer="layout" svg:x1="10.553cm" svg:y1="-0.998cm" svg:x2="10.976cm" svg:y2="-0.998cm">
          <text:p/>
        </draw:line>
        <draw:line draw:style-name="gr16" draw:text-style-name="P3" draw:layer="layout" svg:x1="10.764cm" svg:y1="-1.21cm" svg:x2="10.764cm" svg:y2="-0.787cm">
          <text:p/>
        </draw:line>
        <draw:path draw:style-name="gr16" draw:text-style-name="P3" draw:layer="layout" svg:width="0.211cm" svg:height="0.211cm" svg:x="10.659cm" svg:y="-1.104cm" svg:viewBox="0 0 212 212" svg:d="M212 106c0 59-48 106-107 106-58 0-105-47-105-106s47-106 105-106c59 0 107 47 107 106z">
          <text:p/>
        </draw:path>
        <draw:path draw:style-name="gr17" draw:text-style-name="P3" draw:layer="layout" svg:width="0.353cm" svg:height="0.353cm" svg:x="10.588cm" svg:y="-1.175cm" svg:viewBox="0 0 354 354" svg:d="M354 177c0 97-79 177-177 177s-177-80-177-177c0-98 79-177 177-177s177 79 177 177z">
          <text:p/>
        </draw:path>
        <draw:line draw:style-name="gr17" draw:text-style-name="P3" draw:layer="layout" svg:x1="10.553cm" svg:y1="-0.998cm" svg:x2="10.976cm" svg:y2="-0.998cm">
          <text:p/>
        </draw:line>
        <draw:line draw:style-name="gr17" draw:text-style-name="P3" draw:layer="layout" svg:x1="10.764cm" svg:y1="-1.21cm" svg:x2="10.764cm" svg:y2="-0.787cm">
          <text:p/>
        </draw:line>
        <draw:path draw:style-name="gr18" draw:text-style-name="P5" draw:layer="layout" svg:width="0.211cm" svg:height="0.211cm" svg:x="10.659cm" svg:y="-1.104cm" svg:viewBox="0 0 212 212" svg:d="M212 106c0 59-48 106-107 106-58 0-105-47-105-106s47-106 105-106c59 0 107 47 107 106z">
          <text:p/>
        </draw:path>
        <draw:line draw:style-name="gr19" draw:text-style-name="P3" draw:layer="layout" svg:x1="10.659cm" svg:y1="-0.998cm" svg:x2="10.87cm" svg:y2="-0.998cm">
          <text:p/>
        </draw:line>
        <draw:line draw:style-name="gr19" draw:text-style-name="P3" draw:layer="layout" svg:x1="10.764cm" svg:y1="-1.104cm" svg:x2="10.764cm" svg:y2="-0.893cm">
          <text:p/>
        </draw:line>
        <draw:path draw:style-name="gr16" draw:text-style-name="P3" draw:layer="layout" svg:width="0.353cm" svg:height="0.352cm" svg:x="10.588cm" svg:y="28.459cm" svg:viewBox="0 0 354 353" svg:d="M354 176c0 98-79 177-177 177s-177-79-177-177c0-97 79-176 177-176s177 79 177 176z">
          <text:p/>
        </draw:path>
        <draw:line draw:style-name="gr16" draw:text-style-name="P3" draw:layer="layout" svg:x1="10.553cm" svg:y1="28.635cm" svg:x2="10.976cm" svg:y2="28.635cm">
          <text:p/>
        </draw:line>
        <draw:line draw:style-name="gr16" draw:text-style-name="P3" draw:layer="layout" svg:x1="10.764cm" svg:y1="28.423cm" svg:x2="10.764cm" svg:y2="28.847cm">
          <text:p/>
        </draw:line>
        <draw:path draw:style-name="gr16" draw:text-style-name="P3" draw:layer="layout" svg:width="0.211cm" svg:height="0.212cm" svg:x="10.659cm" svg:y="28.529cm" svg:viewBox="0 0 212 213" svg:d="M212 107c0 58-48 106-107 106-58 0-105-48-105-106 0-60 47-107 105-107 59 0 107 47 107 107z">
          <text:p/>
        </draw:path>
        <draw:path draw:style-name="gr17" draw:text-style-name="P3" draw:layer="layout" svg:width="0.353cm" svg:height="0.352cm" svg:x="10.588cm" svg:y="28.459cm" svg:viewBox="0 0 354 353" svg:d="M354 176c0 98-79 177-177 177s-177-79-177-177c0-97 79-176 177-176s177 79 177 176z">
          <text:p/>
        </draw:path>
        <draw:line draw:style-name="gr17" draw:text-style-name="P3" draw:layer="layout" svg:x1="10.553cm" svg:y1="28.635cm" svg:x2="10.976cm" svg:y2="28.635cm">
          <text:p/>
        </draw:line>
        <draw:line draw:style-name="gr17" draw:text-style-name="P3" draw:layer="layout" svg:x1="10.764cm" svg:y1="28.423cm" svg:x2="10.764cm" svg:y2="28.847cm">
          <text:p/>
        </draw:line>
        <draw:path draw:style-name="gr18" draw:text-style-name="P5" draw:layer="layout" svg:width="0.211cm" svg:height="0.212cm" svg:x="10.659cm" svg:y="28.529cm" svg:viewBox="0 0 212 213" svg:d="M212 107c0 58-48 106-107 106-58 0-105-48-105-106 0-60 47-107 105-107 59 0 107 47 107 107z">
          <text:p/>
        </draw:path>
        <draw:line draw:style-name="gr19" draw:text-style-name="P3" draw:layer="layout" svg:x1="10.659cm" svg:y1="28.635cm" svg:x2="10.87cm" svg:y2="28.635cm">
          <text:p/>
        </draw:line>
        <draw:line draw:style-name="gr19" draw:text-style-name="P3" draw:layer="layout" svg:x1="10.764cm" svg:y1="28.529cm" svg:x2="10.764cm" svg:y2="28.741cm">
          <text:p/>
        </draw:line>
        <draw:path draw:style-name="gr16" draw:text-style-name="P3" draw:layer="layout" svg:width="0.352cm" svg:height="0.353cm" svg:x="-1.212cm" svg:y="13.642cm" svg:viewBox="0 0 353 354" svg:d="M353 176c0 99-80 178-177 178s-176-79-176-178c0-97 79-176 176-176s177 79 177 176z">
          <text:p/>
        </draw:path>
        <draw:line draw:style-name="gr16" draw:text-style-name="P3" draw:layer="layout" svg:x1="-1.248cm" svg:y1="13.818cm" svg:x2="-0.824cm" svg:y2="13.818cm">
          <text:p/>
        </draw:line>
        <draw:line draw:style-name="gr16" draw:text-style-name="P3" draw:layer="layout" svg:x1="-1.036cm" svg:y1="13.607cm" svg:x2="-1.036cm" svg:y2="14.03cm">
          <text:p/>
        </draw:line>
        <draw:path draw:style-name="gr16" draw:text-style-name="P3" draw:layer="layout" svg:width="0.212cm" svg:height="0.212cm" svg:x="-1.142cm" svg:y="13.712cm" svg:viewBox="0 0 213 213" svg:d="M213 106c0 60-48 107-107 107-58 0-106-47-106-107 0-58 48-106 106-106 59 0 107 48 107 106z">
          <text:p/>
        </draw:path>
        <draw:path draw:style-name="gr17" draw:text-style-name="P3" draw:layer="layout" svg:width="0.352cm" svg:height="0.353cm" svg:x="-1.212cm" svg:y="13.642cm" svg:viewBox="0 0 353 354" svg:d="M353 176c0 99-80 178-177 178s-176-79-176-178c0-97 79-176 176-176s177 79 177 176z">
          <text:p/>
        </draw:path>
        <draw:line draw:style-name="gr17" draw:text-style-name="P3" draw:layer="layout" svg:x1="-1.248cm" svg:y1="13.818cm" svg:x2="-0.824cm" svg:y2="13.818cm">
          <text:p/>
        </draw:line>
        <draw:line draw:style-name="gr17" draw:text-style-name="P3" draw:layer="layout" svg:x1="-1.036cm" svg:y1="13.607cm" svg:x2="-1.036cm" svg:y2="14.03cm">
          <text:p/>
        </draw:line>
        <draw:path draw:style-name="gr18" draw:text-style-name="P5" draw:layer="layout" svg:width="0.212cm" svg:height="0.212cm" svg:x="-1.142cm" svg:y="13.712cm" svg:viewBox="0 0 213 213" svg:d="M213 106c0 60-48 107-107 107-58 0-106-47-106-107 0-58 48-106 106-106 59 0 107 48 107 106z">
          <text:p/>
        </draw:path>
        <draw:line draw:style-name="gr19" draw:text-style-name="P3" draw:layer="layout" svg:x1="-1.142cm" svg:y1="13.818cm" svg:x2="-0.93cm" svg:y2="13.818cm">
          <text:p/>
        </draw:line>
        <draw:line draw:style-name="gr19" draw:text-style-name="P3" draw:layer="layout" svg:x1="-1.036cm" svg:y1="13.712cm" svg:x2="-1.036cm" svg:y2="13.924cm">
          <text:p/>
        </draw:line>
        <draw:path draw:style-name="gr16" draw:text-style-name="P3" draw:layer="layout" svg:width="0.352cm" svg:height="0.353cm" svg:x="22.389cm" svg:y="13.642cm" svg:viewBox="0 0 353 354" svg:d="M353 176c0 99-80 178-177 178s-176-79-176-178c0-97 79-176 176-176s177 79 177 176z">
          <text:p/>
        </draw:path>
        <draw:line draw:style-name="gr16" draw:text-style-name="P3" draw:layer="layout" svg:x1="22.353cm" svg:y1="13.818cm" svg:x2="22.777cm" svg:y2="13.818cm">
          <text:p/>
        </draw:line>
        <draw:line draw:style-name="gr16" draw:text-style-name="P3" draw:layer="layout" svg:x1="22.565cm" svg:y1="13.607cm" svg:x2="22.565cm" svg:y2="14.03cm">
          <text:p/>
        </draw:line>
        <draw:path draw:style-name="gr16" draw:text-style-name="P3" draw:layer="layout" svg:width="0.212cm" svg:height="0.212cm" svg:x="22.459cm" svg:y="13.712cm" svg:viewBox="0 0 213 213" svg:d="M213 106c0 60-48 107-106 107-59 0-107-47-107-107 0-58 48-106 107-106 58 0 106 48 106 106z">
          <text:p/>
        </draw:path>
        <draw:path draw:style-name="gr17" draw:text-style-name="P3" draw:layer="layout" svg:width="0.352cm" svg:height="0.353cm" svg:x="22.389cm" svg:y="13.642cm" svg:viewBox="0 0 353 354" svg:d="M353 176c0 99-80 178-177 178s-176-79-176-178c0-97 79-176 176-176s177 79 177 176z">
          <text:p/>
        </draw:path>
        <draw:line draw:style-name="gr17" draw:text-style-name="P3" draw:layer="layout" svg:x1="22.353cm" svg:y1="13.818cm" svg:x2="22.777cm" svg:y2="13.818cm">
          <text:p/>
        </draw:line>
        <draw:line draw:style-name="gr17" draw:text-style-name="P3" draw:layer="layout" svg:x1="22.565cm" svg:y1="13.607cm" svg:x2="22.565cm" svg:y2="14.03cm">
          <text:p/>
        </draw:line>
        <draw:path draw:style-name="gr18" draw:text-style-name="P5" draw:layer="layout" svg:width="0.212cm" svg:height="0.212cm" svg:x="22.459cm" svg:y="13.712cm" svg:viewBox="0 0 213 213" svg:d="M213 106c0 60-48 107-106 107-59 0-107-47-107-107 0-58 48-106 107-106 58 0 106 48 106 106z">
          <text:p/>
        </draw:path>
        <draw:line draw:style-name="gr19" draw:text-style-name="P3" draw:layer="layout" svg:x1="22.459cm" svg:y1="13.818cm" svg:x2="22.671cm" svg:y2="13.818cm">
          <text:p/>
        </draw:line>
        <draw:line draw:style-name="gr19" draw:text-style-name="P3" draw:layer="layout" svg:x1="22.565cm" svg:y1="13.712cm" svg:x2="22.565cm" svg:y2="13.924cm">
          <text:p/>
        </draw:line>
        <draw:polygon draw:style-name="gr20" draw:text-style-name="P3" draw:layer="layout" svg:width="0.092cm" svg:height="0.152cm" svg:x="0.336cm" svg:y="28.536cm" svg:viewBox="0 0 93 153" draw:points="47,83 91,41 66,41 18,89 18,0 0,0 0,153 18,153 18,111 34,97 68,153 93,153">
          <text:p/>
        </draw:polygon>
        <draw:path draw:style-name="gr20" draw:text-style-name="P3" draw:layer="layout" svg:width="0.102cm" svg:height="0.117cm" svg:x="0.436cm" svg:y="28.574cm" svg:viewBox="0 0 103 118" svg:d="M0 59c0 29 16 59 52 59 35 0 51-30 51-59 0-28-16-59-51-59-36 0-52 31-52 59zM19 59c0-14 6-43 33-43s32 29 32 43c0 15-5 43-32 43s-33-28-33-43z">
          <text:p/>
        </draw:path>
        <draw:path draw:style-name="gr20" draw:text-style-name="P3" draw:layer="layout" svg:width="0.091cm" svg:height="0.117cm" svg:x="0.553cm" svg:y="28.574cm" svg:viewBox="0 0 92 118" svg:d="M88 36c0-7-2-36-42-36-23 0-43 11-43 36 0 16 10 23 26 27l22 5c16 5 22 7 22 16 0 13-12 18-25 18-27 0-30-14-30-23h-18c0 14 3 39 48 39 25 0 44-14 44-37 0-15-8-23-31-29l-19-4c-15-4-21-6-21-16 0-14 16-16 23-16 24 0 26 12 26 20z">
          <text:p/>
        </draw:path>
        <draw:path draw:style-name="gr20" draw:text-style-name="P3" draw:layer="layout" svg:width="0.101cm" svg:height="0.153cm" svg:x="0.66cm" svg:y="28.539cm" svg:viewBox="0 0 102 154" svg:d="M96 38c0-17-13-38-46-38-36 0-45 25-45 41 0 14 7 24 20 29-16 6-25 18-25 36 0 8 0 24 15 36 12 10 27 12 36 12 35 0 51-23 51-48 0-11-5-28-25-36 6-4 19-10 19-32zM50 79c17 0 31 9 31 29 0 24-16 29-30 29-26 0-31-18-31-30 0-14 9-28 30-28zM50 63c-13 0-26-9-26-23 0-9 5-23 25-23 22 0 28 13 28 22 0 14-11 24-27 24z">
          <text:p/>
        </draw:path>
        <draw:path draw:style-name="gr20" draw:text-style-name="P3" draw:layer="layout" svg:width="0.102cm" svg:height="0.153cm" svg:x="0.777cm" svg:y="28.539cm" svg:viewBox="0 0 103 154" svg:d="M100 40c-2-31-27-40-45-40-44 0-55 47-55 80 0 19 3 38 12 52 10 17 27 22 38 22 21 0 30-6 39-15 10-11 14-22 14-38 0-35-29-47-48-47-20 0-30 10-35 18 0-16 6-55 35-55 16 0 23 10 26 23zM22 103c0-17 10-32 31-32 23 0 31 18 31 31 0 21-13 35-31 35-21 0-31-17-31-34z">
          <text:p/>
        </draw:path>
        <draw:path draw:style-name="gr20" draw:text-style-name="P3" draw:layer="layout" svg:width="0.103cm" svg:height="0.146cm" svg:x="0.895cm" svg:y="28.542cm" svg:viewBox="0 0 104 147" svg:d="M0 18h83c-30 34-57 88-62 129h21c10-68 47-115 62-130v-17h-104z">
          <text:p/>
        </draw:path>
        <draw:path draw:style-name="gr20" draw:text-style-name="P3" draw:layer="layout" svg:width="0.101cm" svg:height="0.153cm" svg:x="1.013cm" svg:y="28.539cm" svg:viewBox="0 0 102 154" svg:d="M99 40c-2-31-26-40-43-40-46 0-56 47-56 80 0 19 2 38 11 52 11 17 27 22 39 22 21 0 30-6 38-15 10-11 14-22 14-38 0-35-28-47-46-47-22 0-32 10-37 18 0-16 6-55 36-55 16 0 24 10 26 23zM22 103c0-17 9-32 31-32 23 0 30 18 30 31 0 21-11 35-29 35-23 0-32-17-32-34z">
          <text:p/>
        </draw:path>
        <draw:path draw:style-name="gr20" draw:text-style-name="P3" draw:layer="layout" svg:width="0.102cm" svg:height="0.153cm" svg:x="1.13cm" svg:y="28.539cm" svg:viewBox="0 0 103 154" svg:d="M83 76c0 39-9 61-31 61s-32-22-32-61c0-37 10-59 32-59s31 22 31 59zM103 76c0-30-8-76-51-76-44 0-52 46-52 76 0 31 8 78 52 78 43 0 51-47 51-78z">
          <text:p/>
        </draw:path>
        <draw:polygon draw:style-name="gr20" draw:text-style-name="P3" draw:layer="layout" svg:width="0.118cm" svg:height="0.01cm" svg:x="1.24cm" svg:y="28.704cm" svg:viewBox="0 0 119 11" draw:points="0,0 0,11 119,11 119,0">
          <text:p/>
        </draw:polygon>
        <draw:path draw:style-name="gr20" draw:text-style-name="P3" draw:layer="layout" svg:width="0.095cm" svg:height="0.117cm" svg:x="1.364cm" svg:y="28.574cm" svg:viewBox="0 0 96 118" svg:d="M96 41c-2-20-14-41-43-41-36 0-53 27-53 63 0 32 19 55 50 55 32 0 44-25 46-42h-19c-3 17-14 26-27 26-25 0-30-24-30-43s7-42 30-42c16 0 24 9 27 24z">
          <text:p/>
        </draw:path>
        <draw:path draw:style-name="gr20" draw:text-style-name="P3" draw:layer="layout" svg:width="0.091cm" svg:height="0.152cm" svg:x="1.477cm" svg:y="28.536cm" svg:viewBox="0 0 92 153" svg:d="M92 76c0-31-22-38-39-38-18 0-27 11-33 18v-56h-20v153h20v-60c0-29 16-38 31-38 18 0 22 9 22 25v73h19z">
          <text:p/>
        </draw:path>
        <draw:path draw:style-name="gr20" draw:text-style-name="P3" draw:layer="layout" svg:width="0.054cm" svg:height="0.149cm" svg:x="1.603cm" svg:y="28.539cm" svg:viewBox="0 0 55 150" svg:d="M55 0h-15c-6 24-16 27-40 28v15h34v107h21z">
          <text:p/>
        </draw:path>
        <draw:path draw:style-name="gr20" draw:text-style-name="P3" draw:layer="layout" svg:width="0.106cm" svg:height="0.149cm" svg:x="1.704cm" svg:y="28.539cm" svg:viewBox="0 0 107 150" svg:d="M107 114v-17h-22v-97h-16l-69 94v20h66v36h19v-36zM66 29v68h-49z">
          <text:p/>
        </draw:path>
        <draw:polygon draw:style-name="gr20" draw:text-style-name="P3" draw:layer="layout" svg:width="0.117cm" svg:height="0.01cm" svg:x="1.817cm" svg:y="28.704cm" svg:viewBox="0 0 118 11" draw:points="0,0 0,11 118,11 118,0">
          <text:p/>
        </draw:polygon>
        <draw:path draw:style-name="gr20" draw:text-style-name="P3" draw:layer="layout" svg:width="0.054cm" svg:height="0.149cm" svg:x="1.956cm" svg:y="28.539cm" svg:viewBox="0 0 55 150" svg:d="M55 0h-14c-6 24-16 27-41 28v15h35v107h20z">
          <text:p/>
        </draw:path>
        <draw:path draw:style-name="gr20" draw:text-style-name="P3" draw:layer="layout" svg:width="0.102cm" svg:height="0.153cm" svg:x="2.06cm" svg:y="28.539cm" svg:viewBox="0 0 103 154" svg:d="M83 76c0 39-10 61-31 61-23 0-32-22-32-61 0-37 9-59 32-59 21 0 31 22 31 59zM103 76c0-30-8-76-51-76-44 0-52 46-52 76 0 31 8 78 52 78 43 0 51-47 51-78z">
          <text:p/>
        </draw:path>
        <draw:path draw:style-name="gr20" draw:text-style-name="P3" draw:layer="layout" svg:width="0.103cm" svg:height="0.15cm" svg:x="2.176cm" svg:y="28.542cm" svg:viewBox="0 0 104 151" svg:d="M32 18h63v-18h-77l-12 80 17 1c7-9 17-14 28-14 18 0 33 11 33 33 0 18-12 34-32 34-16 0-29-8-31-25h-21c4 34 30 42 50 42 46 0 54-37 54-53 0-31-25-48-49-48-14 0-23 4-29 9z">
          <text:p/>
        </draw:path>
        <draw:polygon draw:style-name="gr20" draw:text-style-name="P3" draw:layer="layout" svg:width="0.052cm" svg:height="0.019cm" svg:x="2.297cm" svg:y="28.62cm" svg:viewBox="0 0 53 20" draw:points="53,0 0,0 0,20 53,20">
          <text:p/>
        </draw:polygon>
        <draw:path draw:style-name="gr20" draw:text-style-name="P3" draw:layer="layout" svg:width="0.055cm" svg:height="0.149cm" svg:x="2.379cm" svg:y="28.539cm" svg:viewBox="0 0 56 150" svg:d="M56 0h-15c-6 24-16 27-41 28v15h36v107h20z">
          <text:p/>
        </draw:path>
        <draw:path draw:style-name="gr20" draw:text-style-name="P3" draw:layer="layout" svg:width="0.102cm" svg:height="0.149cm" svg:x="2.481cm" svg:y="28.539cm" svg:viewBox="0 0 103 150" svg:d="M22 53c1-10 2-36 31-36 21 0 29 15 29 27 0 19-11 25-27 34l-20 12c-20 12-34 29-35 60h103v-18h-82c1-5 5-17 26-28l15-10c22-12 41-23 41-50s-22-44-48-44c-16 0-51 5-51 53z">
          <text:p/>
        </draw:path>
        <draw:path draw:style-name="gr20" draw:text-style-name="P3" draw:layer="layout" svg:width="0.102cm" svg:height="0.149cm" svg:x="2.599cm" svg:y="28.539cm" svg:viewBox="0 0 103 150" svg:d="M22 53c1-10 2-36 30-36 22 0 31 15 31 27 0 19-13 25-29 34l-19 12c-20 12-34 29-35 60h103v-18h-82c1-5 5-17 25-28l16-10c23-12 41-23 41-50s-21-44-48-44c-16 0-51 5-51 53z">
          <text:p/>
        </draw:path>
        <draw:polygon draw:style-name="gr20" draw:text-style-name="P3" draw:layer="layout" svg:width="0.022cm" svg:height="0.023cm" svg:x="2.729cm" svg:y="28.665cm" svg:viewBox="0 0 23 24" draw:points="23,0 0,0 0,24 23,24">
          <text:p/>
        </draw:polygon>
        <draw:path draw:style-name="gr20" draw:text-style-name="P3" draw:layer="layout" svg:width="0.019cm" svg:height="0.152cm" svg:x="2.784cm" svg:y="28.536cm" svg:viewBox="0 0 20 153" svg:d="M20 41h-20v112h20zM20 21v-21h-20v21z">
          <text:p/>
        </draw:path>
        <draw:path draw:style-name="gr20" draw:text-style-name="P3" draw:layer="layout" svg:width="0.09cm" svg:height="0.114cm" svg:x="2.831cm" svg:y="28.574cm" svg:viewBox="0 0 91 115" svg:d="M91 38c0-31-22-38-39-38-19 0-29 13-33 19h-1v-16h-18v112h19v-61c0-31 19-37 29-37 19 0 24 9 24 29v69h19z">
          <text:p/>
        </draw:path>
        <draw:path draw:style-name="gr20" draw:text-style-name="P3" draw:layer="layout" svg:width="0.098cm" svg:height="0.155cm" svg:x="2.942cm" svg:y="28.536cm" svg:viewBox="0 0 99 156" svg:d="M99 0h-19v57c-4-7-13-19-34-19-29 0-46 25-46 56 0 27 11 62 50 62 10 0 23-3 31-18h1v15h17zM19 97c0-14 2-42 31-42 27 0 30 30 30 48 0 29-18 37-30 37-21 0-31-18-31-43z">
          <text:p/>
        </draw:path>
        <draw:path draw:style-name="gr20" draw:text-style-name="P3" draw:layer="layout" svg:width="0.098cm" svg:height="0.155cm" svg:x="3.06cm" svg:y="28.536cm" svg:viewBox="0 0 99 156" svg:d="M99 0h-19v57c-5-7-13-19-33-19-31 0-47 25-47 56 0 27 11 62 49 62 11 0 24-3 32-18v15h18zM19 97c0-14 1-42 31-42 27 0 30 30 30 48 0 29-18 37-30 37-21 0-31-18-31-43z">
          <text:p/>
        </draw:path>
        <draw:path draw:style-name="gr20" draw:text-style-name="P3" draw:layer="layout" svg:width="0.054cm" svg:height="0.149cm" svg:x="3.368cm" svg:y="28.539cm" svg:viewBox="0 0 55 150" svg:d="M55 0h-14c-6 24-16 27-41 28v15h35v107h20z">
          <text:p/>
        </draw:path>
        <draw:path draw:style-name="gr20" draw:text-style-name="P3" draw:layer="layout" svg:width="0.055cm" svg:height="0.149cm" svg:x="3.485cm" svg:y="28.539cm" svg:viewBox="0 0 56 150" svg:d="M56 0h-16c-6 24-15 27-40 28v15h35v107h21z">
          <text:p/>
        </draw:path>
        <draw:path draw:style-name="gr20" draw:text-style-name="P3" draw:layer="layout" svg:width="0.102cm" svg:height="0.146cm" svg:x="3.59cm" svg:y="28.542cm" svg:viewBox="0 0 103 147" svg:d="M0 18h82c-28 34-56 88-61 129h21c11-68 47-115 61-130v-17h-103z">
          <text:p/>
        </draw:path>
        <draw:frame draw:style-name="gr21" draw:text-style-name="P2" draw:layer="layout" svg:width="2.851cm" svg:height="0.48cm" svg:x="3.568cm" svg:y="3.282cm">
          <draw:text-box>
            <text:p text:style-name="P1"><text:span text:style-name="T2">roman numerals.</text:span></text:p>
          </draw:text-box>
        </draw:frame>
        <draw:path draw:style-name="gr20" draw:text-style-name="P3" draw:layer="layout" svg:width="0.102cm" svg:height="0.153cm" svg:x="19.662cm" svg:y="28.539cm" svg:viewBox="0 0 103 154" svg:d="M83 76c0 39-10 61-32 61-21 0-31-22-31-61 0-37 10-59 31-59 22 0 32 22 32 59zM103 76c0-30-8-76-52-76-42 0-51 46-51 76 0 31 9 78 51 78 44 0 52-47 52-78z">
          <text:p/>
        </draw:path>
        <draw:path draw:style-name="gr20" draw:text-style-name="P3" draw:layer="layout" svg:width="0.1cm" svg:height="0.153cm" svg:x="19.781cm" svg:y="28.539cm" svg:viewBox="0 0 101 154" svg:d="M47 99c14 0 29-6 35-18v1c-4 39-16 56-36 56-16 0-25-9-26-24h-18c0 14 9 40 44 40 52 0 55-69 55-85 0-24-5-69-53-69-31 0-48 24-48 51 0 30 19 48 47 48zM50 82c-13 0-31-3-31-32 0-20 12-33 29-33 23 0 31 15 31 32 0 29-20 33-29 33z">
          <text:p/>
        </draw:path>
        <draw:polygon draw:style-name="gr20" draw:text-style-name="P3" draw:layer="layout" svg:width="0.066cm" svg:height="0.16cm" svg:x="19.886cm" svg:y="28.532cm" svg:viewBox="0 0 67 161" draw:points="67,0 53,0 0,161 15,161">
          <text:p/>
        </draw:polygon>
        <draw:path draw:style-name="gr20" draw:text-style-name="P3" draw:layer="layout" svg:width="0.102cm" svg:height="0.153cm" svg:x="19.957cm" svg:y="28.539cm" svg:viewBox="0 0 103 154" svg:d="M82 76c0 39-10 61-31 61-22 0-32-22-32-61 0-37 10-59 32-59 21 0 31 22 31 59zM103 76c0-30-9-76-52-76s-51 46-51 76c0 31 8 78 51 78s52-47 52-78z">
          <text:p/>
        </draw:path>
        <draw:path draw:style-name="gr20" draw:text-style-name="P3" draw:layer="layout" svg:width="0.054cm" svg:height="0.149cm" svg:x="20.088cm" svg:y="28.539cm" svg:viewBox="0 0 55 150" svg:d="M55 0h-14c-6 24-17 27-41 28v15h35v107h20z">
          <text:p/>
        </draw:path>
        <draw:polygon draw:style-name="gr20" draw:text-style-name="P3" draw:layer="layout" svg:width="0.067cm" svg:height="0.16cm" svg:x="20.18cm" svg:y="28.532cm" svg:viewBox="0 0 68 161" draw:points="68,0 54,0 0,161 15,161">
          <text:p/>
        </draw:polygon>
        <draw:path draw:style-name="gr20" draw:text-style-name="P3" draw:layer="layout" svg:width="0.055cm" svg:height="0.149cm" svg:x="20.264cm" svg:y="28.539cm" svg:viewBox="0 0 56 150" svg:d="M56 0h-15c-6 24-16 27-41 28v15h36v107h20z">
          <text:p/>
        </draw:path>
        <draw:path draw:style-name="gr20" draw:text-style-name="P3" draw:layer="layout" svg:width="0.103cm" svg:height="0.146cm" svg:x="20.368cm" svg:y="28.542cm" svg:viewBox="0 0 104 147" svg:d="M0 18h82c-28 34-55 88-60 129h20c11-68 48-115 62-130v-17h-104z">
          <text:p/>
        </draw:path>
        <draw:path draw:style-name="gr20" draw:text-style-name="P3" draw:layer="layout" svg:width="0.106cm" svg:height="0.149cm" svg:x="20.66cm" svg:y="28.539cm" svg:viewBox="0 0 107 150" svg:d="M107 114v-17h-22v-97h-17l-68 94v20h65v36h20v-36zM65 29v68h-48z">
          <text:p/>
        </draw:path>
        <draw:path draw:style-name="gr20" draw:text-style-name="P3" draw:layer="layout" svg:width="0.022cm" svg:height="0.109cm" svg:x="20.791cm" svg:y="28.579cm" svg:viewBox="0 0 23 110" svg:d="M23 87h-23v23h23zM23 0h-23v22h23z">
          <text:p/>
        </draw:path>
        <draw:path draw:style-name="gr20" draw:text-style-name="P3" draw:layer="layout" svg:width="0.102cm" svg:height="0.15cm" svg:x="20.838cm" svg:y="28.542cm" svg:viewBox="0 0 103 151" svg:d="M32 18h63v-18h-78l-11 80 17 1c7-9 16-14 27-14 19 0 33 11 33 33 0 18-12 34-31 34-17 0-30-8-33-25h-19c4 34 30 42 49 42 47 0 54-37 54-53 0-31-25-48-49-48-13 0-22 4-29 9z">
          <text:p/>
        </draw:path>
        <draw:path draw:style-name="gr20" draw:text-style-name="P3" draw:layer="layout" svg:width="0.1cm" svg:height="0.153cm" svg:x="20.958cm" svg:y="28.539cm" svg:viewBox="0 0 101 154" svg:d="M47 99c13 0 28-6 35-18v1c-5 39-16 56-37 56-15 0-24-9-25-24h-18c0 14 9 40 44 40 52 0 55-69 55-85 0-24-5-69-53-69-32 0-48 24-48 51 0 30 19 48 47 48zM49 82c-12 0-30-3-30-32 0-20 12-33 29-33 21 0 30 15 30 32 0 29-19 33-29 33z">
          <text:p/>
        </draw:path>
        <draw:path draw:style-name="gr20" draw:text-style-name="P3" draw:layer="layout" svg:width="0.113cm" svg:height="0.152cm" svg:x="21.144cm" svg:y="28.536cm" svg:viewBox="0 0 114 153" svg:d="M20 17h43c17 0 30 7 30 26 0 20-12 27-31 27h-42zM20 89h49c33 0 45-25 45-46 0-25-17-43-45-43h-69v153h20z">
          <text:p/>
        </draw:path>
        <draw:path draw:style-name="gr20" draw:text-style-name="P3" draw:layer="layout" svg:width="0.146cm" svg:height="0.152cm" svg:x="21.282cm" svg:y="28.536cm" svg:viewBox="0 0 147 153" svg:d="M147 153v-153h-29l-45 129-43-129h-30v153h20v-91c0-4 0-24 0-38l43 129h20l44-129c0 14 0 34 0 38v91z">
          <text:p/>
        </draw:path>
        <draw:frame draw:style-name="gr22" draw:text-style-name="P6" draw:layer="layout" svg:width="3.401cm" svg:height="0.213cm" svg:x="0.323cm" svg:y="28.534cm">
          <draw:text-box>
            <text:p text:style-name="P1"><text:span text:style-name="T3">kos86760_ch14_105-122.indd <text:s text:c="2"/>117</text:span></text:p>
          </draw:text-box>
        </draw:frame>
        <draw:frame draw:style-name="gr23" draw:text-style-name="P6" draw:layer="layout" svg:width="1.801cm" svg:height="0.213cm" svg:x="19.655cm" svg:y="28.534cm">
          <draw:text-box>
            <text:p text:style-name="P1"><text:span text:style-name="T3">09/01/17 <text:s text:c="2"/>4:59 PM</text:span></text:p>
          </draw:text-box>
        </draw:frame>
        <draw:path draw:style-name="gr14" draw:text-style-name="P4" draw:layer="layout" svg:width="0.167cm" svg:height="0.446cm" svg:x="3.966cm" svg:y="4.9cm" svg:viewBox="0 0 168 447" svg:d="M33 303l-5 123 36-36c0 0 72-83 38-119-26-28-56 6-69 32zM0 0h44l-9 277c29-38 81-71 119-27 50 58-50 124-99 167-11 10-23 25-27 30h-12z">
          <text:p/>
        </draw:path>
        <draw:path draw:style-name="gr14" draw:text-style-name="P4" draw:layer="layout" svg:width="0.166cm" svg:height="0.445cm" svg:x="4.15cm" svg:y="4.636cm" svg:viewBox="0 0 167 446" svg:d="M33 302l-5 123 36-37c0 0 72-83 39-118-28-29-57 6-70 32zM0 0h44l-10 276c29-38 81-71 119-27 50 57-48 124-99 168-11 9-23 25-26 29h-13z">
          <text:p/>
        </draw:path>
        <draw:g>
          <draw:line draw:style-name="gr24" draw:text-style-name="P7" draw:layer="layout" svg:x1="5.379cm" svg:y1="7.81cm" svg:x2="5.379cm" svg:y2="7.219cm">
            <text:p/>
          </draw:line>
          <draw:path draw:style-name="gr14" draw:text-style-name="P4" draw:layer="layout" svg:width="0.256cm" svg:height="0.215cm" svg:x="5.371cm" svg:y="7.078cm" svg:viewBox="0 0 257 216" svg:d="M105 74c-40 21-93 58-70 93 21 31 78-3 119-27 52-30 89-64 72-92-23-38-99 13-121 26zM12 177c-69-124 180-238 234-139 65 119-176 245-234 139z">
            <text:p/>
          </draw:path>
        </draw:g>
        <draw:g>
          <draw:line draw:style-name="gr24" draw:text-style-name="P7" draw:layer="layout" svg:x1="5.637cm" svg:y1="6.687cm" svg:x2="5.637cm" svg:y2="6.271cm">
            <text:p/>
          </draw:line>
          <draw:path draw:style-name="gr14" draw:text-style-name="P4" draw:layer="layout" svg:width="0.256cm" svg:height="0.216cm" svg:x="5.39cm" svg:y="6.61cm" svg:viewBox="0 0 257 217" svg:d="M105 74c-40 22-93 57-70 93 21 31 78-3 119-27 52-30 89-63 72-92-23-38-99 13-121 26zM12 176c-69-124 180-238 234-138 65 119-176 245-234 138z">
            <text:p/>
          </draw:path>
        </draw:g>
        <draw:g>
          <draw:line draw:style-name="gr24" draw:text-style-name="P7" draw:layer="layout" svg:x1="5.409cm" svg:y1="6.037cm" svg:x2="5.409cm" svg:y2="5.534cm">
            <text:p/>
          </draw:line>
          <draw:path draw:style-name="gr14" draw:text-style-name="P4" draw:layer="layout" svg:width="0.256cm" svg:height="0.216cm" svg:x="5.401cm" svg:y="5.394cm" svg:viewBox="0 0 257 217" svg:d="M105 74c-40 21-93 57-70 92 21 31 78-2 119-26 52-31 89-64 72-91-23-39-99 13-121 25zM12 176c-69-123 180-238 234-139 65 120-176 246-234 139z">
            <text:p/>
          </draw:path>
        </draw:g>
        <draw:g>
          <draw:line draw:style-name="gr24" draw:text-style-name="P7" draw:layer="layout" svg:x1="5.648cm" svg:y1="5.286cm" svg:x2="5.648cm" svg:y2="4.783cm">
            <text:p/>
          </draw:line>
          <draw:path draw:style-name="gr14" draw:text-style-name="P4" draw:layer="layout" svg:width="0.256cm" svg:height="0.216cm" svg:x="5.401cm" svg:y="5.209cm" svg:viewBox="0 0 257 217" svg:d="M105 74c-40 21-93 57-70 93 21 31 78-2 119-28 52-30 89-63 72-90-23-38-99 13-121 25zM12 177c-69-124 180-238 234-139 65 120-176 245-234 139z">
            <text:p/>
          </draw:path>
        </draw:g>
        <draw:path draw:style-name="gr14" draw:text-style-name="P4" draw:layer="layout" svg:width="0.166cm" svg:height="0.445cm" svg:x="4.317cm" svg:y="4.997cm" svg:viewBox="0 0 167 446" svg:d="M33 302l-5 123 36-37c0 0 72-83 39-118-28-29-57 6-70 32zM0 0h44l-10 276c29-38 81-71 119-27 50 57-48 124-99 168-11 9-23 25-26 29h-13z">
          <text:p/>
        </draw:path>
        <draw:path draw:style-name="gr14" draw:text-style-name="P4" draw:layer="layout" svg:width="0.167cm" svg:height="0.446cm" svg:x="3.966cm" svg:y="7.034cm" svg:viewBox="0 0 168 447" svg:d="M33 303l-5 123 36-36c0 0 72-83 38-119-26-28-56 6-69 32zM0 0h44l-9 277c29-38 81-71 119-27 50 58-50 124-99 167-11 10-23 25-27 30h-12z">
          <text:p/>
        </draw:path>
        <draw:path draw:style-name="gr14" draw:text-style-name="P4" draw:layer="layout" svg:width="0.166cm" svg:height="0.445cm" svg:x="4.15cm" svg:y="6.77cm" svg:viewBox="0 0 167 446" svg:d="M33 302l-5 123 36-37c0 0 72-83 39-118-28-29-57 6-70 32zM0 0h44l-10 276c29-38 81-71 119-27 50 57-48 124-99 168-11 9-23 25-26 29h-13z">
          <text:p/>
        </draw:path>
        <draw:path draw:style-name="gr14" draw:text-style-name="P4" draw:layer="layout" svg:width="0.166cm" svg:height="0.445cm" svg:x="4.317cm" svg:y="7.131cm" svg:viewBox="0 0 167 446" svg:d="M33 302l-5 123 36-37c0 0 72-83 39-118-28-29-57 6-70 32zM0 0h44l-10 276c29-38 81-71 119-27 50 57-48 124-99 168-11 9-23 25-26 29h-13z">
          <text:p/>
        </draw:path>
        <draw:g>
          <draw:line draw:style-name="gr24" draw:text-style-name="P7" draw:layer="layout" svg:x1="6.408cm" svg:y1="5.369cm" svg:x2="6.408cm" svg:y2="4.866cm">
            <text:p/>
          </draw:line>
          <draw:path draw:style-name="gr14" draw:text-style-name="P4" draw:layer="layout" svg:width="0.256cm" svg:height="0.216cm" svg:x="6.161cm" svg:y="5.292cm" svg:viewBox="0 0 257 217" svg:d="M105 74c-40 21-93 57-70 93 21 31 78-2 119-28 52-30 89-63 72-90-23-38-99 13-121 25zM12 177c-69-124 180-238 234-139 65 120-176 245-234 139z">
            <text:p/>
          </draw:path>
        </draw:g>
        <draw:g>
          <draw:line draw:style-name="gr24" draw:text-style-name="P7" draw:layer="layout" svg:x1="6.164cm" svg:y1="7.723cm" svg:x2="6.164cm" svg:y2="7.132cm">
            <text:p/>
          </draw:line>
          <draw:path draw:style-name="gr14" draw:text-style-name="P4" draw:layer="layout" svg:width="0.256cm" svg:height="0.215cm" svg:x="6.156cm" svg:y="6.991cm" svg:viewBox="0 0 257 216" svg:d="M105 74c-40 21-93 58-70 93 21 31 78-3 119-27 52-30 89-64 72-92-23-38-99 13-121 26zM12 177c-69-124 180-238 234-139 65 119-176 245-234 139z">
            <text:p/>
          </draw:path>
        </draw:g>
        <draw:frame draw:style-name="gr1" draw:text-style-name="P2" draw:layer="layout" svg:width="0.352cm" svg:height="0.48cm" svg:x="6.13cm" svg:y="8.081cm">
          <draw:text-box>
            <text:p text:style-name="P1"><text:span text:style-name="T2">I</text:span></text:p>
          </draw:text-box>
        </draw:frame>
        <draw:g>
          <draw:line draw:style-name="gr24" draw:text-style-name="P7" draw:layer="layout" svg:x1="6.393cm" svg:y1="6.687cm" svg:x2="6.393cm" svg:y2="6.271cm">
            <text:p/>
          </draw:line>
          <draw:path draw:style-name="gr14" draw:text-style-name="P4" draw:layer="layout" svg:width="0.256cm" svg:height="0.216cm" svg:x="6.146cm" svg:y="6.61cm" svg:viewBox="0 0 257 217" svg:d="M105 74c-40 22-93 57-70 93 21 31 78-3 119-27 52-30 89-63 72-92-23-38-99 13-121 26zM12 176c-69-124 180-238 234-138 65 119-176 245-234 138z">
            <text:p/>
          </draw:path>
        </draw:g>
        <draw:g>
          <draw:line draw:style-name="gr24" draw:text-style-name="P7" draw:layer="layout" svg:x1="6.169cm" svg:y1="6.112cm" svg:x2="6.169cm" svg:y2="5.609cm">
            <text:p/>
          </draw:line>
          <draw:path draw:style-name="gr14" draw:text-style-name="P4" draw:layer="layout" svg:width="0.256cm" svg:height="0.216cm" svg:x="6.161cm" svg:y="5.469cm" svg:viewBox="0 0 257 217" svg:d="M105 74c-40 21-93 57-70 92 21 31 78-2 119-26 52-31 89-64 72-91-23-39-99 13-121 25zM12 176c-69-123 180-238 234-139 65 120-176 246-234 139z">
            <text:p/>
          </draw:path>
        </draw:g>
        <draw:g>
          <draw:line draw:style-name="gr24" draw:text-style-name="P7" draw:layer="layout" svg:x1="4.954cm" svg:y1="5.37cm" svg:x2="4.954cm" svg:y2="4.867cm">
            <text:p/>
          </draw:line>
          <draw:path draw:style-name="gr14" draw:text-style-name="P4" draw:layer="layout" svg:width="0.256cm" svg:height="0.216cm" svg:x="4.707cm" svg:y="5.293cm" svg:viewBox="0 0 257 217" svg:d="M105 74c-40 21-93 57-70 93 21 31 78-2 119-28 52-30 89-63 72-90-23-38-99 13-121 25zM12 177c-69-124 180-238 234-139 65 120-176 245-234 139z">
            <text:p/>
          </draw:path>
        </draw:g>
        <draw:g>
          <draw:line draw:style-name="gr24" draw:text-style-name="P7" draw:layer="layout" svg:x1="4.71cm" svg:y1="7.724cm" svg:x2="4.71cm" svg:y2="7.133cm">
            <text:p/>
          </draw:line>
          <draw:path draw:style-name="gr14" draw:text-style-name="P4" draw:layer="layout" svg:width="0.256cm" svg:height="0.215cm" svg:x="4.702cm" svg:y="6.992cm" svg:viewBox="0 0 257 216" svg:d="M105 74c-40 21-93 58-70 93 21 31 78-3 119-27 52-30 89-64 72-92-23-38-99 13-121 26zM12 177c-69-124 180-238 234-139 65 119-176 245-234 139z">
            <text:p/>
          </draw:path>
        </draw:g>
        <draw:g>
          <draw:line draw:style-name="gr24" draw:text-style-name="P7" draw:layer="layout" svg:x1="4.939cm" svg:y1="6.688cm" svg:x2="4.939cm" svg:y2="6.272cm">
            <text:p/>
          </draw:line>
          <draw:path draw:style-name="gr14" draw:text-style-name="P4" draw:layer="layout" svg:width="0.256cm" svg:height="0.216cm" svg:x="4.692cm" svg:y="6.611cm" svg:viewBox="0 0 257 217" svg:d="M105 74c-40 22-93 57-70 93 21 31 78-3 119-27 52-30 89-63 72-92-23-38-99 13-121 26zM12 176c-69-124 180-238 234-138 65 119-176 245-234 138z">
            <text:p/>
          </draw:path>
        </draw:g>
        <draw:g>
          <draw:line draw:style-name="gr24" draw:text-style-name="P7" draw:layer="layout" svg:x1="4.715cm" svg:y1="6.113cm" svg:x2="4.715cm" svg:y2="5.61cm">
            <text:p/>
          </draw:line>
          <draw:path draw:style-name="gr14" draw:text-style-name="P4" draw:layer="layout" svg:width="0.256cm" svg:height="0.216cm" svg:x="4.707cm" svg:y="5.47cm" svg:viewBox="0 0 257 217" svg:d="M105 74c-40 21-93 57-70 92 21 31 78-2 119-26 52-31 89-64 72-91-23-39-99 13-121 25zM12 176c-69-123 180-238 234-139 65 120-176 246-234 139z">
            <text:p/>
          </draw:path>
        </draw:g>
        <draw:frame draw:style-name="gr1" draw:text-style-name="P2" draw:layer="layout" svg:width="0.352cm" svg:height="0.48cm" svg:x="4.548cm" svg:y="8.081cm">
          <draw:text-box>
            <text:p text:style-name="P1"><text:span text:style-name="T2">I</text:span></text:p>
          </draw:text-box>
        </draw:frame>
        <draw:frame draw:style-name="gr1" draw:text-style-name="P2" draw:layer="layout" svg:width="0.352cm" svg:height="0.48cm" svg:x="4.088cm" svg:y="3.958cm">
          <draw:text-box>
            <text:p text:style-name="P1"><text:span text:style-name="T2">E</text:span><text:span text:style-name="T4">b</text:span></text:p>
          </draw:text-box>
        </draw:frame>
        <draw:frame draw:style-name="gr25" draw:text-style-name="P2" draw:layer="layout" svg:width="0.861cm" svg:height="0.48cm" svg:x="4.824cm" svg:y="3.958cm">
          <draw:text-box>
            <text:p text:style-name="P1"><text:span text:style-name="T2">B</text:span><text:span text:style-name="T4">b7</text:span><text:span text:style-name="T5">/D</text:span></text:p>
          </draw:text-box>
        </draw:frame>
        <draw:frame draw:style-name="gr1" draw:text-style-name="P2" draw:layer="layout" svg:width="0.352cm" svg:height="0.48cm" svg:x="5.915cm" svg:y="3.958cm">
          <draw:text-box>
            <text:p text:style-name="P1"><text:span text:style-name="T2">E</text:span><text:span text:style-name="T4">b</text:span></text:p>
          </draw:text-box>
        </draw:frame>
        <draw:path draw:style-name="gr14" draw:text-style-name="P4" draw:layer="layout" svg:width="0.167cm" svg:height="0.446cm" svg:x="7.202cm" svg:y="4.901cm" svg:viewBox="0 0 168 447" svg:d="M33 303l-5 123 36-36c0 0 72-83 38-119-26-28-56 6-69 32zM0 0h44l-9 277c29-38 81-71 119-27 50 58-50 124-99 167-11 10-23 25-27 30h-12z">
          <text:p/>
        </draw:path>
        <draw:path draw:style-name="gr14" draw:text-style-name="P4" draw:layer="layout" svg:width="0.166cm" svg:height="0.445cm" svg:x="7.386cm" svg:y="4.637cm" svg:viewBox="0 0 167 446" svg:d="M33 302l-5 123 36-37c0 0 72-83 39-118-28-29-57 6-70 32zM0 0h44l-10 276c29-38 81-71 119-27 50 57-48 124-99 168-11 9-23 25-26 29h-13z">
          <text:p/>
        </draw:path>
        <draw:path draw:style-name="gr14" draw:text-style-name="P4" draw:layer="layout" svg:width="0.167cm" svg:height="0.446cm" svg:x="7.202cm" svg:y="7.035cm" svg:viewBox="0 0 168 447" svg:d="M33 303l-5 123 36-36c0 0 72-83 38-119-26-28-56 6-69 32zM0 0h44l-9 277c29-38 81-71 119-27 50 58-50 124-99 167-11 10-23 25-27 30h-12z">
          <text:p/>
        </draw:path>
        <draw:path draw:style-name="gr14" draw:text-style-name="P4" draw:layer="layout" svg:width="0.166cm" svg:height="0.445cm" svg:x="7.386cm" svg:y="6.771cm" svg:viewBox="0 0 167 446" svg:d="M33 302l-5 123 36-37c0 0 72-83 39-118-28-29-57 6-70 32zM0 0h44l-10 276c29-38 81-71 119-27 50 57-48 124-99 168-11 9-23 25-26 29h-13z">
          <text:p/>
        </draw:path>
        <draw:g>
          <draw:line draw:style-name="gr24" draw:text-style-name="P7" draw:layer="layout" svg:x1="9.069cm" svg:y1="7.893cm" svg:x2="9.069cm" svg:y2="7.302cm">
            <text:p/>
          </draw:line>
          <draw:path draw:style-name="gr14" draw:text-style-name="P4" draw:layer="layout" svg:width="0.256cm" svg:height="0.215cm" svg:x="9.061cm" svg:y="7.161cm" svg:viewBox="0 0 257 216" svg:d="M105 74c-40 21-93 58-70 93 21 31 78-3 119-27 52-30 89-64 72-92-23-38-99 13-121 26zM12 177c-69-124 180-238 234-139 65 119-176 245-234 139z">
            <text:p/>
          </draw:path>
        </draw:g>
        <draw:g>
          <draw:line draw:style-name="gr24" draw:text-style-name="P7" draw:layer="layout" svg:x1="9.304cm" svg:y1="6.79cm" svg:x2="9.304cm" svg:y2="6.374cm">
            <text:p/>
          </draw:line>
          <draw:path draw:style-name="gr14" draw:text-style-name="P4" draw:layer="layout" svg:width="0.256cm" svg:height="0.216cm" svg:x="9.057cm" svg:y="6.713cm" svg:viewBox="0 0 257 217" svg:d="M105 74c-40 22-93 57-70 93 21 31 78-3 119-27 52-30 89-63 72-92-23-38-99 13-121 26zM12 176c-69-124 180-238 234-138 65 119-176 245-234 138z">
            <text:p/>
          </draw:path>
        </draw:g>
        <draw:path draw:style-name="gr14" draw:text-style-name="P8" draw:layer="layout" svg:width="0.168cm" svg:height="0.541cm" svg:x="7.776cm" svg:y="5.212cm" svg:viewBox="0 0 169 542" svg:d="M115 202l-61 28v115l61-28zM115 511v-132l-61 30v133h-23v-121l-31 12v-64l31-12v-117l-31 12v-62l31-14v-142h23v132l61-28v-138h23v128l31-14v62l-31 14v117l31-14v62l-31 14v142z">
          <text:p/>
        </draw:path>
        <draw:g>
          <draw:line draw:style-name="gr24" draw:text-style-name="P7" draw:layer="layout" svg:x1="9.07cm" svg:y1="6.133cm" svg:x2="9.07cm" svg:y2="5.542cm">
            <text:p/>
          </draw:line>
          <draw:path draw:style-name="gr14" draw:text-style-name="P4" draw:layer="layout" svg:width="0.256cm" svg:height="0.215cm" svg:x="9.062cm" svg:y="5.401cm" svg:viewBox="0 0 257 216" svg:d="M105 74c-40 21-93 58-70 93 21 31 78-3 119-27 52-30 89-64 72-92-23-38-99 13-121 26zM12 177c-69-124 180-238 234-139 65 119-176 245-234 139z">
            <text:p/>
          </draw:path>
        </draw:g>
        <draw:g>
          <draw:line draw:style-name="gr24" draw:text-style-name="P7" draw:layer="layout" svg:x1="9.305cm" svg:y1="5.014cm" svg:x2="9.305cm" svg:y2="4.598cm">
            <text:p/>
          </draw:line>
          <draw:path draw:style-name="gr14" draw:text-style-name="P4" draw:layer="layout" svg:width="0.256cm" svg:height="0.216cm" svg:x="9.058cm" svg:y="4.937cm" svg:viewBox="0 0 257 217" svg:d="M105 74c-40 22-93 57-70 93 21 31 78-3 119-27 52-30 89-63 72-92-23-38-99 13-121 26zM12 176c-69-124 180-238 234-138 65 119-176 245-234 138z">
            <text:p/>
          </draw:path>
        </draw:g>
        <draw:g>
          <draw:line draw:style-name="gr24" draw:text-style-name="P7" draw:layer="layout" svg:x1="9.962cm" svg:y1="6.035cm" svg:x2="9.962cm" svg:y2="5.444cm">
            <text:p/>
          </draw:line>
          <draw:path draw:style-name="gr14" draw:text-style-name="P4" draw:layer="layout" svg:width="0.256cm" svg:height="0.215cm" svg:x="9.954cm" svg:y="5.303cm" svg:viewBox="0 0 257 216" svg:d="M105 74c-40 21-93 58-70 93 21 31 78-3 119-27 52-30 89-64 72-92-23-38-99 13-121 26zM12 177c-69-124 180-238 234-139 65 119-176 245-234 139z">
            <text:p/>
          </draw:path>
        </draw:g>
        <draw:g>
          <draw:line draw:style-name="gr24" draw:text-style-name="P7" draw:layer="layout" svg:x1="9.934cm" svg:y1="7.979cm" svg:x2="9.934cm" svg:y2="7.388cm">
            <text:p/>
          </draw:line>
          <draw:path draw:style-name="gr14" draw:text-style-name="P4" draw:layer="layout" svg:width="0.256cm" svg:height="0.215cm" svg:x="9.926cm" svg:y="7.247cm" svg:viewBox="0 0 257 216" svg:d="M105 74c-40 21-93 58-70 93 21 31 78-3 119-27 52-30 89-64 72-92-23-38-99 13-121 26zM12 177c-69-124 180-238 234-139 65 119-176 245-234 139z">
            <text:p/>
          </draw:path>
        </draw:g>
        <draw:frame draw:style-name="gr1" draw:text-style-name="P2" draw:layer="layout" svg:width="0.352cm" svg:height="0.48cm" svg:x="9.97cm" svg:y="8.081cm">
          <draw:text-box>
            <text:p text:style-name="P1"><text:span text:style-name="T2">I</text:span><text:span text:style-name="T4">6</text:span></text:p>
          </draw:text-box>
        </draw:frame>
        <draw:g>
          <draw:line draw:style-name="gr24" draw:text-style-name="P7" draw:layer="layout" svg:x1="10.197cm" svg:y1="5.014cm" svg:x2="10.197cm" svg:y2="4.598cm">
            <text:p/>
          </draw:line>
          <draw:path draw:style-name="gr14" draw:text-style-name="P4" draw:layer="layout" svg:width="0.256cm" svg:height="0.216cm" svg:x="9.95cm" svg:y="4.937cm" svg:viewBox="0 0 257 217" svg:d="M105 74c-40 22-93 57-70 93 21 31 78-3 119-27 52-30 89-63 72-92-23-38-99 13-121 26zM12 176c-69-124 180-238 234-138 65 119-176 245-234 138z">
            <text:p/>
          </draw:path>
        </draw:g>
        <draw:g>
          <draw:line draw:style-name="gr24" draw:text-style-name="P7" draw:layer="layout" svg:x1="10.174cm" svg:y1="6.878cm" svg:x2="10.174cm" svg:y2="6.462cm">
            <text:p/>
          </draw:line>
          <draw:path draw:style-name="gr14" draw:text-style-name="P4" draw:layer="layout" svg:width="0.256cm" svg:height="0.216cm" svg:x="9.927cm" svg:y="6.801cm" svg:viewBox="0 0 257 217" svg:d="M105 74c-40 22-93 57-70 93 21 31 78-3 119-27 52-30 89-63 72-92-23-38-99 13-121 26zM12 176c-69-124 180-238 234-138 65 119-176 245-234 138z">
            <text:p/>
          </draw:path>
        </draw:g>
        <draw:g>
          <draw:line draw:style-name="gr24" draw:text-style-name="P7" draw:layer="layout" svg:x1="8.119cm" svg:y1="7.802cm" svg:x2="8.119cm" svg:y2="7.211cm">
            <text:p/>
          </draw:line>
          <draw:path draw:style-name="gr14" draw:text-style-name="P4" draw:layer="layout" svg:width="0.256cm" svg:height="0.215cm" svg:x="8.111cm" svg:y="7.07cm" svg:viewBox="0 0 257 216" svg:d="M105 74c-40 21-93 58-70 93 21 31 78-3 119-27 52-30 89-64 72-92-23-38-99 13-121 26zM12 177c-69-124 180-238 234-139 65 119-176 245-234 139z">
            <text:p/>
          </draw:path>
        </draw:g>
        <draw:frame draw:style-name="gr1" draw:text-style-name="P2" draw:layer="layout" svg:width="0.352cm" svg:height="0.48cm" svg:x="8.096cm" svg:y="8.081cm">
          <draw:text-box>
            <text:p text:style-name="P1"><text:span text:style-name="T2">V</text:span></text:p>
          </draw:text-box>
        </draw:frame>
        <draw:g>
          <draw:line draw:style-name="gr24" draw:text-style-name="P7" draw:layer="layout" svg:x1="8.344cm" svg:y1="6.79cm" svg:x2="8.344cm" svg:y2="6.374cm">
            <text:p/>
          </draw:line>
          <draw:path draw:style-name="gr14" draw:text-style-name="P4" draw:layer="layout" svg:width="0.256cm" svg:height="0.216cm" svg:x="8.097cm" svg:y="6.713cm" svg:viewBox="0 0 257 217" svg:d="M105 74c-40 22-93 57-70 93 21 31 78-3 119-27 52-30 89-63 72-92-23-38-99 13-121 26zM12 176c-69-124 180-238 234-138 65 119-176 245-234 138z">
            <text:p/>
          </draw:path>
        </draw:g>
        <draw:g>
          <draw:line draw:style-name="gr24" draw:text-style-name="P7" draw:layer="layout" svg:x1="8.099cm" svg:y1="6.133cm" svg:x2="8.099cm" svg:y2="5.542cm">
            <text:p/>
          </draw:line>
          <draw:path draw:style-name="gr14" draw:text-style-name="P4" draw:layer="layout" svg:width="0.256cm" svg:height="0.215cm" svg:x="8.091cm" svg:y="5.401cm" svg:viewBox="0 0 257 216" svg:d="M105 74c-40 21-93 58-70 93 21 31 78-3 119-27 52-30 89-64 72-92-23-38-99 13-121 26zM12 177c-69-124 180-238 234-139 65 119-176 245-234 139z">
            <text:p/>
          </draw:path>
        </draw:g>
        <draw:g>
          <draw:line draw:style-name="gr24" draw:text-style-name="P7" draw:layer="layout" svg:x1="8.334cm" svg:y1="5.014cm" svg:x2="8.334cm" svg:y2="4.598cm">
            <text:p/>
          </draw:line>
          <draw:path draw:style-name="gr14" draw:text-style-name="P4" draw:layer="layout" svg:width="0.256cm" svg:height="0.216cm" svg:x="8.087cm" svg:y="4.937cm" svg:viewBox="0 0 257 217" svg:d="M105 74c-40 22-93 57-70 93 21 31 78-3 119-27 52-30 89-63 72-92-23-38-99 13-121 26zM12 176c-69-124 180-238 234-138 65 119-176 245-234 138z">
            <text:p/>
          </draw:path>
        </draw:g>
        <draw:frame draw:style-name="gr1" draw:text-style-name="P2" draw:layer="layout" svg:width="0.352cm" svg:height="0.48cm" svg:x="7.951cm" svg:y="3.958cm">
          <draw:text-box>
            <text:p text:style-name="P1"><text:span text:style-name="T2">D</text:span></text:p>
          </draw:text-box>
        </draw:frame>
        <draw:frame draw:style-name="gr26" draw:text-style-name="P2" draw:layer="layout" svg:width="0.725cm" svg:height="0.48cm" svg:x="8.687cm" svg:y="3.958cm">
          <draw:text-box>
            <text:p text:style-name="P1"><text:span text:style-name="T2">D</text:span><text:span text:style-name="T4">7</text:span><text:span text:style-name="T5">/C</text:span></text:p>
          </draw:text-box>
        </draw:frame>
        <draw:frame draw:style-name="gr27" draw:text-style-name="P2" draw:layer="layout" svg:width="0.692cm" svg:height="0.48cm" svg:x="9.778cm" svg:y="3.958cm">
          <draw:text-box>
            <text:p text:style-name="P1"><text:span text:style-name="T2">g/b</text:span><text:span text:style-name="T4">b</text:span></text:p>
          </draw:text-box>
        </draw:frame>
        <draw:g>
          <draw:line draw:style-name="gr24" draw:text-style-name="P7" draw:layer="layout" svg:x1="12.868cm" svg:y1="8.072cm" svg:x2="12.868cm" svg:y2="7.481cm">
            <text:p/>
          </draw:line>
          <draw:path draw:style-name="gr14" draw:text-style-name="P4" draw:layer="layout" svg:width="0.256cm" svg:height="0.215cm" svg:x="12.86cm" svg:y="7.34cm" svg:viewBox="0 0 257 216" svg:d="M105 74c-40 21-93 58-70 93 21 31 78-3 119-27 52-30 89-64 72-92-23-38-99 13-121 26zM12 177c-69-124 180-238 234-139 65 119-176 245-234 139z">
            <text:p/>
          </draw:path>
        </draw:g>
        <draw:path draw:style-name="gr14" draw:text-style-name="P8" draw:layer="layout" svg:width="0.168cm" svg:height="0.541cm" svg:x="10.969cm" svg:y="4.60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1.198cm" svg:y="4.86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0.969cm" svg:y="6.727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1.198cm" svg:y="6.987cm" svg:viewBox="0 0 169 542" svg:d="M115 202l-61 28v115l61-28zM115 511v-132l-61 30v133h-23v-121l-31 12v-64l31-12v-117l-31 12v-62l31-14v-142h23v132l61-28v-138h23v128l31-14v62l-31 14v117l31-14v62l-31 14v142z">
          <text:p/>
        </draw:path>
        <draw:g>
          <draw:line draw:style-name="gr24" draw:text-style-name="P7" draw:layer="layout" svg:x1="13.096cm" svg:y1="6.882cm" svg:x2="13.096cm" svg:y2="6.466cm">
            <text:p/>
          </draw:line>
          <draw:path draw:style-name="gr14" draw:text-style-name="P4" draw:layer="layout" svg:width="0.256cm" svg:height="0.216cm" svg:x="12.849cm" svg:y="6.805cm" svg:viewBox="0 0 257 217" svg:d="M105 74c-40 22-93 57-70 93 21 31 78-3 119-27 52-30 89-63 72-92-23-38-99 13-121 26zM12 176c-69-124 180-238 234-138 65 119-176 245-234 138z">
            <text:p/>
          </draw:path>
        </draw:g>
        <draw:g>
          <draw:line draw:style-name="gr24" draw:text-style-name="P7" draw:layer="layout" svg:x1="13.097cm" svg:y1="5.123cm" svg:x2="13.097cm" svg:y2="4.707cm">
            <text:p/>
          </draw:line>
          <draw:path draw:style-name="gr14" draw:text-style-name="P4" draw:layer="layout" svg:width="0.256cm" svg:height="0.216cm" svg:x="12.85cm" svg:y="5.046cm" svg:viewBox="0 0 257 217" svg:d="M105 74c-40 22-93 57-70 93 21 31 78-3 119-27 52-30 89-63 72-92-23-38-99 13-121 26zM12 176c-69-124 180-238 234-138 65 119-176 245-234 138z">
            <text:p/>
          </draw:path>
        </draw:g>
        <draw:g>
          <draw:line draw:style-name="gr24" draw:text-style-name="P7" draw:layer="layout" svg:x1="12.857cm" svg:y1="6.207cm" svg:x2="12.857cm" svg:y2="5.616cm">
            <text:p/>
          </draw:line>
          <draw:path draw:style-name="gr14" draw:text-style-name="P4" draw:layer="layout" svg:width="0.256cm" svg:height="0.215cm" svg:x="12.849cm" svg:y="5.475cm" svg:viewBox="0 0 257 216" svg:d="M105 74c-40 21-93 58-70 93 21 31 78-3 119-27 52-30 89-64 72-92-23-38-99 13-121 26zM12 177c-69-124 180-238 234-139 65 119-176 245-234 139z">
            <text:p/>
          </draw:path>
        </draw:g>
        <draw:g>
          <draw:line draw:style-name="gr24" draw:text-style-name="P7" draw:layer="layout" svg:x1="13.74cm" svg:y1="8.072cm" svg:x2="13.74cm" svg:y2="7.481cm">
            <text:p/>
          </draw:line>
          <draw:path draw:style-name="gr14" draw:text-style-name="P4" draw:layer="layout" svg:width="0.256cm" svg:height="0.215cm" svg:x="13.732cm" svg:y="7.34cm" svg:viewBox="0 0 257 216" svg:d="M105 74c-40 21-93 58-70 93 21 31 78-3 119-27 52-30 89-64 72-92-23-38-99 13-121 26zM12 177c-69-124 180-238 234-139 65 119-176 245-234 139z">
            <text:p/>
          </draw:path>
        </draw:g>
        <draw:g>
          <draw:line draw:style-name="gr24" draw:text-style-name="P7" draw:layer="layout" svg:x1="13.946cm" svg:y1="5.015cm" svg:x2="13.946cm" svg:y2="4.599cm">
            <text:p/>
          </draw:line>
          <draw:path draw:style-name="gr14" draw:text-style-name="P4" draw:layer="layout" svg:width="0.256cm" svg:height="0.216cm" svg:x="13.699cm" svg:y="4.938cm" svg:viewBox="0 0 257 217" svg:d="M105 74c-40 22-93 57-70 93 21 31 78-3 119-27 52-30 89-63 72-92-23-38-99 13-121 26zM12 176c-69-124 180-238 234-138 65 119-176 245-234 138z">
            <text:p/>
          </draw:path>
        </draw:g>
        <draw:g>
          <draw:line draw:style-name="gr24" draw:text-style-name="P7" draw:layer="layout" svg:x1="13.993cm" svg:y1="6.979cm" svg:x2="13.993cm" svg:y2="6.563cm">
            <text:p/>
          </draw:line>
          <draw:path draw:style-name="gr14" draw:text-style-name="P4" draw:layer="layout" svg:width="0.256cm" svg:height="0.216cm" svg:x="13.746cm" svg:y="6.902cm" svg:viewBox="0 0 257 217" svg:d="M105 74c-40 22-93 57-70 93 21 31 78-3 119-27 52-30 89-63 72-92-23-38-99 13-121 26zM12 176c-69-124 180-238 234-138 65 119-176 245-234 138z">
            <text:p/>
          </draw:path>
        </draw:g>
        <draw:g>
          <draw:line draw:style-name="gr24" draw:text-style-name="P7" draw:layer="layout" svg:x1="13.705cm" svg:y1="6.318cm" svg:x2="13.705cm" svg:y2="5.727cm">
            <text:p/>
          </draw:line>
          <draw:path draw:style-name="gr14" draw:text-style-name="P4" draw:layer="layout" svg:width="0.256cm" svg:height="0.215cm" svg:x="13.697cm" svg:y="5.586cm" svg:viewBox="0 0 257 216" svg:d="M105 74c-40 21-93 58-70 93 21 31 78-3 119-27 52-30 89-64 72-92-23-38-99 13-121 26zM12 177c-69-124 180-238 234-139 65 119-176 245-234 139z">
            <text:p/>
          </draw:path>
        </draw:g>
        <draw:g>
          <draw:line draw:style-name="gr24" draw:text-style-name="P7" draw:layer="layout" svg:x1="11.991cm" svg:y1="8.152cm" svg:x2="11.991cm" svg:y2="7.561cm">
            <text:p/>
          </draw:line>
          <draw:path draw:style-name="gr14" draw:text-style-name="P4" draw:layer="layout" svg:width="0.256cm" svg:height="0.215cm" svg:x="11.983cm" svg:y="7.42cm" svg:viewBox="0 0 257 216" svg:d="M105 74c-40 21-93 58-70 93 21 31 78-3 119-27 52-30 89-64 72-92-23-38-99 13-121 26zM12 177c-69-124 180-238 234-139 65 119-176 245-234 139z">
            <text:p/>
          </draw:path>
        </draw:g>
        <draw:g>
          <draw:line draw:style-name="gr24" draw:text-style-name="P7" draw:layer="layout" svg:x1="12.197cm" svg:y1="5.206cm" svg:x2="12.197cm" svg:y2="4.79cm">
            <text:p/>
          </draw:line>
          <draw:path draw:style-name="gr14" draw:text-style-name="P4" draw:layer="layout" svg:width="0.256cm" svg:height="0.216cm" svg:x="11.95cm" svg:y="5.129cm" svg:viewBox="0 0 257 217" svg:d="M105 74c-40 22-93 57-70 93 21 31 78-3 119-27 52-30 89-63 72-92-23-38-99 13-121 26zM12 176c-69-124 180-238 234-138 65 119-176 245-234 138z">
            <text:p/>
          </draw:path>
        </draw:g>
        <draw:g>
          <draw:line draw:style-name="gr24" draw:text-style-name="P7" draw:layer="layout" svg:x1="12.244cm" svg:y1="6.88cm" svg:x2="12.244cm" svg:y2="6.464cm">
            <text:p/>
          </draw:line>
          <draw:path draw:style-name="gr14" draw:text-style-name="P4" draw:layer="layout" svg:width="0.256cm" svg:height="0.216cm" svg:x="11.997cm" svg:y="6.803cm" svg:viewBox="0 0 257 217" svg:d="M105 74c-40 22-93 57-70 93 21 31 78-3 119-27 52-30 89-63 72-92-23-38-99 13-121 26zM12 176c-69-124 180-238 234-138 65 119-176 245-234 138z">
            <text:p/>
          </draw:path>
        </draw:g>
        <draw:g>
          <draw:line draw:style-name="gr24" draw:text-style-name="P7" draw:layer="layout" svg:x1="11.956cm" svg:y1="6.319cm" svg:x2="11.956cm" svg:y2="5.728cm">
            <text:p/>
          </draw:line>
          <draw:path draw:style-name="gr14" draw:text-style-name="P4" draw:layer="layout" svg:width="0.256cm" svg:height="0.215cm" svg:x="11.948cm" svg:y="5.587cm" svg:viewBox="0 0 257 216" svg:d="M105 74c-40 21-93 58-70 93 21 31 78-3 119-27 52-30 89-64 72-92-23-38-99 13-121 26zM12 177c-69-124 180-238 234-139 65 119-176 245-234 139z">
            <text:p/>
          </draw:path>
        </draw:g>
        <draw:frame draw:style-name="gr1" draw:text-style-name="P2" draw:layer="layout" svg:width="0.352cm" svg:height="0.48cm" svg:x="11.898cm" svg:y="8.081cm">
          <draw:text-box>
            <text:p text:style-name="P1"><text:span text:style-name="T2">IV</text:span></text:p>
          </draw:text-box>
        </draw:frame>
        <draw:frame draw:style-name="gr1" draw:text-style-name="P2" draw:layer="layout" svg:width="0.352cm" svg:height="0.48cm" svg:x="13.698cm" svg:y="8.081cm">
          <draw:text-box>
            <text:p text:style-name="P1"><text:span text:style-name="T2">I</text:span><text:span text:style-name="T4">6</text:span><text:span text:style-name="T6">4</text:span></text:p>
          </draw:text-box>
        </draw:frame>
        <draw:path draw:style-name="gr14" draw:text-style-name="P8" draw:layer="layout" svg:width="0.168cm" svg:height="0.541cm" svg:x="14.758cm" svg:y="4.607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987cm" svg:y="4.867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758cm" svg:y="6.728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987cm" svg:y="6.988cm" svg:viewBox="0 0 169 542" svg:d="M115 202l-61 28v115l61-28zM115 511v-132l-61 30v133h-23v-121l-31 12v-64l31-12v-117l-31 12v-62l31-14v-142h23v132l61-28v-138h23v128l31-14v62l-31 14v117l31-14v62l-31 14v142z">
          <text:p/>
        </draw:path>
        <draw:g>
          <draw:line draw:style-name="gr24" draw:text-style-name="P7" draw:layer="layout" svg:x1="16.862cm" svg:y1="6.792cm" svg:x2="16.862cm" svg:y2="6.376cm">
            <text:p/>
          </draw:line>
          <draw:path draw:style-name="gr14" draw:text-style-name="P4" draw:layer="layout" svg:width="0.256cm" svg:height="0.216cm" svg:x="16.615cm" svg:y="6.715cm" svg:viewBox="0 0 257 217" svg:d="M105 74c-40 22-93 57-70 93 21 31 78-3 119-27 52-30 89-63 72-92-23-38-99 13-121 26zM12 176c-69-124 180-238 234-138 65 119-176 245-234 138z">
            <text:p/>
          </draw:path>
        </draw:g>
        <draw:g>
          <draw:line draw:style-name="gr24" draw:text-style-name="P7" draw:layer="layout" svg:x1="16.633cm" svg:y1="7.883cm" svg:x2="16.633cm" svg:y2="7.292cm">
            <text:p/>
          </draw:line>
          <draw:path draw:style-name="gr14" draw:text-style-name="P4" draw:layer="layout" svg:width="0.256cm" svg:height="0.215cm" svg:x="16.625cm" svg:y="7.151cm" svg:viewBox="0 0 257 216" svg:d="M105 74c-40 21-93 58-70 93 21 31 78-3 119-27 52-30 89-64 72-92-23-38-99 13-121 26zM12 177c-69-124 180-238 234-139 65 119-176 245-234 139z">
            <text:p/>
          </draw:path>
        </draw:g>
        <draw:g>
          <draw:line draw:style-name="gr24" draw:text-style-name="P7" draw:layer="layout" svg:x1="16.638cm" svg:y1="6.119cm" svg:x2="16.638cm" svg:y2="5.528cm">
            <text:p/>
          </draw:line>
          <draw:path draw:style-name="gr14" draw:text-style-name="P4" draw:layer="layout" svg:width="0.256cm" svg:height="0.215cm" svg:x="16.63cm" svg:y="5.387cm" svg:viewBox="0 0 257 216" svg:d="M105 74c-40 21-93 58-70 93 21 31 78-3 119-27 52-30 89-64 72-92-23-38-99 13-121 26zM12 177c-69-124 180-238 234-139 65 119-176 245-234 139z">
            <text:p/>
          </draw:path>
        </draw:g>
        <draw:g>
          <draw:line draw:style-name="gr24" draw:text-style-name="P7" draw:layer="layout" svg:x1="16.871cm" svg:y1="4.931cm" svg:x2="16.871cm" svg:y2="4.515cm">
            <text:p/>
          </draw:line>
          <draw:path draw:style-name="gr14" draw:text-style-name="P4" draw:layer="layout" svg:width="0.256cm" svg:height="0.216cm" svg:x="16.624cm" svg:y="4.854cm" svg:viewBox="0 0 257 217" svg:d="M105 74c-40 22-93 57-70 93 21 31 78-3 119-27 52-30 89-63 72-92-23-38-99 13-121 26zM12 176c-69-124 180-238 234-138 65 119-176 245-234 138z">
            <text:p/>
          </draw:path>
        </draw:g>
        <draw:g>
          <draw:line draw:style-name="gr24" draw:text-style-name="P7" draw:layer="layout" svg:x1="17.749cm" svg:y1="6.699cm" svg:x2="17.749cm" svg:y2="6.283cm">
            <text:p/>
          </draw:line>
          <draw:path draw:style-name="gr14" draw:text-style-name="P4" draw:layer="layout" svg:width="0.256cm" svg:height="0.216cm" svg:x="17.502cm" svg:y="6.622cm" svg:viewBox="0 0 257 217" svg:d="M105 74c-40 22-93 57-70 93 21 31 78-3 119-27 52-30 89-63 72-92-23-38-99 13-121 26zM12 176c-69-124 180-238 234-138 65 119-176 245-234 138z">
            <text:p/>
          </draw:path>
        </draw:g>
        <draw:g>
          <draw:line draw:style-name="gr24" draw:text-style-name="P7" draw:layer="layout" svg:x1="17.754cm" svg:y1="5.028cm" svg:x2="17.754cm" svg:y2="4.612cm">
            <text:p/>
          </draw:line>
          <draw:path draw:style-name="gr14" draw:text-style-name="P4" draw:layer="layout" svg:width="0.256cm" svg:height="0.216cm" svg:x="17.507cm" svg:y="4.951cm" svg:viewBox="0 0 257 217" svg:d="M105 74c-40 22-93 57-70 93 21 31 78-3 119-27 52-30 89-63 72-92-23-38-99 13-121 26zM12 176c-69-124 180-238 234-138 65 119-176 245-234 138z">
            <text:p/>
          </draw:path>
        </draw:g>
        <draw:g>
          <draw:line draw:style-name="gr24" draw:text-style-name="P7" draw:layer="layout" svg:x1="17.512cm" svg:y1="6.119cm" svg:x2="17.512cm" svg:y2="5.528cm">
            <text:p/>
          </draw:line>
          <draw:path draw:style-name="gr14" draw:text-style-name="P4" draw:layer="layout" svg:width="0.256cm" svg:height="0.215cm" svg:x="17.504cm" svg:y="5.387cm" svg:viewBox="0 0 257 216" svg:d="M105 74c-40 21-93 58-70 93 21 31 78-3 119-27 52-30 89-64 72-92-23-38-99 13-121 26zM12 177c-69-124 180-238 234-139 65 119-176 245-234 139z">
            <text:p/>
          </draw:path>
        </draw:g>
        <draw:g>
          <draw:line draw:style-name="gr24" draw:text-style-name="P7" draw:layer="layout" svg:x1="17.525cm" svg:y1="7.98cm" svg:x2="17.525cm" svg:y2="7.389cm">
            <text:p/>
          </draw:line>
          <draw:path draw:style-name="gr14" draw:text-style-name="P4" draw:layer="layout" svg:width="0.256cm" svg:height="0.215cm" svg:x="17.517cm" svg:y="7.248cm" svg:viewBox="0 0 257 216" svg:d="M105 74c-40 21-93 58-70 93 21 31 78-3 119-27 52-30 89-64 72-92-23-38-99 13-121 26zM12 177c-69-124 180-238 234-139 65 119-176 245-234 139z">
            <text:p/>
          </draw:path>
        </draw:g>
        <draw:g>
          <draw:line draw:style-name="gr24" draw:text-style-name="P7" draw:layer="layout" svg:x1="15.924cm" svg:y1="6.972cm" svg:x2="15.924cm" svg:y2="6.556cm">
            <text:p/>
          </draw:line>
          <draw:path draw:style-name="gr14" draw:text-style-name="P4" draw:layer="layout" svg:width="0.256cm" svg:height="0.216cm" svg:x="15.677cm" svg:y="6.895cm" svg:viewBox="0 0 257 217" svg:d="M105 74c-40 22-93 57-70 93 21 31 78-3 119-27 52-30 89-63 72-92-23-38-99 13-121 26zM12 176c-69-124 180-238 234-138 65 119-176 245-234 138z">
            <text:p/>
          </draw:path>
        </draw:g>
        <draw:g>
          <draw:line draw:style-name="gr24" draw:text-style-name="P7" draw:layer="layout" svg:x1="15.929cm" svg:y1="5.207cm" svg:x2="15.929cm" svg:y2="4.791cm">
            <text:p/>
          </draw:line>
          <draw:path draw:style-name="gr14" draw:text-style-name="P4" draw:layer="layout" svg:width="0.256cm" svg:height="0.216cm" svg:x="15.682cm" svg:y="5.13cm" svg:viewBox="0 0 257 217" svg:d="M105 74c-40 22-93 57-70 93 21 31 78-3 119-27 52-30 89-63 72-92-23-38-99 13-121 26zM12 176c-69-124 180-238 234-138 65 119-176 245-234 138z">
            <text:p/>
          </draw:path>
        </draw:g>
        <draw:g>
          <draw:line draw:style-name="gr24" draw:text-style-name="P7" draw:layer="layout" svg:x1="15.687cm" svg:y1="6.306cm" svg:x2="15.687cm" svg:y2="5.715cm">
            <text:p/>
          </draw:line>
          <draw:path draw:style-name="gr14" draw:text-style-name="P4" draw:layer="layout" svg:width="0.256cm" svg:height="0.215cm" svg:x="15.679cm" svg:y="5.574cm" svg:viewBox="0 0 257 216" svg:d="M105 74c-40 21-93 58-70 93 21 31 78-3 119-27 52-30 89-64 72-92-23-38-99 13-121 26zM12 177c-69-124 180-238 234-139 65 119-176 245-234 139z">
            <text:p/>
          </draw:path>
        </draw:g>
        <draw:g>
          <draw:line draw:style-name="gr24" draw:text-style-name="P7" draw:layer="layout" svg:x1="15.7cm" svg:y1="7.98cm" svg:x2="15.7cm" svg:y2="7.389cm">
            <text:p/>
          </draw:line>
          <draw:path draw:style-name="gr14" draw:text-style-name="P4" draw:layer="layout" svg:width="0.256cm" svg:height="0.215cm" svg:x="15.692cm" svg:y="7.248cm" svg:viewBox="0 0 257 216" svg:d="M105 74c-40 21-93 58-70 93 21 31 78-3 119-27 52-30 89-64 72-92-23-38-99 13-121 26zM12 177c-69-124 180-238 234-139 65 119-176 245-234 139z">
            <text:p/>
          </draw:path>
        </draw:g>
        <draw:frame draw:style-name="gr1" draw:text-style-name="P2" draw:layer="layout" svg:width="0.352cm" svg:height="0.48cm" svg:x="15.586cm" svg:y="8.081cm">
          <draw:text-box>
            <text:p text:style-name="P1"><text:span text:style-name="T2">i</text:span></text:p>
          </draw:text-box>
        </draw:frame>
        <draw:frame draw:style-name="gr1" draw:text-style-name="P2" draw:layer="layout" svg:width="0.352cm" svg:height="0.48cm" svg:x="17.577cm" svg:y="8.081cm">
          <draw:text-box>
            <text:p text:style-name="P1"><text:span text:style-name="T2">i</text:span></text:p>
          </draw:text-box>
        </draw:frame>
        <draw:path draw:style-name="gr14" draw:text-style-name="P8" draw:layer="layout" svg:width="0.168cm" svg:height="0.541cm" svg:x="3.937cm" svg:y="10.42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3.912cm" svg:y="12.549cm" svg:viewBox="0 0 169 542" svg:d="M115 202l-61 28v115l61-28zM115 511v-132l-61 30v133h-23v-121l-31 12v-64l31-12v-117l-31 12v-62l31-14v-142h23v132l61-28v-138h23v128l31-14v62l-31 14v117l31-14v62l-31 14v142z">
          <text:p/>
        </draw:path>
        <draw:g>
          <draw:line draw:style-name="gr24" draw:text-style-name="P7" draw:layer="layout" svg:x1="5.499cm" svg:y1="10.678cm" svg:x2="5.499cm" svg:y2="10.175cm">
            <text:p/>
          </draw:line>
          <draw:path draw:style-name="gr14" draw:text-style-name="P4" draw:layer="layout" svg:width="0.256cm" svg:height="0.216cm" svg:x="5.252cm" svg:y="10.601cm" svg:viewBox="0 0 257 217" svg:d="M105 74c-40 21-93 57-70 93 21 31 78-2 119-28 52-30 89-63 72-90-23-38-99 13-121 25zM12 177c-69-124 180-238 234-139 65 120-176 245-234 139z">
            <text:p/>
          </draw:path>
        </draw:g>
        <draw:g>
          <draw:line draw:style-name="gr24" draw:text-style-name="P7" draw:layer="layout" svg:x1="5.255cm" svg:y1="13.619cm" svg:x2="5.255cm" svg:y2="13.028cm">
            <text:p/>
          </draw:line>
          <draw:path draw:style-name="gr14" draw:text-style-name="P4" draw:layer="layout" svg:width="0.256cm" svg:height="0.215cm" svg:x="5.247cm" svg:y="12.887cm" svg:viewBox="0 0 257 216" svg:d="M105 74c-40 21-93 58-70 93 21 31 78-3 119-27 52-30 89-64 72-92-23-38-99 13-121 26zM12 177c-69-124 180-238 234-139 65 119-176 245-234 139z">
            <text:p/>
          </draw:path>
        </draw:g>
        <draw:g>
          <draw:line draw:style-name="gr24" draw:text-style-name="P7" draw:layer="layout" svg:x1="5.484cm" svg:y1="12.439cm" svg:x2="5.484cm" svg:y2="12.023cm">
            <text:p/>
          </draw:line>
          <draw:path draw:style-name="gr14" draw:text-style-name="P4" draw:layer="layout" svg:width="0.256cm" svg:height="0.216cm" svg:x="5.237cm" svg:y="12.362cm" svg:viewBox="0 0 257 217" svg:d="M105 74c-40 22-93 57-70 93 21 31 78-3 119-27 52-30 89-63 72-92-23-38-99 13-121 26zM12 176c-69-124 180-238 234-138 65 119-176 245-234 138z">
            <text:p/>
          </draw:path>
        </draw:g>
        <draw:g>
          <draw:line draw:style-name="gr24" draw:text-style-name="P7" draw:layer="layout" svg:x1="5.26cm" svg:y1="11.685cm" svg:x2="5.26cm" svg:y2="11.182cm">
            <text:p/>
          </draw:line>
          <draw:path draw:style-name="gr14" draw:text-style-name="P4" draw:layer="layout" svg:width="0.256cm" svg:height="0.216cm" svg:x="5.252cm" svg:y="11.042cm" svg:viewBox="0 0 257 217" svg:d="M105 74c-40 21-93 57-70 92 21 31 78-2 119-26 52-31 89-64 72-91-23-39-99 13-121 25zM12 176c-69-123 180-238 234-139 65 120-176 246-234 139z">
            <text:p/>
          </draw:path>
        </draw:g>
        <draw:path draw:style-name="gr15" draw:text-style-name="P3" draw:layer="layout" svg:width="4.98cm" svg:height="15.787cm" svg:x="3.789cm" svg:y="4.439cm" svg:viewBox="0 0 4981 15788" svg:d="M1965 4139h1200M0 4139h1200M178 0h681M1131 0h682M2085 0h681M0 9963h1200M0 15788h1200M3781 4139h1200M3781 9963h1200M3781 15788h1200">
          <text:p/>
        </draw:path>
        <draw:path draw:style-name="gr28" draw:text-style-name="P9" draw:layer="layout" svg:width="0.465cm" svg:height="0.027cm" svg:x="5.129cm" svg:y="12.456cm" svg:viewBox="0 0 466 28" svg:d="M0 28c0-10 0-19 0-28 155 0 310 0 466 0 0 9 0 18 0 28-156 0-311 0-466 0z">
          <text:p/>
        </draw:path>
        <draw:g>
          <draw:line draw:style-name="gr24" draw:text-style-name="P7" draw:layer="layout" svg:x1="6.442cm" svg:y1="10.563cm" svg:x2="6.442cm" svg:y2="10.06cm">
            <text:p/>
          </draw:line>
          <draw:path draw:style-name="gr14" draw:text-style-name="P4" draw:layer="layout" svg:width="0.256cm" svg:height="0.216cm" svg:x="6.195cm" svg:y="10.486cm" svg:viewBox="0 0 257 217" svg:d="M105 74c-40 21-93 57-70 93 21 31 78-2 119-28 52-30 89-63 72-90-23-38-99 13-121 25zM12 177c-69-124 180-238 234-139 65 120-176 245-234 139z">
            <text:p/>
          </draw:path>
        </draw:g>
        <draw:g>
          <draw:line draw:style-name="gr24" draw:text-style-name="P7" draw:layer="layout" svg:x1="6.404cm" svg:y1="12.512cm" svg:x2="6.404cm" svg:y2="12.096cm">
            <text:p/>
          </draw:line>
          <draw:path draw:style-name="gr14" draw:text-style-name="P4" draw:layer="layout" svg:width="0.256cm" svg:height="0.216cm" svg:x="6.157cm" svg:y="12.435cm" svg:viewBox="0 0 257 217" svg:d="M105 74c-40 22-93 57-70 93 21 31 78-3 119-27 52-30 89-63 72-92-23-38-99 13-121 26zM12 176c-69-124 180-238 234-138 65 119-176 245-234 138z">
            <text:p/>
          </draw:path>
        </draw:g>
        <draw:g>
          <draw:line draw:style-name="gr24" draw:text-style-name="P7" draw:layer="layout" svg:x1="4.665cm" svg:y1="10.752cm" svg:x2="4.665cm" svg:y2="10.249cm">
            <text:p/>
          </draw:line>
          <draw:path draw:style-name="gr14" draw:text-style-name="P4" draw:layer="layout" svg:width="0.256cm" svg:height="0.216cm" svg:x="4.418cm" svg:y="10.675cm" svg:viewBox="0 0 257 217" svg:d="M105 74c-40 21-93 57-70 93 21 31 78-2 119-28 52-30 89-63 72-90-23-38-99 13-121 25zM12 177c-69-124 180-238 234-139 65 120-176 245-234 139z">
            <text:p/>
          </draw:path>
        </draw:g>
        <draw:g>
          <draw:line draw:style-name="gr24" draw:text-style-name="P7" draw:layer="layout" svg:x1="4.392cm" svg:y1="13.542cm" svg:x2="4.392cm" svg:y2="12.951cm">
            <text:p/>
          </draw:line>
          <draw:path draw:style-name="gr14" draw:text-style-name="P4" draw:layer="layout" svg:width="0.256cm" svg:height="0.215cm" svg:x="4.384cm" svg:y="12.81cm" svg:viewBox="0 0 257 216" svg:d="M105 74c-40 21-93 58-70 93 21 31 78-3 119-27 52-30 89-64 72-92-23-38-99 13-121 26zM12 177c-69-124 180-238 234-139 65 119-176 245-234 139z">
            <text:p/>
          </draw:path>
        </draw:g>
        <draw:g>
          <draw:line draw:style-name="gr24" draw:text-style-name="P7" draw:layer="layout" svg:x1="4.436cm" svg:y1="11.769cm" svg:x2="4.436cm" svg:y2="11.266cm">
            <text:p/>
          </draw:line>
          <draw:path draw:style-name="gr14" draw:text-style-name="P4" draw:layer="layout" svg:width="0.256cm" svg:height="0.216cm" svg:x="4.428cm" svg:y="11.126cm" svg:viewBox="0 0 257 217" svg:d="M105 74c-40 21-93 57-70 92 21 31 78-2 119-26 52-31 89-64 72-91-23-39-99 13-121 25zM12 176c-69-123 180-238 234-139 65 120-176 246-234 139z">
            <text:p/>
          </draw:path>
        </draw:g>
        <draw:g>
          <draw:line draw:style-name="gr24" draw:text-style-name="P7" draw:layer="layout" svg:x1="6.16cm" svg:y1="13.537cm" svg:x2="6.16cm" svg:y2="12.946cm">
            <text:p/>
          </draw:line>
          <draw:path draw:style-name="gr14" draw:text-style-name="P4" draw:layer="layout" svg:width="0.256cm" svg:height="0.215cm" svg:x="6.152cm" svg:y="12.805cm" svg:viewBox="0 0 257 216" svg:d="M105 74c-40 21-93 58-70 93 21 31 78-3 119-27 52-30 89-64 72-92-23-38-99 13-121 26zM12 177c-69-124 180-238 234-139 65 119-176 245-234 139z">
            <text:p/>
          </draw:path>
        </draw:g>
        <draw:g>
          <draw:line draw:style-name="gr24" draw:text-style-name="P7" draw:layer="layout" svg:x1="6.204cm" svg:y1="11.791cm" svg:x2="6.204cm" svg:y2="11.288cm">
            <text:p/>
          </draw:line>
          <draw:path draw:style-name="gr14" draw:text-style-name="P4" draw:layer="layout" svg:width="0.256cm" svg:height="0.216cm" svg:x="6.196cm" svg:y="11.148cm" svg:viewBox="0 0 257 217" svg:d="M105 74c-40 21-93 57-70 92 21 31 78-2 119-26 52-31 89-64 72-91-23-39-99 13-121 25zM12 176c-69-123 180-238 234-139 65 120-176 246-234 139z">
            <text:p/>
          </draw:path>
        </draw:g>
        <draw:frame draw:style-name="gr29" draw:text-style-name="P2" draw:layer="layout" svg:width="0.446cm" svg:height="0.48cm" svg:x="4.331cm" svg:y="13.883cm">
          <draw:text-box>
            <text:p text:style-name="P1"><text:span text:style-name="T2">IV</text:span><text:span text:style-name="T4">6</text:span></text:p>
          </draw:text-box>
        </draw:frame>
        <draw:g>
          <draw:line draw:style-name="gr24" draw:text-style-name="P7" draw:layer="layout" svg:x1="9.042cm" svg:y1="13.537cm" svg:x2="9.042cm" svg:y2="12.946cm">
            <text:p/>
          </draw:line>
          <draw:path draw:style-name="gr14" draw:text-style-name="P4" draw:layer="layout" svg:width="0.256cm" svg:height="0.215cm" svg:x="9.034cm" svg:y="12.805cm" svg:viewBox="0 0 257 216" svg:d="M105 74c-40 21-93 58-70 93 21 31 78-3 119-27 52-30 89-64 72-92-23-38-99 13-121 26zM12 177c-69-124 180-238 234-139 65 119-176 245-234 139z">
            <text:p/>
          </draw:path>
        </draw:g>
        <draw:g>
          <draw:line draw:style-name="gr24" draw:text-style-name="P7" draw:layer="layout" svg:x1="9.261cm" svg:y1="12.512cm" svg:x2="9.261cm" svg:y2="12.096cm">
            <text:p/>
          </draw:line>
          <draw:path draw:style-name="gr14" draw:text-style-name="P4" draw:layer="layout" svg:width="0.256cm" svg:height="0.216cm" svg:x="9.014cm" svg:y="12.435cm" svg:viewBox="0 0 257 217" svg:d="M105 74c-40 22-93 57-70 93 21 31 78-3 119-27 52-30 89-63 72-92-23-38-99 13-121 26zM12 176c-69-124 180-238 234-138 65 119-176 245-234 138z">
            <text:p/>
          </draw:path>
        </draw:g>
        <draw:g>
          <draw:line draw:style-name="gr24" draw:text-style-name="P7" draw:layer="layout" svg:x1="9.043cm" svg:y1="11.866cm" svg:x2="9.043cm" svg:y2="11.275cm">
            <text:p/>
          </draw:line>
          <draw:path draw:style-name="gr14" draw:text-style-name="P4" draw:layer="layout" svg:width="0.256cm" svg:height="0.215cm" svg:x="9.035cm" svg:y="11.134cm" svg:viewBox="0 0 257 216" svg:d="M105 74c-40 21-93 58-70 93 21 31 78-3 119-27 52-30 89-64 72-92-23-38-99 13-121 26zM12 177c-69-124 180-238 234-139 65 119-176 245-234 139z">
            <text:p/>
          </draw:path>
        </draw:g>
        <draw:g>
          <draw:line draw:style-name="gr24" draw:text-style-name="P7" draw:layer="layout" svg:x1="9.262cm" svg:y1="10.849cm" svg:x2="9.262cm" svg:y2="10.433cm">
            <text:p/>
          </draw:line>
          <draw:path draw:style-name="gr14" draw:text-style-name="P4" draw:layer="layout" svg:width="0.256cm" svg:height="0.216cm" svg:x="9.015cm" svg:y="10.772cm" svg:viewBox="0 0 257 217" svg:d="M105 74c-40 22-93 57-70 93 21 31 78-3 119-27 52-30 89-63 72-92-23-38-99 13-121 26zM12 176c-69-124 180-238 234-138 65 119-176 245-234 138z">
            <text:p/>
          </draw:path>
        </draw:g>
        <draw:g>
          <draw:line draw:style-name="gr24" draw:text-style-name="P7" draw:layer="layout" svg:x1="9.918cm" svg:y1="13.451cm" svg:x2="9.918cm" svg:y2="12.86cm">
            <text:p/>
          </draw:line>
          <draw:path draw:style-name="gr14" draw:text-style-name="P4" draw:layer="layout" svg:width="0.256cm" svg:height="0.215cm" svg:x="9.91cm" svg:y="12.719cm" svg:viewBox="0 0 257 216" svg:d="M105 74c-40 21-93 58-70 93 21 31 78-3 119-27 52-30 89-64 72-92-23-38-99 13-121 26zM12 177c-69-124 180-238 234-139 65 119-176 245-234 139z">
            <text:p/>
          </draw:path>
        </draw:g>
        <draw:g>
          <draw:line draw:style-name="gr24" draw:text-style-name="P7" draw:layer="layout" svg:x1="10.157cm" svg:y1="12.606cm" svg:x2="10.157cm" svg:y2="12.19cm">
            <text:p/>
          </draw:line>
          <draw:path draw:style-name="gr14" draw:text-style-name="P4" draw:layer="layout" svg:width="0.256cm" svg:height="0.216cm" svg:x="9.91cm" svg:y="12.529cm" svg:viewBox="0 0 257 217" svg:d="M105 74c-40 22-93 57-70 93 21 31 78-3 119-27 52-30 89-63 72-92-23-38-99 13-121 26zM12 176c-69-124 180-238 234-138 65 119-176 245-234 138z">
            <text:p/>
          </draw:path>
        </draw:g>
        <draw:g>
          <draw:line draw:style-name="gr24" draw:text-style-name="P7" draw:layer="layout" svg:x1="10.183cm" svg:y1="10.935cm" svg:x2="10.183cm" svg:y2="10.519cm">
            <text:p/>
          </draw:line>
          <draw:path draw:style-name="gr14" draw:text-style-name="P4" draw:layer="layout" svg:width="0.256cm" svg:height="0.216cm" svg:x="9.936cm" svg:y="10.858cm" svg:viewBox="0 0 257 217" svg:d="M105 74c-40 22-93 57-70 93 21 31 78-3 119-27 52-30 89-63 72-92-23-38-99 13-121 26zM12 176c-69-124 180-238 234-138 65 119-176 245-234 138z">
            <text:p/>
          </draw:path>
        </draw:g>
        <draw:g>
          <draw:line draw:style-name="gr24" draw:text-style-name="P7" draw:layer="layout" svg:x1="9.944cm" svg:y1="11.769cm" svg:x2="9.944cm" svg:y2="11.178cm">
            <text:p/>
          </draw:line>
          <draw:path draw:style-name="gr14" draw:text-style-name="P4" draw:layer="layout" svg:width="0.256cm" svg:height="0.215cm" svg:x="9.936cm" svg:y="11.037cm" svg:viewBox="0 0 257 216" svg:d="M105 74c-40 21-93 58-70 93 21 31 78-3 119-27 52-30 89-64 72-92-23-38-99 13-121 26zM12 177c-69-124 180-238 234-139 65 119-176 245-234 139z">
            <text:p/>
          </draw:path>
        </draw:g>
        <draw:g>
          <draw:line draw:style-name="gr24" draw:text-style-name="P7" draw:layer="layout" svg:x1="8.018cm" svg:y1="13.712cm" svg:x2="8.018cm" svg:y2="13.121cm">
            <text:p/>
          </draw:line>
          <draw:path draw:style-name="gr14" draw:text-style-name="P4" draw:layer="layout" svg:width="0.256cm" svg:height="0.215cm" svg:x="8.01cm" svg:y="12.98cm" svg:viewBox="0 0 257 216" svg:d="M105 74c-40 21-93 58-70 93 21 31 78-3 119-27 52-30 89-64 72-92-23-38-99 13-121 26zM12 177c-69-124 180-238 234-139 65 119-176 245-234 139z">
            <text:p/>
          </draw:path>
        </draw:g>
        <draw:g>
          <draw:line draw:style-name="gr24" draw:text-style-name="P7" draw:layer="layout" svg:x1="8.257cm" svg:y1="12.606cm" svg:x2="8.257cm" svg:y2="12.19cm">
            <text:p/>
          </draw:line>
          <draw:path draw:style-name="gr14" draw:text-style-name="P4" draw:layer="layout" svg:width="0.256cm" svg:height="0.216cm" svg:x="8.01cm" svg:y="12.529cm" svg:viewBox="0 0 257 217" svg:d="M105 74c-40 22-93 57-70 93 21 31 78-3 119-27 52-30 89-63 72-92-23-38-99 13-121 26zM12 176c-69-124 180-238 234-138 65 119-176 245-234 138z">
            <text:p/>
          </draw:path>
        </draw:g>
        <draw:g>
          <draw:line draw:style-name="gr24" draw:text-style-name="P7" draw:layer="layout" svg:x1="8.283cm" svg:y1="10.677cm" svg:x2="8.283cm" svg:y2="10.261cm">
            <text:p/>
          </draw:line>
          <draw:path draw:style-name="gr14" draw:text-style-name="P4" draw:layer="layout" svg:width="0.256cm" svg:height="0.216cm" svg:x="8.036cm" svg:y="10.6cm" svg:viewBox="0 0 257 217" svg:d="M105 74c-40 22-93 57-70 93 21 31 78-3 119-27 52-30 89-63 72-92-23-38-99 13-121 26zM12 176c-69-124 180-238 234-138 65 119-176 245-234 138z">
            <text:p/>
          </draw:path>
        </draw:g>
        <draw:g>
          <draw:line draw:style-name="gr24" draw:text-style-name="P7" draw:layer="layout" svg:x1="8.044cm" svg:y1="11.954cm" svg:x2="8.044cm" svg:y2="11.363cm">
            <text:p/>
          </draw:line>
          <draw:path draw:style-name="gr14" draw:text-style-name="P4" draw:layer="layout" svg:width="0.256cm" svg:height="0.215cm" svg:x="8.036cm" svg:y="11.222cm" svg:viewBox="0 0 257 216" svg:d="M105 74c-40 21-93 58-70 93 21 31 78-3 119-27 52-30 89-64 72-92-23-38-99 13-121 26zM12 177c-69-124 180-238 234-139 65 119-176 245-234 139z">
            <text:p/>
          </draw:path>
        </draw:g>
        <draw:frame draw:style-name="gr1" draw:text-style-name="P2" draw:layer="layout" svg:width="0.352cm" svg:height="0.48cm" svg:x="7.979cm" svg:y="13.883cm">
          <draw:text-box>
            <text:p text:style-name="P1"><text:span text:style-name="T2">i</text:span><text:span text:style-name="T4">6</text:span><text:span text:style-name="T6">4</text:span></text:p>
          </draw:text-box>
        </draw:frame>
        <draw:frame draw:style-name="gr1" draw:text-style-name="P2" draw:layer="layout" svg:width="0.352cm" svg:height="0.48cm" svg:x="9.885cm" svg:y="13.883cm">
          <draw:text-box>
            <text:p text:style-name="P1"><text:span text:style-name="T5">i</text:span></text:p>
          </draw:text-box>
        </draw:frame>
        <draw:g>
          <draw:line draw:style-name="gr24" draw:text-style-name="P7" draw:layer="layout" svg:x1="4.648cm" svg:y1="12.439cm" svg:x2="4.648cm" svg:y2="12.023cm">
            <text:p/>
          </draw:line>
          <draw:path draw:style-name="gr14" draw:text-style-name="P4" draw:layer="layout" svg:width="0.256cm" svg:height="0.216cm" svg:x="4.401cm" svg:y="12.362cm" svg:viewBox="0 0 257 217" svg:d="M105 74c-40 22-93 57-70 93 21 31 78-3 119-27 52-30 89-63 72-92-23-38-99 13-121 26zM12 176c-69-124 180-238 234-138 65 119-176 245-234 138z">
            <text:p/>
          </draw:path>
        </draw:g>
        <draw:path draw:style-name="gr28" draw:text-style-name="P9" draw:layer="layout" svg:width="0.465cm" svg:height="0.027cm" svg:x="4.293cm" svg:y="12.456cm" svg:viewBox="0 0 466 28" svg:d="M0 28c0-10 0-19 0-28 155 0 310 0 466 0 0 9 0 18 0 28-156 0-311 0-466 0z">
          <text:p/>
        </draw:path>
        <draw:g>
          <draw:line draw:style-name="gr24" draw:text-style-name="P7" draw:layer="layout" svg:x1="12.888cm" svg:y1="14.085cm" svg:x2="12.888cm" svg:y2="13.494cm">
            <text:p/>
          </draw:line>
          <draw:path draw:style-name="gr14" draw:text-style-name="P4" draw:layer="layout" svg:width="0.256cm" svg:height="0.215cm" svg:x="12.88cm" svg:y="13.353cm" svg:viewBox="0 0 257 216" svg:d="M105 74c-40 21-93 58-70 93 21 31 78-3 119-27 52-30 89-64 72-92-23-38-99 13-121 26zM12 177c-69-124 180-238 234-139 65 119-176 245-234 139z">
            <text:p/>
          </draw:path>
        </draw:g>
        <draw:g>
          <draw:line draw:style-name="gr24" draw:text-style-name="P7" draw:layer="layout" svg:x1="13.123cm" svg:y1="12.883cm" svg:x2="13.123cm" svg:y2="12.467cm">
            <text:p/>
          </draw:line>
          <draw:path draw:style-name="gr14" draw:text-style-name="P4" draw:layer="layout" svg:width="0.256cm" svg:height="0.216cm" svg:x="12.876cm" svg:y="12.806cm" svg:viewBox="0 0 257 217" svg:d="M105 74c-40 22-93 57-70 93 21 31 78-3 119-27 52-30 89-63 72-92-23-38-99 13-121 26zM12 176c-69-124 180-238 234-138 65 119-176 245-234 138z">
            <text:p/>
          </draw:path>
        </draw:g>
        <draw:g>
          <draw:line draw:style-name="gr24" draw:text-style-name="P7" draw:layer="layout" svg:x1="12.889cm" svg:y1="12.215cm" svg:x2="12.889cm" svg:y2="11.624cm">
            <text:p/>
          </draw:line>
          <draw:path draw:style-name="gr14" draw:text-style-name="P4" draw:layer="layout" svg:width="0.256cm" svg:height="0.215cm" svg:x="12.881cm" svg:y="11.483cm" svg:viewBox="0 0 257 216" svg:d="M105 74c-40 21-93 58-70 93 21 31 78-3 119-27 52-30 89-64 72-92-23-38-99 13-121 26zM12 177c-69-124 180-238 234-139 65 119-176 245-234 139z">
            <text:p/>
          </draw:path>
        </draw:g>
        <draw:g>
          <draw:line draw:style-name="gr24" draw:text-style-name="P7" draw:layer="layout" svg:x1="13.124cm" svg:y1="11.107cm" svg:x2="13.124cm" svg:y2="10.691cm">
            <text:p/>
          </draw:line>
          <draw:path draw:style-name="gr14" draw:text-style-name="P4" draw:layer="layout" svg:width="0.256cm" svg:height="0.216cm" svg:x="12.877cm" svg:y="11.03cm" svg:viewBox="0 0 257 217" svg:d="M105 74c-40 22-93 57-70 93 21 31 78-3 119-27 52-30 89-63 72-92-23-38-99 13-121 26zM12 176c-69-124 180-238 234-138 65 119-176 245-234 138z">
            <text:p/>
          </draw:path>
        </draw:g>
        <draw:path draw:style-name="gr28" draw:text-style-name="P9" draw:layer="layout" svg:width="0.465cm" svg:height="0.027cm" svg:x="12.776cm" svg:y="11.578cm" svg:viewBox="0 0 466 28" svg:d="M0 28c0-10 0-19 0-28 155 0 310 0 466 0 0 9 0 18 0 28-156 0-311 0-466 0z">
          <text:p/>
        </draw:path>
        <draw:g>
          <draw:line draw:style-name="gr24" draw:text-style-name="P7" draw:layer="layout" svg:x1="13.975cm" svg:y1="11.029cm" svg:x2="13.975cm" svg:y2="10.613cm">
            <text:p/>
          </draw:line>
          <draw:path draw:style-name="gr14" draw:text-style-name="P4" draw:layer="layout" svg:width="0.256cm" svg:height="0.216cm" svg:x="13.728cm" svg:y="10.952cm" svg:viewBox="0 0 257 217" svg:d="M105 74c-40 22-93 57-70 93 21 31 78-3 119-27 52-30 89-63 72-92-23-38-99 13-121 26zM12 176c-69-124 180-238 234-138 65 119-176 245-234 138z">
            <text:p/>
          </draw:path>
        </draw:g>
        <draw:g>
          <draw:line draw:style-name="gr24" draw:text-style-name="P7" draw:layer="layout" svg:x1="13.961cm" svg:y1="12.97cm" svg:x2="13.961cm" svg:y2="12.554cm">
            <text:p/>
          </draw:line>
          <draw:path draw:style-name="gr14" draw:text-style-name="P4" draw:layer="layout" svg:width="0.256cm" svg:height="0.216cm" svg:x="13.714cm" svg:y="12.893cm" svg:viewBox="0 0 257 217" svg:d="M105 74c-40 22-93 57-70 93 21 31 78-3 119-27 52-30 89-63 72-92-23-38-99 13-121 26zM12 176c-69-124 180-238 234-138 65 119-176 245-234 138z">
            <text:p/>
          </draw:path>
        </draw:g>
        <draw:g>
          <draw:line draw:style-name="gr24" draw:text-style-name="P7" draw:layer="layout" svg:x1="13.74cm" svg:y1="12.319cm" svg:x2="13.74cm" svg:y2="11.728cm">
            <text:p/>
          </draw:line>
          <draw:path draw:style-name="gr14" draw:text-style-name="P4" draw:layer="layout" svg:width="0.256cm" svg:height="0.215cm" svg:x="13.732cm" svg:y="11.587cm" svg:viewBox="0 0 257 216" svg:d="M105 74c-40 21-93 58-70 93 21 31 78-3 119-27 52-30 89-64 72-92-23-38-99 13-121 26zM12 177c-69-124 180-238 234-139 65 119-176 245-234 139z">
            <text:p/>
          </draw:path>
        </draw:g>
        <draw:path draw:style-name="gr28" draw:text-style-name="P9" draw:layer="layout" svg:width="0.465cm" svg:height="0.027cm" svg:x="13.627cm" svg:y="11.578cm" svg:viewBox="0 0 466 28" svg:d="M0 28c0-10 0-19 0-28 155 0 310 0 466 0 0 9 0 18 0 28-156 0-311 0-466 0z">
          <text:p/>
        </draw:path>
        <draw:g>
          <draw:line draw:style-name="gr24" draw:text-style-name="P7" draw:layer="layout" svg:x1="13.721cm" svg:y1="14.085cm" svg:x2="13.721cm" svg:y2="13.494cm">
            <text:p/>
          </draw:line>
          <draw:path draw:style-name="gr14" draw:text-style-name="P4" draw:layer="layout" svg:width="0.256cm" svg:height="0.215cm" svg:x="13.713cm" svg:y="13.353cm" svg:viewBox="0 0 257 216" svg:d="M105 74c-40 21-93 58-70 93 21 31 78-3 119-27 52-30 89-64 72-92-23-38-99 13-121 26zM12 177c-69-124 180-238 234-139 65 119-176 245-234 139z">
            <text:p/>
          </draw:path>
        </draw:g>
        <draw:g>
          <draw:line draw:style-name="gr24" draw:text-style-name="P7" draw:layer="layout" svg:x1="12.152cm" svg:y1="11.212cm" svg:x2="12.152cm" svg:y2="10.796cm">
            <text:p/>
          </draw:line>
          <draw:path draw:style-name="gr14" draw:text-style-name="P4" draw:layer="layout" svg:width="0.256cm" svg:height="0.216cm" svg:x="11.905cm" svg:y="11.135cm" svg:viewBox="0 0 257 217" svg:d="M105 74c-40 22-93 57-70 93 21 31 78-3 119-27 52-30 89-63 72-92-23-38-99 13-121 26zM12 176c-69-124 180-238 234-138 65 119-176 245-234 138z">
            <text:p/>
          </draw:path>
        </draw:g>
        <draw:g>
          <draw:line draw:style-name="gr24" draw:text-style-name="P7" draw:layer="layout" svg:x1="12.138cm" svg:y1="12.883cm" svg:x2="12.138cm" svg:y2="12.467cm">
            <text:p/>
          </draw:line>
          <draw:path draw:style-name="gr14" draw:text-style-name="P4" draw:layer="layout" svg:width="0.256cm" svg:height="0.216cm" svg:x="11.891cm" svg:y="12.806cm" svg:viewBox="0 0 257 217" svg:d="M105 74c-40 22-93 57-70 93 21 31 78-3 119-27 52-30 89-63 72-92-23-38-99 13-121 26zM12 176c-69-124 180-238 234-138 65 119-176 245-234 138z">
            <text:p/>
          </draw:path>
        </draw:g>
        <draw:g>
          <draw:line draw:style-name="gr24" draw:text-style-name="P7" draw:layer="layout" svg:x1="11.917cm" svg:y1="12.319cm" svg:x2="11.917cm" svg:y2="11.728cm">
            <text:p/>
          </draw:line>
          <draw:path draw:style-name="gr14" draw:text-style-name="P4" draw:layer="layout" svg:width="0.256cm" svg:height="0.215cm" svg:x="11.909cm" svg:y="11.587cm" svg:viewBox="0 0 257 216" svg:d="M105 74c-40 21-93 58-70 93 21 31 78-3 119-27 52-30 89-64 72-92-23-38-99 13-121 26zM12 177c-69-124 180-238 234-139 65 119-176 245-234 139z">
            <text:p/>
          </draw:path>
        </draw:g>
        <draw:path draw:style-name="gr28" draw:text-style-name="P9" draw:layer="layout" svg:width="0.465cm" svg:height="0.027cm" svg:x="11.804cm" svg:y="11.578cm" svg:viewBox="0 0 466 28" svg:d="M0 28c0-10 0-19 0-28 155 0 310 0 466 0 0 9 0 18 0 28-156 0-311 0-466 0z">
          <text:p/>
        </draw:path>
        <draw:g>
          <draw:line draw:style-name="gr24" draw:text-style-name="P7" draw:layer="layout" svg:x1="11.898cm" svg:y1="13.982cm" svg:x2="11.898cm" svg:y2="13.391cm">
            <text:p/>
          </draw:line>
          <draw:path draw:style-name="gr14" draw:text-style-name="P4" draw:layer="layout" svg:width="0.256cm" svg:height="0.215cm" svg:x="11.89cm" svg:y="13.25cm" svg:viewBox="0 0 257 216" svg:d="M105 74c-40 21-93 58-70 93 21 31 78-3 119-27 52-30 89-64 72-92-23-38-99 13-121 26zM12 177c-69-124 180-238 234-139 65 119-176 245-234 139z">
            <text:p/>
          </draw:path>
        </draw:g>
        <draw:frame draw:style-name="gr30" draw:text-style-name="P2" draw:layer="layout" svg:width="0.56cm" svg:height="0.48cm" svg:x="11.898cm" svg:y="13.883cm">
          <draw:text-box>
            <text:p text:style-name="P1"><text:span text:style-name="T5">IV</text:span><text:span text:style-name="T4">6</text:span><text:span text:style-name="T6">4</text:span></text:p>
          </draw:text-box>
        </draw:frame>
        <draw:frame draw:style-name="gr1" draw:text-style-name="P2" draw:layer="layout" svg:width="0.352cm" svg:height="0.48cm" svg:x="13.788cm" svg:y="13.883cm">
          <draw:text-box>
            <text:p text:style-name="P1"><text:span text:style-name="T2">I</text:span><text:span text:style-name="T4">6</text:span><text:span text:style-name="T6">4</text:span></text:p>
          </draw:text-box>
        </draw:frame>
        <draw:g>
          <draw:line draw:style-name="gr24" draw:text-style-name="P7" draw:layer="layout" svg:x1="16.609cm" svg:y1="13.631cm" svg:x2="16.609cm" svg:y2="13.04cm">
            <text:p/>
          </draw:line>
          <draw:path draw:style-name="gr14" draw:text-style-name="P4" draw:layer="layout" svg:width="0.256cm" svg:height="0.215cm" svg:x="16.601cm" svg:y="12.899cm" svg:viewBox="0 0 257 216" svg:d="M105 74c-40 21-93 58-70 93 21 31 78-3 119-27 52-30 89-64 72-92-23-38-99 13-121 26zM12 177c-69-124 180-238 234-139 65 119-176 245-234 139z">
            <text:p/>
          </draw:path>
        </draw:g>
        <draw:g>
          <draw:line draw:style-name="gr24" draw:text-style-name="P7" draw:layer="layout" svg:x1="16.829cm" svg:y1="12.518cm" svg:x2="16.829cm" svg:y2="12.102cm">
            <text:p/>
          </draw:line>
          <draw:path draw:style-name="gr14" draw:text-style-name="P4" draw:layer="layout" svg:width="0.256cm" svg:height="0.216cm" svg:x="16.582cm" svg:y="12.441cm" svg:viewBox="0 0 257 217" svg:d="M105 74c-40 22-93 57-70 93 21 31 78-3 119-27 52-30 89-63 72-92-23-38-99 13-121 26zM12 176c-69-124 180-238 234-138 65 119-176 245-234 138z">
            <text:p/>
          </draw:path>
        </draw:g>
        <draw:g>
          <draw:line draw:style-name="gr24" draw:text-style-name="P7" draw:layer="layout" svg:x1="16.61cm" svg:y1="11.86cm" svg:x2="16.61cm" svg:y2="11.269cm">
            <text:p/>
          </draw:line>
          <draw:path draw:style-name="gr14" draw:text-style-name="P4" draw:layer="layout" svg:width="0.256cm" svg:height="0.215cm" svg:x="16.602cm" svg:y="11.128cm" svg:viewBox="0 0 257 216" svg:d="M105 74c-40 21-93 58-70 93 21 31 78-3 119-27 52-30 89-64 72-92-23-38-99 13-121 26zM12 177c-69-124 180-238 234-139 65 119-176 245-234 139z">
            <text:p/>
          </draw:path>
        </draw:g>
        <draw:g>
          <draw:line draw:style-name="gr24" draw:text-style-name="P7" draw:layer="layout" svg:x1="16.83cm" svg:y1="10.676cm" svg:x2="16.83cm" svg:y2="10.26cm">
            <text:p/>
          </draw:line>
          <draw:path draw:style-name="gr14" draw:text-style-name="P4" draw:layer="layout" svg:width="0.256cm" svg:height="0.216cm" svg:x="16.583cm" svg:y="10.599cm" svg:viewBox="0 0 257 217" svg:d="M105 74c-40 22-93 57-70 93 21 31 78-3 119-27 52-30 89-63 72-92-23-38-99 13-121 26zM12 176c-69-124 180-238 234-138 65 119-176 245-234 138z">
            <text:p/>
          </draw:path>
        </draw:g>
        <draw:g>
          <draw:line draw:style-name="gr24" draw:text-style-name="P7" draw:layer="layout" svg:x1="17.625cm" svg:y1="13.54cm" svg:x2="17.625cm" svg:y2="12.949cm">
            <text:p/>
          </draw:line>
          <draw:path draw:style-name="gr14" draw:text-style-name="P4" draw:layer="layout" svg:width="0.256cm" svg:height="0.215cm" svg:x="17.617cm" svg:y="12.808cm" svg:viewBox="0 0 257 216" svg:d="M105 74c-40 21-93 58-70 93 21 31 78-3 119-27 52-30 89-64 72-92-23-38-99 13-121 26zM12 177c-69-124 180-238 234-139 65 119-176 245-234 139z">
            <text:p/>
          </draw:path>
        </draw:g>
        <draw:g>
          <draw:line draw:style-name="gr24" draw:text-style-name="P7" draw:layer="layout" svg:x1="17.878cm" svg:y1="10.761cm" svg:x2="17.878cm" svg:y2="10.345cm">
            <text:p/>
          </draw:line>
          <draw:path draw:style-name="gr14" draw:text-style-name="P4" draw:layer="layout" svg:width="0.256cm" svg:height="0.216cm" svg:x="17.631cm" svg:y="10.684cm" svg:viewBox="0 0 257 217" svg:d="M105 74c-40 22-93 57-70 93 21 31 78-3 119-27 52-30 89-63 72-92-23-38-99 13-121 26zM12 176c-69-124 180-238 234-138 65 119-176 245-234 138z">
            <text:p/>
          </draw:path>
        </draw:g>
        <draw:g>
          <draw:line draw:style-name="gr24" draw:text-style-name="P7" draw:layer="layout" svg:x1="17.645cm" svg:y1="11.86cm" svg:x2="17.645cm" svg:y2="11.269cm">
            <text:p/>
          </draw:line>
          <draw:path draw:style-name="gr14" draw:text-style-name="P4" draw:layer="layout" svg:width="0.256cm" svg:height="0.215cm" svg:x="17.637cm" svg:y="11.128cm" svg:viewBox="0 0 257 216" svg:d="M105 74c-40 21-93 58-70 93 21 31 78-3 119-27 52-30 89-64 72-92-23-38-99 13-121 26zM12 177c-69-124 180-238 234-139 65 119-176 245-234 139z">
            <text:p/>
          </draw:path>
        </draw:g>
        <draw:path draw:style-name="gr28" draw:text-style-name="P9" draw:layer="layout" svg:width="0.465cm" svg:height="0.027cm" svg:x="17.516cm" svg:y="12.453cm" svg:viewBox="0 0 466 28" svg:d="M0 28c0-10 0-19 0-28 155 0 310 0 466 0 0 9 0 18 0 28-156 0-311 0-466 0z">
          <text:p/>
        </draw:path>
        <draw:g>
          <draw:line draw:style-name="gr24" draw:text-style-name="P7" draw:layer="layout" svg:x1="17.855cm" svg:y1="12.437cm" svg:x2="17.855cm" svg:y2="12.021cm">
            <text:p/>
          </draw:line>
          <draw:path draw:style-name="gr14" draw:text-style-name="P4" draw:layer="layout" svg:width="0.256cm" svg:height="0.216cm" svg:x="17.608cm" svg:y="12.36cm" svg:viewBox="0 0 257 217" svg:d="M105 74c-40 22-93 57-70 93 21 31 78-3 119-27 52-30 89-63 72-92-23-38-99 13-121 26zM12 176c-69-124 180-238 234-138 65 119-176 245-234 138z">
            <text:p/>
          </draw:path>
        </draw:g>
        <draw:g>
          <draw:line draw:style-name="gr24" draw:text-style-name="P7" draw:layer="layout" svg:x1="15.509cm" svg:y1="13.714cm" svg:x2="15.509cm" svg:y2="13.123cm">
            <text:p/>
          </draw:line>
          <draw:path draw:style-name="gr14" draw:text-style-name="P4" draw:layer="layout" svg:width="0.256cm" svg:height="0.215cm" svg:x="15.501cm" svg:y="12.982cm" svg:viewBox="0 0 257 216" svg:d="M105 74c-40 21-93 58-70 93 21 31 78-3 119-27 52-30 89-64 72-92-23-38-99 13-121 26zM12 177c-69-124 180-238 234-139 65 119-176 245-234 139z">
            <text:p/>
          </draw:path>
        </draw:g>
        <draw:g>
          <draw:line draw:style-name="gr24" draw:text-style-name="P7" draw:layer="layout" svg:x1="15.762cm" svg:y1="10.763cm" svg:x2="15.762cm" svg:y2="10.347cm">
            <text:p/>
          </draw:line>
          <draw:path draw:style-name="gr14" draw:text-style-name="P4" draw:layer="layout" svg:width="0.256cm" svg:height="0.216cm" svg:x="15.515cm" svg:y="10.686cm" svg:viewBox="0 0 257 217" svg:d="M105 74c-40 22-93 57-70 93 21 31 78-3 119-27 52-30 89-63 72-92-23-38-99 13-121 26zM12 176c-69-124 180-238 234-138 65 119-176 245-234 138z">
            <text:p/>
          </draw:path>
        </draw:g>
        <draw:g>
          <draw:line draw:style-name="gr24" draw:text-style-name="P7" draw:layer="layout" svg:x1="15.529cm" svg:y1="11.861cm" svg:x2="15.529cm" svg:y2="11.27cm">
            <text:p/>
          </draw:line>
          <draw:path draw:style-name="gr14" draw:text-style-name="P4" draw:layer="layout" svg:width="0.256cm" svg:height="0.215cm" svg:x="15.521cm" svg:y="11.129cm" svg:viewBox="0 0 257 216" svg:d="M105 74c-40 21-93 58-70 93 21 31 78-3 119-27 52-30 89-64 72-92-23-38-99 13-121 26zM12 177c-69-124 180-238 234-139 65 119-176 245-234 139z">
            <text:p/>
          </draw:path>
        </draw:g>
        <draw:g>
          <draw:line draw:style-name="gr24" draw:text-style-name="P7" draw:layer="layout" svg:x1="15.739cm" svg:y1="12.706cm" svg:x2="15.739cm" svg:y2="12.29cm">
            <text:p/>
          </draw:line>
          <draw:path draw:style-name="gr14" draw:text-style-name="P4" draw:layer="layout" svg:width="0.256cm" svg:height="0.216cm" svg:x="15.492cm" svg:y="12.629cm" svg:viewBox="0 0 257 217" svg:d="M105 74c-40 22-93 57-70 93 21 31 78-3 119-27 52-30 89-63 72-92-23-38-99 13-121 26zM12 176c-69-124 180-238 234-138 65 119-176 245-234 138z">
            <text:p/>
          </draw:path>
        </draw:g>
        <draw:frame draw:style-name="gr1" draw:text-style-name="P2" draw:layer="layout" svg:width="0.352cm" svg:height="0.48cm" svg:x="15.495cm" svg:y="13.883cm">
          <draw:text-box>
            <text:p text:style-name="P1"><text:span text:style-name="T2">i</text:span></text:p>
          </draw:text-box>
        </draw:frame>
        <draw:g>
          <draw:line draw:style-name="gr24" draw:text-style-name="P7" draw:layer="layout" svg:x1="6.283cm" svg:y1="19.628cm" svg:x2="6.283cm" svg:y2="19.037cm">
            <text:p/>
          </draw:line>
          <draw:path draw:style-name="gr14" draw:text-style-name="P4" draw:layer="layout" svg:width="0.256cm" svg:height="0.215cm" svg:x="6.275cm" svg:y="18.896cm" svg:viewBox="0 0 257 216" svg:d="M105 74c-40 21-93 58-70 93 21 31 78-3 119-27 52-30 89-64 72-92-23-38-99 13-121 26zM12 177c-69-124 180-238 234-139 65 119-176 245-234 139z">
            <text:p/>
          </draw:path>
        </draw:g>
        <draw:g>
          <draw:line draw:style-name="gr24" draw:text-style-name="P7" draw:layer="layout" svg:x1="5.503cm" svg:y1="18.452cm" svg:x2="5.503cm" svg:y2="18.036cm">
            <text:p/>
          </draw:line>
          <draw:path draw:style-name="gr14" draw:text-style-name="P4" draw:layer="layout" svg:width="0.256cm" svg:height="0.216cm" svg:x="5.256cm" svg:y="18.375cm" svg:viewBox="0 0 257 217" svg:d="M105 74c-40 22-93 57-70 93 21 31 78-3 119-27 52-30 89-63 72-92-23-38-99 13-121 26zM12 176c-69-124 180-238 234-138 65 119-176 245-234 138z">
            <text:p/>
          </draw:path>
        </draw:g>
        <draw:g>
          <draw:line draw:style-name="gr24" draw:text-style-name="P7" draw:layer="layout" svg:x1="5.257cm" svg:y1="17.77cm" svg:x2="5.257cm" svg:y2="17.179cm">
            <text:p/>
          </draw:line>
          <draw:path draw:style-name="gr14" draw:text-style-name="P4" draw:layer="layout" svg:width="0.256cm" svg:height="0.215cm" svg:x="5.249cm" svg:y="17.038cm" svg:viewBox="0 0 257 216" svg:d="M105 74c-40 21-93 58-70 93 21 31 78-3 119-27 52-30 89-64 72-92-23-38-99 13-121 26zM12 177c-69-124 180-238 234-139 65 119-176 245-234 139z">
            <text:p/>
          </draw:path>
        </draw:g>
        <draw:g>
          <draw:line draw:style-name="gr24" draw:text-style-name="P7" draw:layer="layout" svg:x1="5.504cm" svg:y1="16.677cm" svg:x2="5.504cm" svg:y2="16.261cm">
            <text:p/>
          </draw:line>
          <draw:path draw:style-name="gr14" draw:text-style-name="P4" draw:layer="layout" svg:width="0.256cm" svg:height="0.216cm" svg:x="5.257cm" svg:y="16.6cm" svg:viewBox="0 0 257 217" svg:d="M105 74c-40 22-93 57-70 93 21 31 78-3 119-27 52-30 89-63 72-92-23-38-99 13-121 26zM12 176c-69-124 180-238 234-138 65 119-176 245-234 138z">
            <text:p/>
          </draw:path>
        </draw:g>
        <draw:g>
          <draw:line draw:style-name="gr24" draw:text-style-name="P7" draw:layer="layout" svg:x1="6.513cm" svg:y1="16.586cm" svg:x2="6.513cm" svg:y2="16.17cm">
            <text:p/>
          </draw:line>
          <draw:path draw:style-name="gr14" draw:text-style-name="P4" draw:layer="layout" svg:width="0.256cm" svg:height="0.216cm" svg:x="6.266cm" svg:y="16.509cm" svg:viewBox="0 0 257 217" svg:d="M105 74c-40 22-93 57-70 93 21 31 78-3 119-27 52-30 89-63 72-92-23-38-99 13-121 26zM12 176c-69-124 180-238 234-138 65 119-176 245-234 138z">
            <text:p/>
          </draw:path>
        </draw:g>
        <draw:g>
          <draw:line draw:style-name="gr24" draw:text-style-name="P7" draw:layer="layout" svg:x1="6.514cm" svg:y1="18.529cm" svg:x2="6.514cm" svg:y2="18.113cm">
            <text:p/>
          </draw:line>
          <draw:path draw:style-name="gr14" draw:text-style-name="P4" draw:layer="layout" svg:width="0.256cm" svg:height="0.216cm" svg:x="6.267cm" svg:y="18.452cm" svg:viewBox="0 0 257 217" svg:d="M105 74c-40 22-93 57-70 93 21 31 78-3 119-27 52-30 89-63 72-92-23-38-99 13-121 26zM12 176c-69-124 180-238 234-138 65 119-176 245-234 138z">
            <text:p/>
          </draw:path>
        </draw:g>
        <draw:g>
          <draw:line draw:style-name="gr24" draw:text-style-name="P7" draw:layer="layout" svg:x1="5.257cm" svg:y1="19.628cm" svg:x2="5.257cm" svg:y2="19.037cm">
            <text:p/>
          </draw:line>
          <draw:path draw:style-name="gr14" draw:text-style-name="P4" draw:layer="layout" svg:width="0.256cm" svg:height="0.215cm" svg:x="5.249cm" svg:y="18.896cm" svg:viewBox="0 0 257 216" svg:d="M105 74c-40 21-93 58-70 93 21 31 78-3 119-27 52-30 89-64 72-92-23-38-99 13-121 26zM12 177c-69-124 180-238 234-139 65 119-176 245-234 139z">
            <text:p/>
          </draw:path>
        </draw:g>
        <draw:g>
          <draw:line draw:style-name="gr24" draw:text-style-name="P7" draw:layer="layout" svg:x1="6.276cm" svg:y1="17.867cm" svg:x2="6.276cm" svg:y2="17.276cm">
            <text:p/>
          </draw:line>
          <draw:path draw:style-name="gr14" draw:text-style-name="P4" draw:layer="layout" svg:width="0.256cm" svg:height="0.215cm" svg:x="6.268cm" svg:y="17.135cm" svg:viewBox="0 0 257 216" svg:d="M105 74c-40 21-93 58-70 93 21 31 78-3 119-27 52-30 89-64 72-92-23-38-99 13-121 26zM12 177c-69-124 180-238 234-139 65 119-176 245-234 139z">
            <text:p/>
          </draw:path>
        </draw:g>
        <draw:g>
          <draw:line draw:style-name="gr24" draw:text-style-name="P7" draw:layer="layout" svg:x1="4.617cm" svg:y1="19.628cm" svg:x2="4.617cm" svg:y2="19.037cm">
            <text:p/>
          </draw:line>
          <draw:path draw:style-name="gr14" draw:text-style-name="P4" draw:layer="layout" svg:width="0.256cm" svg:height="0.215cm" svg:x="4.609cm" svg:y="18.896cm" svg:viewBox="0 0 257 216" svg:d="M105 74c-40 21-93 58-70 93 21 31 78-3 119-27 52-30 89-64 72-92-23-38-99 13-121 26zM12 177c-69-124 180-238 234-139 65 119-176 245-234 139z">
            <text:p/>
          </draw:path>
        </draw:g>
        <draw:g>
          <draw:line draw:style-name="gr24" draw:text-style-name="P7" draw:layer="layout" svg:x1="4.847cm" svg:y1="16.586cm" svg:x2="4.847cm" svg:y2="16.17cm">
            <text:p/>
          </draw:line>
          <draw:path draw:style-name="gr14" draw:text-style-name="P4" draw:layer="layout" svg:width="0.256cm" svg:height="0.216cm" svg:x="4.6cm" svg:y="16.509cm" svg:viewBox="0 0 257 217" svg:d="M105 74c-40 22-93 57-70 93 21 31 78-3 119-27 52-30 89-63 72-92-23-38-99 13-121 26zM12 176c-69-124 180-238 234-138 65 119-176 245-234 138z">
            <text:p/>
          </draw:path>
        </draw:g>
        <draw:g>
          <draw:line draw:style-name="gr24" draw:text-style-name="P7" draw:layer="layout" svg:x1="4.848cm" svg:y1="18.699cm" svg:x2="4.848cm" svg:y2="18.283cm">
            <text:p/>
          </draw:line>
          <draw:path draw:style-name="gr14" draw:text-style-name="P4" draw:layer="layout" svg:width="0.256cm" svg:height="0.216cm" svg:x="4.601cm" svg:y="18.622cm" svg:viewBox="0 0 257 217" svg:d="M105 74c-40 22-93 57-70 93 21 31 78-3 119-27 52-30 89-63 72-92-23-38-99 13-121 26zM12 176c-69-124 180-238 234-138 65 119-176 245-234 138z">
            <text:p/>
          </draw:path>
        </draw:g>
        <draw:g>
          <draw:line draw:style-name="gr24" draw:text-style-name="P7" draw:layer="layout" svg:x1="4.61cm" svg:y1="17.676cm" svg:x2="4.61cm" svg:y2="17.085cm">
            <text:p/>
          </draw:line>
          <draw:path draw:style-name="gr14" draw:text-style-name="P4" draw:layer="layout" svg:width="0.256cm" svg:height="0.215cm" svg:x="4.602cm" svg:y="16.944cm" svg:viewBox="0 0 257 216" svg:d="M105 74c-40 21-93 58-70 93 21 31 78-3 119-27 52-30 89-64 72-92-23-38-99 13-121 26zM12 177c-69-124 180-238 234-139 65 119-176 245-234 139z">
            <text:p/>
          </draw:path>
        </draw:g>
        <draw:frame draw:style-name="gr1" draw:text-style-name="P2" draw:layer="layout" svg:width="0.352cm" svg:height="0.48cm" svg:x="6.192cm" svg:y="19.747cm">
          <draw:text-box>
            <text:p text:style-name="P1"><text:span text:style-name="T2">I</text:span><text:span text:style-name="T4">6</text:span><text:span text:style-name="T6">4</text:span></text:p>
          </draw:text-box>
        </draw:frame>
        <draw:frame draw:style-name="gr1" draw:text-style-name="P2" draw:layer="layout" svg:width="0.352cm" svg:height="0.48cm" svg:x="4.211cm" svg:y="19.747cm">
          <draw:text-box>
            <text:p text:style-name="P1"><text:span text:style-name="T2">I</text:span><text:span text:style-name="T4">6</text:span><text:span text:style-name="T6">4</text:span></text:p>
          </draw:text-box>
        </draw:frame>
        <draw:g>
          <draw:line draw:style-name="gr24" draw:text-style-name="P7" draw:layer="layout" svg:x1="9.29cm" svg:y1="18.527cm" svg:x2="9.29cm" svg:y2="18.111cm">
            <text:p/>
          </draw:line>
          <draw:path draw:style-name="gr14" draw:text-style-name="P4" draw:layer="layout" svg:width="0.256cm" svg:height="0.216cm" svg:x="9.043cm" svg:y="18.45cm" svg:viewBox="0 0 257 217" svg:d="M105 74c-40 22-93 57-70 93 21 31 78-3 119-27 52-30 89-63 72-92-23-38-99 13-121 26zM12 176c-69-124 180-238 234-138 65 119-176 245-234 138z">
            <text:p/>
          </draw:path>
        </draw:g>
        <draw:g>
          <draw:line draw:style-name="gr24" draw:text-style-name="P7" draw:layer="layout" svg:x1="9.044cm" svg:y1="17.771cm" svg:x2="9.044cm" svg:y2="17.18cm">
            <text:p/>
          </draw:line>
          <draw:path draw:style-name="gr14" draw:text-style-name="P4" draw:layer="layout" svg:width="0.256cm" svg:height="0.215cm" svg:x="9.036cm" svg:y="17.039cm" svg:viewBox="0 0 257 216" svg:d="M105 74c-40 21-93 58-70 93 21 31 78-3 119-27 52-30 89-64 72-92-23-38-99 13-121 26zM12 177c-69-124 180-238 234-139 65 119-176 245-234 139z">
            <text:p/>
          </draw:path>
        </draw:g>
        <draw:g>
          <draw:line draw:style-name="gr24" draw:text-style-name="P7" draw:layer="layout" svg:x1="9.291cm" svg:y1="16.678cm" svg:x2="9.291cm" svg:y2="16.262cm">
            <text:p/>
          </draw:line>
          <draw:path draw:style-name="gr14" draw:text-style-name="P4" draw:layer="layout" svg:width="0.256cm" svg:height="0.216cm" svg:x="9.044cm" svg:y="16.601cm" svg:viewBox="0 0 257 217" svg:d="M105 74c-40 22-93 57-70 93 21 31 78-3 119-27 52-30 89-63 72-92-23-38-99 13-121 26zM12 176c-69-124 180-238 234-138 65 119-176 245-234 138z">
            <text:p/>
          </draw:path>
        </draw:g>
        <draw:g>
          <draw:line draw:style-name="gr24" draw:text-style-name="P7" draw:layer="layout" svg:x1="9.044cm" svg:y1="19.629cm" svg:x2="9.044cm" svg:y2="19.038cm">
            <text:p/>
          </draw:line>
          <draw:path draw:style-name="gr14" draw:text-style-name="P4" draw:layer="layout" svg:width="0.256cm" svg:height="0.215cm" svg:x="9.036cm" svg:y="18.897cm" svg:viewBox="0 0 257 216" svg:d="M105 74c-40 21-93 58-70 93 21 31 78-3 119-27 52-30 89-64 72-92-23-38-99 13-121 26zM12 177c-69-124 180-238 234-139 65 119-176 245-234 139z">
            <text:p/>
          </draw:path>
        </draw:g>
        <draw:path draw:style-name="gr14" draw:text-style-name="P8" draw:layer="layout" svg:width="0.168cm" svg:height="0.541cm" svg:x="16.388cm" svg:y="6.551cm" svg:viewBox="0 0 169 542" svg:d="M115 202l-61 28v115l61-28zM115 511v-132l-61 30v133h-23v-121l-31 12v-64l31-12v-117l-31 12v-62l31-14v-142h23v132l61-28v-138h23v128l31-14v62l-31 14v117l31-14v62l-31 14v142z">
          <text:p/>
        </draw:path>
        <draw:path draw:style-name="gr14" draw:text-style-name="P4" draw:layer="layout" svg:width="0.167cm" svg:height="0.446cm" svg:x="7.2cm" svg:y="10.723cm" svg:viewBox="0 0 168 447" svg:d="M33 303l-5 123 36-36c0 0 72-83 38-119-26-28-56 6-69 32zM0 0h44l-9 277c29-38 81-71 119-27 50 58-50 124-99 167-11 10-23 25-27 30h-12z">
          <text:p/>
        </draw:path>
        <draw:path draw:style-name="gr14" draw:text-style-name="P4" draw:layer="layout" svg:width="0.166cm" svg:height="0.445cm" svg:x="7.384cm" svg:y="10.459cm" svg:viewBox="0 0 167 446" svg:d="M33 302l-5 123 36-37c0 0 72-83 39-118-28-29-57 6-70 32zM0 0h44l-10 276c29-38 81-71 119-27 50 57-48 124-99 168-11 9-23 25-26 29h-13z">
          <text:p/>
        </draw:path>
        <draw:path draw:style-name="gr14" draw:text-style-name="P4" draw:layer="layout" svg:width="0.166cm" svg:height="0.445cm" svg:x="7.551cm" svg:y="10.82cm" svg:viewBox="0 0 167 446" svg:d="M33 302l-5 123 36-37c0 0 72-83 39-118-28-29-57 6-70 32zM0 0h44l-10 276c29-38 81-71 119-27 50 57-48 124-99 168-11 9-23 25-26 29h-13z">
          <text:p/>
        </draw:path>
        <draw:path draw:style-name="gr14" draw:text-style-name="P4" draw:layer="layout" svg:width="0.167cm" svg:height="0.446cm" svg:x="7.2cm" svg:y="12.857cm" svg:viewBox="0 0 168 447" svg:d="M33 303l-5 123 36-36c0 0 72-83 38-119-26-28-56 6-69 32zM0 0h44l-9 277c29-38 81-71 119-27 50 58-50 124-99 167-11 10-23 25-27 30h-12z">
          <text:p/>
        </draw:path>
        <draw:path draw:style-name="gr14" draw:text-style-name="P4" draw:layer="layout" svg:width="0.166cm" svg:height="0.445cm" svg:x="7.384cm" svg:y="12.593cm" svg:viewBox="0 0 167 446" svg:d="M33 302l-5 123 36-37c0 0 72-83 39-118-28-29-57 6-70 32zM0 0h44l-10 276c29-38 81-71 119-27 50 57-48 124-99 168-11 9-23 25-26 29h-13z">
          <text:p/>
        </draw:path>
        <draw:path draw:style-name="gr14" draw:text-style-name="P4" draw:layer="layout" svg:width="0.166cm" svg:height="0.445cm" svg:x="7.551cm" svg:y="12.954cm" svg:viewBox="0 0 167 446" svg:d="M33 302l-5 123 36-37c0 0 72-83 39-118-28-29-57 6-70 32zM0 0h44l-10 276c29-38 81-71 119-27 50 57-48 124-99 168-11 9-23 25-26 29h-13z">
          <text:p/>
        </draw:path>
        <draw:path draw:style-name="gr14" draw:text-style-name="P4" draw:layer="layout" svg:width="0.166cm" svg:height="0.445cm" svg:x="7.682cm" svg:y="10.545cm" svg:viewBox="0 0 167 446" svg:d="M33 302l-5 123 36-37c0 0 72-83 39-118-28-29-57 6-70 32zM0 0h44l-10 276c29-38 81-71 119-27 50 57-48 124-99 168-11 9-23 25-26 29h-13z">
          <text:p/>
        </draw:path>
        <draw:path draw:style-name="gr14" draw:text-style-name="P4" draw:layer="layout" svg:width="0.166cm" svg:height="0.445cm" svg:x="7.682cm" svg:y="12.679cm" svg:viewBox="0 0 167 446" svg:d="M33 302l-5 123 36-37c0 0 72-83 39-118-28-29-57 6-70 32zM0 0h44l-10 276c29-38 81-71 119-27 50 57-48 124-99 168-11 9-23 25-26 29h-13z">
          <text:p/>
        </draw:path>
        <draw:path draw:style-name="gr14" draw:text-style-name="P4" draw:layer="layout" svg:width="0.135cm" svg:height="0.554cm" svg:x="8.803cm" svg:y="12.632cm" svg:viewBox="0 0 136 555" svg:d="M110 335v-143l-86 32v144zM24 167l105-37 7 425h-26v-164l-105 37-5-428h24z">
          <text:p/>
        </draw:path>
        <draw:path draw:style-name="gr14" draw:text-style-name="P4" draw:layer="layout" svg:width="0.167cm" svg:height="0.446cm" svg:x="11.098cm" svg:y="10.724cm" svg:viewBox="0 0 168 447" svg:d="M33 303l-5 123 36-36c0 0 72-83 38-119-26-28-56 6-69 32zM0 0h44l-9 277c29-38 81-71 119-27 50 58-50 124-99 167-11 10-23 25-27 30h-12z">
          <text:p/>
        </draw:path>
        <draw:path draw:style-name="gr14" draw:text-style-name="P4" draw:layer="layout" svg:width="0.166cm" svg:height="0.445cm" svg:x="11.282cm" svg:y="10.46cm" svg:viewBox="0 0 167 446" svg:d="M33 302l-5 123 36-37c0 0 72-83 39-118-28-29-57 6-70 32zM0 0h44l-10 276c29-38 81-71 119-27 50 57-48 124-99 168-11 9-23 25-26 29h-13z">
          <text:p/>
        </draw:path>
        <draw:path draw:style-name="gr14" draw:text-style-name="P4" draw:layer="layout" svg:width="0.167cm" svg:height="0.446cm" svg:x="11.098cm" svg:y="12.858cm" svg:viewBox="0 0 168 447" svg:d="M33 303l-5 123 36-36c0 0 72-83 38-119-26-28-56 6-69 32zM0 0h44l-9 277c29-38 81-71 119-27 50 58-50 124-99 167-11 10-23 25-27 30h-12z">
          <text:p/>
        </draw:path>
        <draw:path draw:style-name="gr14" draw:text-style-name="P4" draw:layer="layout" svg:width="0.166cm" svg:height="0.445cm" svg:x="11.282cm" svg:y="12.594cm" svg:viewBox="0 0 167 446" svg:d="M33 302l-5 123 36-37c0 0 72-83 39-118-28-29-57 6-70 32zM0 0h44l-10 276c29-38 81-71 119-27 50 57-48 124-99 168-11 9-23 25-26 29h-13z">
          <text:p/>
        </draw:path>
        <draw:path draw:style-name="gr14" draw:text-style-name="P8" draw:layer="layout" svg:width="0.168cm" svg:height="0.541cm" svg:x="14.704cm" svg:y="10.431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856cm" svg:y="10.691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5.01cm" svg:y="10.329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5.163cm" svg:y="10.603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704cm" svg:y="12.552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856cm" svg:y="12.812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5.01cm" svg:y="12.45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5.163cm" svg:y="12.724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6.368cm" svg:y="12.2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3.841cm" svg:y="16.255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3.993cm" svg:y="16.515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4.147cm" svg:y="16.153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4.3cm" svg:y="16.427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3.841cm" svg:y="18.37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3.993cm" svg:y="18.63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4.147cm" svg:y="18.274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4.3cm" svg:y="18.548cm" svg:viewBox="0 0 169 542" svg:d="M115 202l-61 28v115l61-28zM115 511v-132l-61 30v133h-23v-121l-31 12v-64l31-12v-117l-31 12v-62l31-14v-142h23v132l61-28v-138h23v128l31-14v62l-31 14v117l31-14v62l-31 14v142z">
          <text:p/>
        </draw:path>
        <draw:path draw:style-name="gr14" draw:text-style-name="P4" draw:layer="layout" svg:width="0.167cm" svg:height="0.446cm" svg:x="7.2cm" svg:y="16.547cm" svg:viewBox="0 0 168 447" svg:d="M33 303l-5 123 36-36c0 0 72-83 38-119-26-28-56 6-69 32zM0 0h44l-9 277c29-38 81-71 119-27 50 58-50 124-99 167-11 10-23 25-27 30h-12z">
          <text:p/>
        </draw:path>
        <draw:path draw:style-name="gr14" draw:text-style-name="P4" draw:layer="layout" svg:width="0.166cm" svg:height="0.445cm" svg:x="7.384cm" svg:y="16.283cm" svg:viewBox="0 0 167 446" svg:d="M33 302l-5 123 36-37c0 0 72-83 39-118-28-29-57 6-70 32zM0 0h44l-10 276c29-38 81-71 119-27 50 57-48 124-99 168-11 9-23 25-26 29h-13z">
          <text:p/>
        </draw:path>
        <draw:path draw:style-name="gr14" draw:text-style-name="P4" draw:layer="layout" svg:width="0.166cm" svg:height="0.445cm" svg:x="7.551cm" svg:y="16.644cm" svg:viewBox="0 0 167 446" svg:d="M33 302l-5 123 36-37c0 0 72-83 39-118-28-29-57 6-70 32zM0 0h44l-10 276c29-38 81-71 119-27 50 57-48 124-99 168-11 9-23 25-26 29h-13z">
          <text:p/>
        </draw:path>
        <draw:path draw:style-name="gr14" draw:text-style-name="P4" draw:layer="layout" svg:width="0.167cm" svg:height="0.446cm" svg:x="7.2cm" svg:y="18.681cm" svg:viewBox="0 0 168 447" svg:d="M33 303l-5 123 36-36c0 0 72-83 38-119-26-28-56 6-69 32zM0 0h44l-9 277c29-38 81-71 119-27 50 58-50 124-99 167-11 10-23 25-27 30h-12z">
          <text:p/>
        </draw:path>
        <draw:path draw:style-name="gr14" draw:text-style-name="P4" draw:layer="layout" svg:width="0.166cm" svg:height="0.445cm" svg:x="7.384cm" svg:y="18.417cm" svg:viewBox="0 0 167 446" svg:d="M33 302l-5 123 36-37c0 0 72-83 39-118-28-29-57 6-70 32zM0 0h44l-10 276c29-38 81-71 119-27 50 57-48 124-99 168-11 9-23 25-26 29h-13z">
          <text:p/>
        </draw:path>
        <draw:path draw:style-name="gr14" draw:text-style-name="P4" draw:layer="layout" svg:width="0.166cm" svg:height="0.445cm" svg:x="7.551cm" svg:y="18.778cm" svg:viewBox="0 0 167 446" svg:d="M33 302l-5 123 36-37c0 0 72-83 39-118-28-29-57 6-70 32zM0 0h44l-10 276c29-38 81-71 119-27 50 57-48 124-99 168-11 9-23 25-26 29h-13z">
          <text:p/>
        </draw:path>
        <draw:path draw:style-name="gr14" draw:text-style-name="P4" draw:layer="layout" svg:width="0.135cm" svg:height="0.554cm" svg:x="8.822cm" svg:y="18.726cm" svg:viewBox="0 0 136 555" svg:d="M110 335v-143l-86 32v144zM24 167l105-37 7 425h-26v-164l-105 37-5-428h24z">
          <text:p/>
        </draw:path>
        <draw:g>
          <draw:line draw:style-name="gr24" draw:text-style-name="P7" draw:layer="layout" svg:x1="9.896cm" svg:y1="19.541cm" svg:x2="9.896cm" svg:y2="18.95cm">
            <text:p/>
          </draw:line>
          <draw:path draw:style-name="gr14" draw:text-style-name="P4" draw:layer="layout" svg:width="0.256cm" svg:height="0.215cm" svg:x="9.888cm" svg:y="18.809cm" svg:viewBox="0 0 257 216" svg:d="M105 74c-40 21-93 58-70 93 21 31 78-3 119-27 52-30 89-64 72-92-23-38-99 13-121 26zM12 177c-69-124 180-238 234-139 65 119-176 245-234 139z">
            <text:p/>
          </draw:path>
        </draw:g>
        <draw:g>
          <draw:line draw:style-name="gr24" draw:text-style-name="P7" draw:layer="layout" svg:x1="9.897cm" svg:y1="17.868cm" svg:x2="9.897cm" svg:y2="17.277cm">
            <text:p/>
          </draw:line>
          <draw:path draw:style-name="gr14" draw:text-style-name="P4" draw:layer="layout" svg:width="0.256cm" svg:height="0.215cm" svg:x="9.889cm" svg:y="17.136cm" svg:viewBox="0 0 257 216" svg:d="M105 74c-40 21-93 58-70 93 21 31 78-3 119-27 52-30 89-64 72-92-23-38-99 13-121 26zM12 177c-69-124 180-238 234-139 65 119-176 245-234 139z">
            <text:p/>
          </draw:path>
        </draw:g>
        <draw:g>
          <draw:line draw:style-name="gr24" draw:text-style-name="P7" draw:layer="layout" svg:x1="10.133cm" svg:y1="18.527cm" svg:x2="10.133cm" svg:y2="18.111cm">
            <text:p/>
          </draw:line>
          <draw:path draw:style-name="gr14" draw:text-style-name="P4" draw:layer="layout" svg:width="0.256cm" svg:height="0.216cm" svg:x="9.886cm" svg:y="18.45cm" svg:viewBox="0 0 257 217" svg:d="M105 74c-40 22-93 57-70 93 21 31 78-3 119-27 52-30 89-63 72-92-23-38-99 13-121 26zM12 176c-69-124 180-238 234-138 65 119-176 245-234 138z">
            <text:p/>
          </draw:path>
        </draw:g>
        <draw:g>
          <draw:line draw:style-name="gr24" draw:text-style-name="P7" draw:layer="layout" svg:x1="10.153cm" svg:y1="16.765cm" svg:x2="10.153cm" svg:y2="16.349cm">
            <text:p/>
          </draw:line>
          <draw:path draw:style-name="gr14" draw:text-style-name="P4" draw:layer="layout" svg:width="0.256cm" svg:height="0.216cm" svg:x="9.906cm" svg:y="16.688cm" svg:viewBox="0 0 257 217" svg:d="M105 74c-40 22-93 57-70 93 21 31 78-3 119-27 52-30 89-63 72-92-23-38-99 13-121 26zM12 176c-69-124 180-238 234-138 65 119-176 245-234 138z">
            <text:p/>
          </draw:path>
        </draw:g>
        <draw:g>
          <draw:line draw:style-name="gr24" draw:text-style-name="P7" draw:layer="layout" svg:x1="8.213cm" svg:y1="17.771cm" svg:x2="8.213cm" svg:y2="17.18cm">
            <text:p/>
          </draw:line>
          <draw:path draw:style-name="gr14" draw:text-style-name="P4" draw:layer="layout" svg:width="0.256cm" svg:height="0.215cm" svg:x="8.205cm" svg:y="17.039cm" svg:viewBox="0 0 257 216" svg:d="M105 74c-40 21-93 58-70 93 21 31 78-3 119-27 52-30 89-64 72-92-23-38-99 13-121 26zM12 177c-69-124 180-238 234-139 65 119-176 245-234 139z">
            <text:p/>
          </draw:path>
        </draw:g>
        <draw:frame draw:style-name="gr1" draw:text-style-name="P2" draw:layer="layout" svg:width="0.352cm" svg:height="0.48cm" svg:x="9.949cm" svg:y="19.747cm">
          <draw:text-box>
            <text:p text:style-name="P1"><text:span text:style-name="T2">i</text:span></text:p>
          </draw:text-box>
        </draw:frame>
        <draw:frame draw:style-name="gr31" draw:text-style-name="P2" draw:layer="layout" svg:width="0.497cm" svg:height="0.48cm" svg:x="7.98cm" svg:y="19.747cm">
          <draw:text-box>
            <text:p text:style-name="P1"><text:span text:style-name="T5">iv</text:span><text:span text:style-name="T4">6</text:span><text:span text:style-name="T6">4</text:span></text:p>
          </draw:text-box>
        </draw:frame>
        <draw:g>
          <draw:line draw:style-name="gr24" draw:text-style-name="P7" draw:layer="layout" svg:x1="8.45cm" svg:y1="16.755cm" svg:x2="8.45cm" svg:y2="16.339cm">
            <text:p/>
          </draw:line>
          <draw:path draw:style-name="gr14" draw:text-style-name="P4" draw:layer="layout" svg:width="0.256cm" svg:height="0.216cm" svg:x="8.203cm" svg:y="16.678cm" svg:viewBox="0 0 257 217" svg:d="M105 74c-40 22-93 57-70 93 21 31 78-3 119-27 52-30 89-63 72-92-23-38-99 13-121 26zM12 176c-69-124 180-238 234-138 65 119-176 245-234 138z">
            <text:p/>
          </draw:path>
        </draw:g>
        <draw:g>
          <draw:line draw:style-name="gr24" draw:text-style-name="P7" draw:layer="layout" svg:x1="8.444cm" svg:y1="18.43cm" svg:x2="8.444cm" svg:y2="18.014cm">
            <text:p/>
          </draw:line>
          <draw:path draw:style-name="gr14" draw:text-style-name="P4" draw:layer="layout" svg:width="0.256cm" svg:height="0.216cm" svg:x="8.197cm" svg:y="18.353cm" svg:viewBox="0 0 257 217" svg:d="M105 74c-40 22-93 57-70 93 21 31 78-3 119-27 52-30 89-63 72-92-23-38-99 13-121 26zM12 176c-69-124 180-238 234-138 65 119-176 245-234 138z">
            <text:p/>
          </draw:path>
        </draw:g>
        <draw:g>
          <draw:line draw:style-name="gr24" draw:text-style-name="P7" draw:layer="layout" svg:x1="8.217cm" svg:y1="19.541cm" svg:x2="8.217cm" svg:y2="18.95cm">
            <text:p/>
          </draw:line>
          <draw:path draw:style-name="gr14" draw:text-style-name="P4" draw:layer="layout" svg:width="0.256cm" svg:height="0.215cm" svg:x="8.209cm" svg:y="18.809cm" svg:viewBox="0 0 257 216" svg:d="M105 74c-40 21-93 58-70 93 21 31 78-3 119-27 52-30 89-64 72-92-23-38-99 13-121 26zM12 177c-69-124 180-238 234-139 65 119-176 245-234 139z">
            <text:p/>
          </draw:path>
        </draw:g>
        <draw:path draw:style-name="gr14" draw:text-style-name="P4" draw:layer="layout" svg:width="0.11cm" svg:height="0.195cm" svg:x="9.192cm" svg:y="20.076cm" svg:viewBox="0 0 111 196" svg:d="M31 95c27-8 48-22 48-48 0-14-10-29-32-29-26 0-38 22-42 30l-4-1c11-37 36-47 56-47 36 0 44 28 44 39 0 16-8 28-26 40 12 5 36 15 36 52 0 40-34 65-80 65-6 0-31-2-31-16 0-8 7-10 11-10 13 0 24 16 42 16 26 0 37-23 37-44 0-7-3-28-21-37-10-5-17-7-38-6z">
          <text:p/>
        </draw:path>
        <draw:path draw:style-name="gr14" draw:text-style-name="P4" draw:layer="layout" svg:width="0.167cm" svg:height="0.446cm" svg:x="10.961cm" svg:y="16.556cm" svg:viewBox="0 0 168 447" svg:d="M33 303l-5 123 36-36c0 0 72-83 38-119-26-28-56 6-69 32zM0 0h44l-9 277c29-38 81-71 119-27 50 58-50 124-99 167-11 10-23 25-27 30h-12z">
          <text:p/>
        </draw:path>
        <draw:path draw:style-name="gr14" draw:text-style-name="P4" draw:layer="layout" svg:width="0.166cm" svg:height="0.445cm" svg:x="11.145cm" svg:y="16.292cm" svg:viewBox="0 0 167 446" svg:d="M33 302l-5 123 36-37c0 0 72-83 39-118-28-29-57 6-70 32zM0 0h44l-10 276c29-38 81-71 119-27 50 57-48 124-99 168-11 9-23 25-26 29h-13z">
          <text:p/>
        </draw:path>
        <draw:path draw:style-name="gr14" draw:text-style-name="P4" draw:layer="layout" svg:width="0.166cm" svg:height="0.445cm" svg:x="11.312cm" svg:y="16.653cm" svg:viewBox="0 0 167 446" svg:d="M33 302l-5 123 36-37c0 0 72-83 39-118-28-29-57 6-70 32zM0 0h44l-10 276c29-38 81-71 119-27 50 57-48 124-99 168-11 9-23 25-26 29h-13z">
          <text:p/>
        </draw:path>
        <draw:path draw:style-name="gr14" draw:text-style-name="P4" draw:layer="layout" svg:width="0.167cm" svg:height="0.446cm" svg:x="10.961cm" svg:y="18.69cm" svg:viewBox="0 0 168 447" svg:d="M33 303l-5 123 36-36c0 0 72-83 38-119-26-28-56 6-69 32zM0 0h44l-9 277c29-38 81-71 119-27 50 58-50 124-99 167-11 10-23 25-27 30h-12z">
          <text:p/>
        </draw:path>
        <draw:path draw:style-name="gr14" draw:text-style-name="P4" draw:layer="layout" svg:width="0.166cm" svg:height="0.445cm" svg:x="11.145cm" svg:y="18.426cm" svg:viewBox="0 0 167 446" svg:d="M33 302l-5 123 36-37c0 0 72-83 39-118-28-29-57 6-70 32zM0 0h44l-10 276c29-38 81-71 119-27 50 57-48 124-99 168-11 9-23 25-26 29h-13z">
          <text:p/>
        </draw:path>
        <draw:path draw:style-name="gr14" draw:text-style-name="P4" draw:layer="layout" svg:width="0.166cm" svg:height="0.445cm" svg:x="11.312cm" svg:y="18.787cm" svg:viewBox="0 0 167 446" svg:d="M33 302l-5 123 36-37c0 0 72-83 39-118-28-29-57 6-70 32zM0 0h44l-10 276c29-38 81-71 119-27 50 57-48 124-99 168-11 9-23 25-26 29h-13z">
          <text:p/>
        </draw:path>
        <draw:path draw:style-name="gr14" draw:text-style-name="P4" draw:layer="layout" svg:width="0.166cm" svg:height="0.445cm" svg:x="11.443cm" svg:y="16.378cm" svg:viewBox="0 0 167 446" svg:d="M33 302l-5 123 36-37c0 0 72-83 39-118-28-29-57 6-70 32zM0 0h44l-10 276c29-38 81-71 119-27 50 57-48 124-99 168-11 9-23 25-26 29h-13z">
          <text:p/>
        </draw:path>
        <draw:path draw:style-name="gr14" draw:text-style-name="P4" draw:layer="layout" svg:width="0.166cm" svg:height="0.445cm" svg:x="11.443cm" svg:y="18.512cm" svg:viewBox="0 0 167 446" svg:d="M33 302l-5 123 36-37c0 0 72-83 39-118-28-29-57 6-70 32zM0 0h44l-10 276c29-38 81-71 119-27 50 57-48 124-99 168-11 9-23 25-26 29h-13z">
          <text:p/>
        </draw:path>
        <draw:g>
          <draw:line draw:style-name="gr24" draw:text-style-name="P7" draw:layer="layout" svg:x1="12.828cm" svg:y1="19.629cm" svg:x2="12.828cm" svg:y2="19.038cm">
            <text:p/>
          </draw:line>
          <draw:path draw:style-name="gr14" draw:text-style-name="P4" draw:layer="layout" svg:width="0.256cm" svg:height="0.215cm" svg:x="12.82cm" svg:y="18.897cm" svg:viewBox="0 0 257 216" svg:d="M105 74c-40 21-93 58-70 93 21 31 78-3 119-27 52-30 89-64 72-92-23-38-99 13-121 26zM12 177c-69-124 180-238 234-139 65 119-176 245-234 139z">
            <text:p/>
          </draw:path>
        </draw:g>
        <draw:g>
          <draw:line draw:style-name="gr24" draw:text-style-name="P7" draw:layer="layout" svg:x1="13.05cm" svg:y1="18.527cm" svg:x2="13.05cm" svg:y2="18.111cm">
            <text:p/>
          </draw:line>
          <draw:path draw:style-name="gr14" draw:text-style-name="P4" draw:layer="layout" svg:width="0.256cm" svg:height="0.216cm" svg:x="12.803cm" svg:y="18.45cm" svg:viewBox="0 0 257 217" svg:d="M105 74c-40 22-93 57-70 93 21 31 78-3 119-27 52-30 89-63 72-92-23-38-99 13-121 26zM12 176c-69-124 180-238 234-138 65 119-176 245-234 138z">
            <text:p/>
          </draw:path>
        </draw:g>
        <draw:g>
          <draw:line draw:style-name="gr24" draw:text-style-name="P7" draw:layer="layout" svg:x1="12.829cm" svg:y1="17.863cm" svg:x2="12.829cm" svg:y2="17.272cm">
            <text:p/>
          </draw:line>
          <draw:path draw:style-name="gr14" draw:text-style-name="P4" draw:layer="layout" svg:width="0.256cm" svg:height="0.215cm" svg:x="12.821cm" svg:y="17.131cm" svg:viewBox="0 0 257 216" svg:d="M105 74c-40 21-93 58-70 93 21 31 78-3 119-27 52-30 89-64 72-92-23-38-99 13-121 26zM12 177c-69-124 180-238 234-139 65 119-176 245-234 139z">
            <text:p/>
          </draw:path>
        </draw:g>
        <draw:g>
          <draw:line draw:style-name="gr24" draw:text-style-name="P7" draw:layer="layout" svg:x1="13.051cm" svg:y1="16.675cm" svg:x2="13.051cm" svg:y2="16.259cm">
            <text:p/>
          </draw:line>
          <draw:path draw:style-name="gr14" draw:text-style-name="P4" draw:layer="layout" svg:width="0.256cm" svg:height="0.216cm" svg:x="12.804cm" svg:y="16.598cm" svg:viewBox="0 0 257 217" svg:d="M105 74c-40 22-93 57-70 93 21 31 78-3 119-27 52-30 89-63 72-92-23-38-99 13-121 26zM12 176c-69-124 180-238 234-138 65 119-176 245-234 138z">
            <text:p/>
          </draw:path>
        </draw:g>
        <draw:g>
          <draw:line draw:style-name="gr24" draw:text-style-name="P7" draw:layer="layout" svg:x1="13.844cm" svg:y1="18.441cm" svg:x2="13.844cm" svg:y2="18.025cm">
            <text:p/>
          </draw:line>
          <draw:path draw:style-name="gr14" draw:text-style-name="P4" draw:layer="layout" svg:width="0.256cm" svg:height="0.216cm" svg:x="13.597cm" svg:y="18.364cm" svg:viewBox="0 0 257 217" svg:d="M105 74c-40 22-93 57-70 93 21 31 78-3 119-27 52-30 89-63 72-92-23-38-99 13-121 26zM12 176c-69-124 180-238 234-138 65 119-176 245-234 138z">
            <text:p/>
          </draw:path>
        </draw:g>
        <draw:g>
          <draw:line draw:style-name="gr24" draw:text-style-name="P7" draw:layer="layout" svg:x1="13.867cm" svg:y1="16.761cm" svg:x2="13.867cm" svg:y2="16.345cm">
            <text:p/>
          </draw:line>
          <draw:path draw:style-name="gr14" draw:text-style-name="P4" draw:layer="layout" svg:width="0.256cm" svg:height="0.216cm" svg:x="13.62cm" svg:y="16.684cm" svg:viewBox="0 0 257 217" svg:d="M105 74c-40 22-93 57-70 93 21 31 78-3 119-27 52-30 89-63 72-92-23-38-99 13-121 26zM12 176c-69-124 180-238 234-138 65 119-176 245-234 138z">
            <text:p/>
          </draw:path>
        </draw:g>
        <draw:g>
          <draw:line draw:style-name="gr24" draw:text-style-name="P7" draw:layer="layout" svg:x1="13.634cm" svg:y1="17.863cm" svg:x2="13.634cm" svg:y2="17.272cm">
            <text:p/>
          </draw:line>
          <draw:path draw:style-name="gr14" draw:text-style-name="P4" draw:layer="layout" svg:width="0.256cm" svg:height="0.215cm" svg:x="13.626cm" svg:y="17.131cm" svg:viewBox="0 0 257 216" svg:d="M105 74c-40 21-93 58-70 93 21 31 78-3 119-27 52-30 89-64 72-92-23-38-99 13-121 26zM12 177c-69-124 180-238 234-139 65 119-176 245-234 139z">
            <text:p/>
          </draw:path>
        </draw:g>
        <draw:g>
          <draw:line draw:style-name="gr24" draw:text-style-name="P7" draw:layer="layout" svg:x1="13.6cm" svg:y1="19.726cm" svg:x2="13.6cm" svg:y2="19.135cm">
            <text:p/>
          </draw:line>
          <draw:path draw:style-name="gr14" draw:text-style-name="P4" draw:layer="layout" svg:width="0.256cm" svg:height="0.215cm" svg:x="13.592cm" svg:y="18.994cm" svg:viewBox="0 0 257 216" svg:d="M105 74c-40 21-93 58-70 93 21 31 78-3 119-27 52-30 89-64 72-92-23-38-99 13-121 26zM12 177c-69-124 180-238 234-139 65 119-176 245-234 139z">
            <text:p/>
          </draw:path>
        </draw:g>
        <draw:g>
          <draw:line draw:style-name="gr24" draw:text-style-name="P7" draw:layer="layout" svg:x1="12.205cm" svg:y1="18.698cm" svg:x2="12.205cm" svg:y2="18.282cm">
            <text:p/>
          </draw:line>
          <draw:path draw:style-name="gr14" draw:text-style-name="P4" draw:layer="layout" svg:width="0.256cm" svg:height="0.216cm" svg:x="11.958cm" svg:y="18.621cm" svg:viewBox="0 0 257 217" svg:d="M105 74c-40 22-93 57-70 93 21 31 78-3 119-27 52-30 89-63 72-92-23-38-99 13-121 26zM12 176c-69-124 180-238 234-138 65 119-176 245-234 138z">
            <text:p/>
          </draw:path>
        </draw:g>
        <draw:g>
          <draw:line draw:style-name="gr24" draw:text-style-name="P7" draw:layer="layout" svg:x1="12.228cm" svg:y1="16.593cm" svg:x2="12.228cm" svg:y2="16.177cm">
            <text:p/>
          </draw:line>
          <draw:path draw:style-name="gr14" draw:text-style-name="P4" draw:layer="layout" svg:width="0.256cm" svg:height="0.216cm" svg:x="11.981cm" svg:y="16.516cm" svg:viewBox="0 0 257 217" svg:d="M105 74c-40 22-93 57-70 93 21 31 78-3 119-27 52-30 89-63 72-92-23-38-99 13-121 26zM12 176c-69-124 180-238 234-138 65 119-176 245-234 138z">
            <text:p/>
          </draw:path>
        </draw:g>
        <draw:g>
          <draw:line draw:style-name="gr24" draw:text-style-name="P7" draw:layer="layout" svg:x1="11.995cm" svg:y1="17.591cm" svg:x2="11.995cm" svg:y2="17cm">
            <text:p/>
          </draw:line>
          <draw:path draw:style-name="gr14" draw:text-style-name="P4" draw:layer="layout" svg:width="0.256cm" svg:height="0.215cm" svg:x="11.987cm" svg:y="16.859cm" svg:viewBox="0 0 257 216" svg:d="M105 74c-40 21-93 58-70 93 21 31 78-3 119-27 52-30 89-64 72-92-23-38-99 13-121 26zM12 177c-69-124 180-238 234-139 65 119-176 245-234 139z">
            <text:p/>
          </draw:path>
        </draw:g>
        <draw:g>
          <draw:line draw:style-name="gr24" draw:text-style-name="P7" draw:layer="layout" svg:x1="11.961cm" svg:y1="19.532cm" svg:x2="11.961cm" svg:y2="18.941cm">
            <text:p/>
          </draw:line>
          <draw:path draw:style-name="gr14" draw:text-style-name="P4" draw:layer="layout" svg:width="0.256cm" svg:height="0.215cm" svg:x="11.953cm" svg:y="18.8cm" svg:viewBox="0 0 257 216" svg:d="M105 74c-40 21-93 58-70 93 21 31 78-3 119-27 52-30 89-64 72-92-23-38-99 13-121 26zM12 177c-69-124 180-238 234-139 65 119-176 245-234 139z">
            <text:p/>
          </draw:path>
        </draw:g>
        <draw:frame draw:style-name="gr1" draw:text-style-name="P2" draw:layer="layout" svg:width="0.352cm" svg:height="0.48cm" svg:x="11.876cm" svg:y="19.747cm">
          <draw:text-box>
            <text:p text:style-name="P1"><text:span text:style-name="T2">I</text:span><text:span text:style-name="T4">6</text:span></text:p>
          </draw:text-box>
        </draw:frame>
        <draw:g>
          <draw:line draw:style-name="gr24" draw:text-style-name="P7" draw:layer="layout" svg:x1="16.587cm" svg:y1="19.539cm" svg:x2="16.587cm" svg:y2="18.948cm">
            <text:p/>
          </draw:line>
          <draw:path draw:style-name="gr14" draw:text-style-name="P4" draw:layer="layout" svg:width="0.256cm" svg:height="0.215cm" svg:x="16.579cm" svg:y="18.807cm" svg:viewBox="0 0 257 216" svg:d="M105 74c-40 21-93 58-70 93 21 31 78-3 119-27 52-30 89-64 72-92-23-38-99 13-121 26zM12 177c-69-124 180-238 234-139 65 119-176 245-234 139z">
            <text:p/>
          </draw:path>
        </draw:g>
        <draw:g>
          <draw:line draw:style-name="gr24" draw:text-style-name="P7" draw:layer="layout" svg:x1="16.827cm" svg:y1="18.353cm" svg:x2="16.827cm" svg:y2="17.937cm">
            <text:p/>
          </draw:line>
          <draw:path draw:style-name="gr14" draw:text-style-name="P4" draw:layer="layout" svg:width="0.256cm" svg:height="0.216cm" svg:x="16.58cm" svg:y="18.276cm" svg:viewBox="0 0 257 217" svg:d="M105 74c-40 22-93 57-70 93 21 31 78-3 119-27 52-30 89-63 72-92-23-38-99 13-121 26zM12 176c-69-124 180-238 234-138 65 119-176 245-234 138z">
            <text:p/>
          </draw:path>
        </draw:g>
        <draw:g>
          <draw:line draw:style-name="gr24" draw:text-style-name="P7" draw:layer="layout" svg:x1="16.588cm" svg:y1="17.681cm" svg:x2="16.588cm" svg:y2="17.09cm">
            <text:p/>
          </draw:line>
          <draw:path draw:style-name="gr14" draw:text-style-name="P4" draw:layer="layout" svg:width="0.256cm" svg:height="0.215cm" svg:x="16.58cm" svg:y="16.949cm" svg:viewBox="0 0 257 216" svg:d="M105 74c-40 21-93 58-70 93 21 31 78-3 119-27 52-30 89-64 72-92-23-38-99 13-121 26zM12 177c-69-124 180-238 234-139 65 119-176 245-234 139z">
            <text:p/>
          </draw:path>
        </draw:g>
        <draw:g>
          <draw:line draw:style-name="gr24" draw:text-style-name="P7" draw:layer="layout" svg:x1="16.828cm" svg:y1="16.573cm" svg:x2="16.828cm" svg:y2="16.157cm">
            <text:p/>
          </draw:line>
          <draw:path draw:style-name="gr14" draw:text-style-name="P4" draw:layer="layout" svg:width="0.256cm" svg:height="0.216cm" svg:x="16.581cm" svg:y="16.496cm" svg:viewBox="0 0 257 217" svg:d="M105 74c-40 22-93 57-70 93 21 31 78-3 119-27 52-30 89-63 72-92-23-38-99 13-121 26zM12 176c-69-124 180-238 234-138 65 119-176 245-234 138z">
            <text:p/>
          </draw:path>
        </draw:g>
        <draw:g>
          <draw:line draw:style-name="gr24" draw:text-style-name="P7" draw:layer="layout" svg:x1="17.786cm" svg:y1="16.487cm" svg:x2="17.786cm" svg:y2="16.071cm">
            <text:p/>
          </draw:line>
          <draw:path draw:style-name="gr14" draw:text-style-name="P4" draw:layer="layout" svg:width="0.256cm" svg:height="0.216cm" svg:x="17.539cm" svg:y="16.41cm" svg:viewBox="0 0 257 217" svg:d="M105 74c-40 22-93 57-70 93 21 31 78-3 119-27 52-30 89-63 72-92-23-38-99 13-121 26zM12 176c-69-124 180-238 234-138 65 119-176 245-234 138z">
            <text:p/>
          </draw:path>
        </draw:g>
        <draw:g>
          <draw:line draw:style-name="gr24" draw:text-style-name="P7" draw:layer="layout" svg:x1="17.598cm" svg:y1="19.459cm" svg:x2="17.598cm" svg:y2="18.868cm">
            <text:p/>
          </draw:line>
          <draw:path draw:style-name="gr14" draw:text-style-name="P4" draw:layer="layout" svg:width="0.256cm" svg:height="0.215cm" svg:x="17.59cm" svg:y="18.727cm" svg:viewBox="0 0 257 216" svg:d="M105 74c-40 21-93 58-70 93 21 31 78-3 119-27 52-30 89-64 72-92-23-38-99 13-121 26zM12 177c-69-124 180-238 234-139 65 119-176 245-234 139z">
            <text:p/>
          </draw:path>
        </draw:g>
        <draw:g>
          <draw:line draw:style-name="gr24" draw:text-style-name="P7" draw:layer="layout" svg:x1="17.824cm" svg:y1="18.425cm" svg:x2="17.824cm" svg:y2="18.009cm">
            <text:p/>
          </draw:line>
          <draw:path draw:style-name="gr14" draw:text-style-name="P4" draw:layer="layout" svg:width="0.256cm" svg:height="0.216cm" svg:x="17.577cm" svg:y="18.348cm" svg:viewBox="0 0 257 217" svg:d="M105 74c-40 22-93 57-70 93 21 31 78-3 119-27 52-30 89-63 72-92-23-38-99 13-121 26zM12 176c-69-124 180-238 234-138 65 119-176 245-234 138z">
            <text:p/>
          </draw:path>
        </draw:g>
        <draw:g>
          <draw:line draw:style-name="gr24" draw:text-style-name="P7" draw:layer="layout" svg:x1="17.59cm" svg:y1="17.772cm" svg:x2="17.59cm" svg:y2="17.181cm">
            <text:p/>
          </draw:line>
          <draw:path draw:style-name="gr14" draw:text-style-name="P4" draw:layer="layout" svg:width="0.256cm" svg:height="0.215cm" svg:x="17.582cm" svg:y="17.04cm" svg:viewBox="0 0 257 216" svg:d="M105 74c-40 21-93 58-70 93 21 31 78-3 119-27 52-30 89-64 72-92-23-38-99 13-121 26zM12 177c-69-124 180-238 234-139 65 119-176 245-234 139z">
            <text:p/>
          </draw:path>
        </draw:g>
        <draw:g>
          <draw:line draw:style-name="gr24" draw:text-style-name="P7" draw:layer="layout" svg:x1="15.564cm" svg:y1="19.539cm" svg:x2="15.564cm" svg:y2="18.948cm">
            <text:p/>
          </draw:line>
          <draw:path draw:style-name="gr14" draw:text-style-name="P4" draw:layer="layout" svg:width="0.256cm" svg:height="0.215cm" svg:x="15.556cm" svg:y="18.807cm" svg:viewBox="0 0 257 216" svg:d="M105 74c-40 21-93 58-70 93 21 31 78-3 119-27 52-30 89-64 72-92-23-38-99 13-121 26zM12 177c-69-124 180-238 234-139 65 119-176 245-234 139z">
            <text:p/>
          </draw:path>
        </draw:g>
        <draw:g>
          <draw:line draw:style-name="gr24" draw:text-style-name="P7" draw:layer="layout" svg:x1="15.813cm" svg:y1="18.435cm" svg:x2="15.813cm" svg:y2="18.019cm">
            <text:p/>
          </draw:line>
          <draw:path draw:style-name="gr14" draw:text-style-name="P4" draw:layer="layout" svg:width="0.256cm" svg:height="0.216cm" svg:x="15.566cm" svg:y="18.358cm" svg:viewBox="0 0 257 217" svg:d="M105 74c-40 22-93 57-70 93 21 31 78-3 119-27 52-30 89-63 72-92-23-38-99 13-121 26zM12 176c-69-124 180-238 234-138 65 119-176 245-234 138z">
            <text:p/>
          </draw:path>
        </draw:g>
        <draw:g>
          <draw:line draw:style-name="gr24" draw:text-style-name="P7" draw:layer="layout" svg:x1="15.564cm" svg:y1="17.772cm" svg:x2="15.564cm" svg:y2="17.181cm">
            <text:p/>
          </draw:line>
          <draw:path draw:style-name="gr14" draw:text-style-name="P4" draw:layer="layout" svg:width="0.256cm" svg:height="0.215cm" svg:x="15.556cm" svg:y="17.04cm" svg:viewBox="0 0 257 216" svg:d="M105 74c-40 21-93 58-70 93 21 31 78-3 119-27 52-30 89-64 72-92-23-38-99 13-121 26zM12 177c-69-124 180-238 234-139 65 119-176 245-234 139z">
            <text:p/>
          </draw:path>
        </draw:g>
        <draw:g>
          <draw:line draw:style-name="gr24" draw:text-style-name="P7" draw:layer="layout" svg:x1="15.803cm" svg:y1="16.487cm" svg:x2="15.803cm" svg:y2="16.071cm">
            <text:p/>
          </draw:line>
          <draw:path draw:style-name="gr14" draw:text-style-name="P4" draw:layer="layout" svg:width="0.256cm" svg:height="0.216cm" svg:x="15.556cm" svg:y="16.41cm" svg:viewBox="0 0 257 217" svg:d="M105 74c-40 22-93 57-70 93 21 31 78-3 119-27 52-30 89-63 72-92-23-38-99 13-121 26zM12 176c-69-124 180-238 234-138 65 119-176 245-234 138z">
            <text:p/>
          </draw:path>
        </draw:g>
        <draw:frame draw:style-name="gr1" draw:text-style-name="P2" draw:layer="layout" svg:width="0.352cm" svg:height="0.48cm" svg:x="15.52cm" svg:y="19.747cm">
          <draw:text-box>
            <text:p text:style-name="P1"><text:span text:style-name="T5">i</text:span><text:span text:style-name="T4">6</text:span><text:span text:style-name="T6">4</text:span></text:p>
          </draw:text-box>
        </draw:frame>
        <draw:frame draw:style-name="gr1" draw:text-style-name="P2" draw:layer="layout" svg:width="0.352cm" svg:height="0.48cm" svg:x="11.672cm" svg:y="3.958cm">
          <draw:text-box>
            <text:p text:style-name="P1"><text:span text:style-name="T2">G</text:span></text:p>
          </draw:text-box>
        </draw:frame>
        <draw:frame draw:style-name="gr1" draw:text-style-name="P2" draw:layer="layout" svg:width="0.352cm" svg:height="0.48cm" svg:x="12.73cm" svg:y="3.958cm">
          <draw:text-box>
            <text:p text:style-name="P1"><text:span text:style-name="T2">A</text:span><text:span text:style-name="T4">7</text:span></text:p>
          </draw:text-box>
        </draw:frame>
        <draw:frame draw:style-name="gr32" draw:text-style-name="P2" draw:layer="layout" svg:width="0.616cm" svg:height="0.48cm" svg:x="13.492cm" svg:y="3.958cm">
          <draw:text-box>
            <text:p text:style-name="P1"><text:span text:style-name="T2">D/A</text:span></text:p>
          </draw:text-box>
        </draw:frame>
        <draw:frame draw:style-name="gr1" draw:text-style-name="P2" draw:layer="layout" svg:width="0.352cm" svg:height="0.48cm" svg:x="15.617cm" svg:y="3.958cm">
          <draw:text-box>
            <text:p text:style-name="P1"><text:span text:style-name="T2">b</text:span></text:p>
          </draw:text-box>
        </draw:frame>
        <draw:frame draw:style-name="gr33" draw:text-style-name="P2" draw:layer="layout" svg:width="0.726cm" svg:height="0.48cm" svg:x="16.368cm" svg:y="3.958cm">
          <draw:text-box>
            <text:p text:style-name="P1"><text:span text:style-name="T2">F</text:span><text:span text:style-name="T4">#7/</text:span><text:span text:style-name="T2">C</text:span></text:p>
          </draw:text-box>
        </draw:frame>
        <draw:frame draw:style-name="gr1" draw:text-style-name="P2" draw:layer="layout" svg:width="0.352cm" svg:height="0.48cm" svg:x="17.493cm" svg:y="3.958cm">
          <draw:text-box>
            <text:p text:style-name="P1"><text:span text:style-name="T2">b</text:span></text:p>
          </draw:text-box>
        </draw:frame>
        <draw:frame draw:style-name="gr34" draw:text-style-name="P2" draw:layer="layout" svg:width="0.548cm" svg:height="0.48cm" svg:x="4.088cm" svg:y="9.753cm">
          <draw:text-box>
            <text:p text:style-name="P1"><text:span text:style-name="T2">C/E</text:span></text:p>
          </draw:text-box>
        </draw:frame>
        <draw:frame draw:style-name="gr35" draw:text-style-name="P2" draw:layer="layout" svg:width="0.374cm" svg:height="0.48cm" svg:x="5.094cm" svg:y="9.753cm">
          <draw:text-box>
            <text:p text:style-name="P1"><text:span text:style-name="T2">D</text:span><text:span text:style-name="T4">7</text:span></text:p>
          </draw:text-box>
        </draw:frame>
        <draw:frame draw:style-name="gr1" draw:text-style-name="P2" draw:layer="layout" svg:width="0.352cm" svg:height="0.48cm" svg:x="6.01cm" svg:y="9.753cm">
          <draw:text-box>
            <text:p text:style-name="P1"><text:span text:style-name="T2">e</text:span></text:p>
          </draw:text-box>
        </draw:frame>
        <draw:frame draw:style-name="gr36" draw:text-style-name="P2" draw:layer="layout" svg:width="0.425cm" svg:height="0.48cm" svg:x="7.971cm" svg:y="9.753cm">
          <draw:text-box>
            <text:p text:style-name="P1"><text:span text:style-name="T2">f/c</text:span></text:p>
          </draw:text-box>
        </draw:frame>
        <draw:frame draw:style-name="gr37" draw:text-style-name="P2" draw:layer="layout" svg:width="0.662cm" svg:height="0.48cm" svg:x="8.824cm" svg:y="9.753cm">
          <draw:text-box>
            <text:p text:style-name="P1"><text:span text:style-name="T2">C</text:span><text:span text:style-name="T4">7</text:span><text:span text:style-name="T2">/E</text:span></text:p>
          </draw:text-box>
        </draw:frame>
        <draw:frame draw:style-name="gr1" draw:text-style-name="P2" draw:layer="layout" svg:width="0.352cm" svg:height="0.48cm" svg:x="9.867cm" svg:y="9.753cm">
          <draw:text-box>
            <text:p text:style-name="P1"><text:span text:style-name="T2">f</text:span></text:p>
          </draw:text-box>
        </draw:frame>
        <draw:frame draw:style-name="gr38" draw:text-style-name="P2" draw:layer="layout" svg:width="0.709cm" svg:height="0.48cm" svg:x="11.65cm" svg:y="9.753cm">
          <draw:text-box>
            <text:p text:style-name="P1"><text:span text:style-name="T2">E</text:span><text:span text:style-name="T4">b</text:span><text:span text:style-name="T2">/G</text:span></text:p>
          </draw:text-box>
        </draw:frame>
        <draw:frame draw:style-name="gr39" draw:text-style-name="P2" draw:layer="layout" svg:width="0.37cm" svg:height="0.48cm" svg:x="12.726cm" svg:y="9.753cm">
          <draw:text-box>
            <text:p text:style-name="P1"><text:span text:style-name="T2">G</text:span><text:span text:style-name="T4">7</text:span></text:p>
          </draw:text-box>
        </draw:frame>
        <draw:frame draw:style-name="gr40" draw:text-style-name="P2" draw:layer="layout" svg:width="0.743cm" svg:height="0.48cm" svg:x="13.532cm" svg:y="9.753cm">
          <draw:text-box>
            <text:p text:style-name="P1"><text:span text:style-name="T2">B</text:span><text:span text:style-name="T4">b</text:span><text:span text:style-name="T5">/G</text:span></text:p>
          </draw:text-box>
        </draw:frame>
        <draw:frame draw:style-name="gr1" draw:text-style-name="P2" draw:layer="layout" svg:width="0.352cm" svg:height="0.48cm" svg:x="15.415cm" svg:y="9.753cm">
          <draw:text-box>
            <text:p text:style-name="P1"><text:span text:style-name="T5">c</text:span><text:span text:style-name="T4">#</text:span></text:p>
          </draw:text-box>
        </draw:frame>
        <draw:frame draw:style-name="gr41" draw:text-style-name="P10" draw:layer="layout" svg:width="0.759cm" svg:height="0.48cm" svg:x="16.384cm" svg:y="9.753cm">
          <draw:text-box>
            <text:p text:style-name="P1"><text:span text:style-name="T5">G</text:span><text:span text:style-name="T4">7</text:span><text:span text:style-name="T5">/D</text:span></text:p>
          </draw:text-box>
        </draw:frame>
        <draw:frame draw:style-name="gr42" draw:text-style-name="P10" draw:layer="layout" svg:width="0.632cm" svg:height="0.48cm" svg:x="17.337cm" svg:y="9.753cm">
          <draw:text-box>
            <text:p text:style-name="P1"><text:span text:style-name="T5">c</text:span><text:span text:style-name="T4">#</text:span><text:span text:style-name="T5">/e</text:span></text:p>
          </draw:text-box>
        </draw:frame>
        <draw:frame draw:style-name="gr43" draw:text-style-name="P2" draw:layer="layout" svg:width="0.557cm" svg:height="0.48cm" svg:x="4.088cm" svg:y="15.613cm">
          <draw:text-box>
            <text:p text:style-name="P1"><text:span text:style-name="T2">E/B</text:span></text:p>
          </draw:text-box>
        </draw:frame>
        <draw:frame draw:style-name="gr1" draw:text-style-name="P2" draw:layer="layout" svg:width="0.352cm" svg:height="0.48cm" svg:x="5.063cm" svg:y="15.613cm">
          <draw:text-box>
            <text:p text:style-name="P1"><text:span text:style-name="T2">B</text:span><text:span text:style-name="T4">7</text:span></text:p>
          </draw:text-box>
        </draw:frame>
        <draw:frame draw:style-name="gr43" draw:text-style-name="P2" draw:layer="layout" svg:width="0.557cm" svg:height="0.48cm" svg:x="5.934cm" svg:y="15.613cm">
          <draw:text-box>
            <text:p text:style-name="P1"><text:span text:style-name="T2">E/B</text:span></text:p>
          </draw:text-box>
        </draw:frame>
        <draw:frame draw:style-name="gr36" draw:text-style-name="P2" draw:layer="layout" svg:width="0.425cm" svg:height="0.48cm" svg:x="7.844cm" svg:y="15.613cm">
          <draw:text-box>
            <text:p text:style-name="P1"><text:span text:style-name="T2">f/c</text:span></text:p>
          </draw:text-box>
        </draw:frame>
        <draw:frame draw:style-name="gr44" draw:text-style-name="P2" draw:layer="layout" svg:width="0.679cm" svg:height="0.48cm" svg:x="8.77cm" svg:y="15.613cm">
          <draw:text-box>
            <text:p text:style-name="P1"><text:span text:style-name="T2">g</text:span><text:span text:style-name="T4">7</text:span><text:span text:style-name="T2">/b</text:span></text:p>
          </draw:text-box>
        </draw:frame>
        <draw:frame draw:style-name="gr1" draw:text-style-name="P2" draw:layer="layout" svg:width="0.352cm" svg:height="0.48cm" svg:x="9.904cm" svg:y="15.613cm">
          <draw:text-box>
            <text:p text:style-name="P1"><text:span text:style-name="T2">c</text:span></text:p>
          </draw:text-box>
        </draw:frame>
        <draw:frame draw:style-name="gr45" draw:text-style-name="P2" draw:layer="layout" svg:width="0.704cm" svg:height="0.48cm" svg:x="11.585cm" svg:y="15.613cm">
          <draw:text-box>
            <text:p text:style-name="P1"><text:span text:style-name="T2">A</text:span><text:span text:style-name="T4">b</text:span><text:span text:style-name="T5">/C</text:span></text:p>
          </draw:text-box>
        </draw:frame>
        <draw:frame draw:style-name="gr46" draw:text-style-name="P2" draw:layer="layout" svg:width="0.925cm" svg:height="0.48cm" svg:x="12.424cm" svg:y="15.613cm">
          <draw:text-box>
            <text:p text:style-name="P1"><text:span text:style-name="T2">E</text:span><text:span text:style-name="T4">b7</text:span><text:span text:style-name="T2">/B</text:span><text:span text:style-name="T4">b</text:span></text:p>
          </draw:text-box>
        </draw:frame>
        <draw:frame draw:style-name="gr47" draw:text-style-name="P2" draw:layer="layout" svg:width="0.353cm" svg:height="0.48cm" svg:x="13.605cm" svg:y="15.613cm">
          <draw:text-box>
            <text:p text:style-name="P1"><text:span text:style-name="T2">A</text:span><text:span text:style-name="T4">b</text:span></text:p>
          </draw:text-box>
        </draw:frame>
        <draw:frame draw:style-name="gr43" draw:text-style-name="P2" draw:layer="layout" svg:width="0.557cm" svg:height="0.48cm" svg:x="15.511cm" svg:y="15.613cm">
          <draw:text-box>
            <text:p text:style-name="P1"><text:span text:style-name="T5">f</text:span><text:span text:style-name="T4">#</text:span><text:span text:style-name="T5">/c</text:span></text:p>
          </draw:text-box>
        </draw:frame>
        <draw:path draw:style-name="gr14" draw:text-style-name="P8" draw:layer="layout" svg:width="0.168cm" svg:height="0.541cm" svg:x="14.822cm" svg:y="16.25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974cm" svg:y="16.516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5.128cm" svg:y="16.154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822cm" svg:y="18.377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4.974cm" svg:y="18.637cm" svg:viewBox="0 0 169 542" svg:d="M115 202l-61 28v115l61-28zM115 511v-132l-61 30v133h-23v-121l-31 12v-64l31-12v-117l-31 12v-62l31-14v-142h23v132l61-28v-138h23v128l31-14v62l-31 14v117l31-14v62l-31 14v142z">
          <text:p/>
        </draw:path>
        <draw:path draw:style-name="gr14" draw:text-style-name="P8" draw:layer="layout" svg:width="0.168cm" svg:height="0.541cm" svg:x="15.128cm" svg:y="18.275cm" svg:viewBox="0 0 169 542" svg:d="M115 202l-61 28v115l61-28zM115 511v-132l-61 30v133h-23v-121l-31 12v-64l31-12v-117l-31 12v-62l31-14v-142h23v132l61-28v-138h23v128l31-14v62l-31 14v117l31-14v62l-31 14v142z">
          <text:p/>
        </draw:path>
        <draw:frame draw:style-name="gr1" draw:text-style-name="P2" draw:layer="layout" svg:width="0.352cm" svg:height="0.48cm" svg:x="16.491cm" svg:y="15.613cm">
          <draw:text-box>
            <text:p text:style-name="P1"><text:span text:style-name="T2">C</text:span><text:span text:style-name="T4">7</text:span></text:p>
          </draw:text-box>
        </draw:frame>
        <draw:frame draw:style-name="gr1" draw:text-style-name="P2" draw:layer="layout" svg:width="0.352cm" svg:height="0.48cm" svg:x="17.477cm" svg:y="15.613cm">
          <draw:text-box>
            <text:p text:style-name="P1"><text:span text:style-name="T2">D</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TIX" svg:font-family="STIX" style:font-pitch="variable"/>
    <style:font-face style:name="STIX1" svg:font-family="STIX"/>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SG"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6.5cm" fo:margin-bottom="6cm" fo:margin-left="7.8cm" fo:margin-right="7cm" fo:page-width="21.499cm" fo:page-height="27.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9" style:page-layout-name="PM0" draw:style-name="Mdp1"/>
    <style:master-page style:name="master-page37"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3-01T10:41:21.456174370</dc:date>
    <meta:editing-duration>PT4H9M35S</meta:editing-duration>
    <meta:editing-cycles>8</meta:editing-cycles>
    <meta:generator>LibreOffice/7.3.0.3$Linux_X86_64 LibreOffice_project/30$Build-3</meta:generator>
    <meta:document-statistic meta:object-count="797"/>
  </office:meta>
</office:document-meta>
</file>

<file path=META-INF/documentsignatures.xml><?xml version="1.0" encoding="utf-8"?>
<document-signatures xmlns="urn:oasis:names:tc:opendocument:xmlns:digitalsignature:1.0">
  <Signature xmlns="http://www.w3.org/2000/09/xmldsig#" Id="ID_00dd003f000800b300a40096004e00790093003a008800cf00c4004b000600ae">
    <SignedInfo>
      <CanonicalizationMethod Algorithm="http://www.w3.org/TR/2001/REC-xml-c14n-20010315"/>
      <SignatureMethod Algorithm="http://www.w3.org/2001/04/xmldsig-more#rsa-sha512"/>
      <Reference URI="META-INF/manifest.xml">
        <Transforms>
          <Transform Algorithm="http://www.w3.org/TR/2001/REC-xml-c14n-20010315"/>
        </Transforms>
        <DigestMethod Algorithm="http://www.w3.org/2001/04/xmlenc#sha512"/>
        <DigestValue>FIquE4wtP9gbdv+l/qrkLI58x1YnzwBLx0VSLMUmappO+IQtO4dUc9qMx4PlKJGd
mpnJjqjDzRbnk3NsB3KXgw==</DigestValue>
      </Reference>
      <Reference URI="meta.xml">
        <Transforms>
          <Transform Algorithm="http://www.w3.org/TR/2001/REC-xml-c14n-20010315"/>
        </Transforms>
        <DigestMethod Algorithm="http://www.w3.org/2001/04/xmlenc#sha512"/>
        <DigestValue>bB0OPg+OL0ad9PH4WBPVtDAf1lOSBIBKBGaIhrspN2sIsLRdjjT9tmRkYcCj2+2G
NQAHW+6YDPuePf6cWeNv2w==</DigestValue>
      </Reference>
      <Reference URI="mimetype">
        <DigestMethod Algorithm="http://www.w3.org/2001/04/xmlenc#sha512"/>
        <DigestValue>xFJNWK0byZowig+CEXhxXerLyzL2yup6Zy5fD4YqU44aBuOGQskUpp44G9k4jhvU
yR04lJ0Kw35YniEVT53TxQ==</DigestValue>
      </Reference>
      <Reference URI="styles.xml">
        <Transforms>
          <Transform Algorithm="http://www.w3.org/TR/2001/REC-xml-c14n-20010315"/>
        </Transforms>
        <DigestMethod Algorithm="http://www.w3.org/2001/04/xmlenc#sha512"/>
        <DigestValue>pbaXowOeLZY4ptH71yD+0wnGGIBZ4WyAeOt8Cx56kV2Kh4T95EF+qIqPwD2dcnHO
N9Ev8P14r4b1I55lw6glRg==</DigestValue>
      </Reference>
      <Reference URI="Thumbnails/thumbnail.png">
        <DigestMethod Algorithm="http://www.w3.org/2001/04/xmlenc#sha512"/>
        <DigestValue>SH3c1PKS1Ycuz1F1XFStLkAKnCxE8LwzNuT/VKbr2oPvNfhnRVpAtQ/uAeuFgACz
N3iRnO6/187vTqUGcZd66w==</DigestValue>
      </Reference>
      <Reference URI="settings.xml">
        <Transforms>
          <Transform Algorithm="http://www.w3.org/TR/2001/REC-xml-c14n-20010315"/>
        </Transforms>
        <DigestMethod Algorithm="http://www.w3.org/2001/04/xmlenc#sha512"/>
        <DigestValue>cdB3aoB3ehZk637ymRGc8GVVaIHtfIu/i34NZkHkwB9c6vml4qETeZnFJiaZTMuW
WeL3G848hu7gN+TT2hGlWw==</DigestValue>
      </Reference>
      <Reference URI="content.xml">
        <Transforms>
          <Transform Algorithm="http://www.w3.org/TR/2001/REC-xml-c14n-20010315"/>
        </Transforms>
        <DigestMethod Algorithm="http://www.w3.org/2001/04/xmlenc#sha512"/>
        <DigestValue>gufSugwhvt9sx04FMwURJIPHyYPnbeMK0bNaJ+fNbKDjuR+wNC1/rQ/uVWDZ80kA
J3FOAj7X4dCHj3HKcYvf2g==</DigestValue>
      </Reference>
      <Reference URI="#ID_00fb007f000c005500b00063004c00d500ab00e200f7007400a300fb00f200f9">
        <DigestMethod Algorithm="http://www.w3.org/2001/04/xmlenc#sha512"/>
        <DigestValue>PKowfAzxU1ZatSZX5vTq8M+Ic+Hy1YJP8rWMTNdATgabDXSg/YEdamt/DFl2l5C8
Xxa1j+LE4ptewYS0Adowlg==</DigestValue>
      </Reference>
      <Reference URI="#idSignedProperties_ID_00dd003f000800b300a40096004e00790093003a008800cf00c4004b000600ae" Type="http://uri.etsi.org/01903#SignedProperties">
        <DigestMethod Algorithm="http://www.w3.org/2001/04/xmlenc#sha512"/>
        <DigestValue>FsPy5tyXK2slooyzT7c6dM+CIXRswqAkvSss5IfIjt1047aDep8/S1VtwXJe8nAG
a4d4x7izhSVfam64MRNp4Q==</DigestValue>
      </Reference>
    </SignedInfo>
    <SignatureValue>iQGzBAABCAAdFiEEeroOr0dzJZW8bXBaK+Pgotj5j6UFAmIdh9QACgkQK+Pgotj5j6XGvAv8C8zEnBD
T80MTmf84snZ7f3PR3M2WFmEouCDcCeoqnHrjv6+DLZCTVXGybFU9Z7QtP5tUV4VnrJHoGmS7NKsSP5
LeUtkc7e+HmBmwnnc+yIIHpLY8TSwwo0YGL6eIDeRhpdF+76NZqvbb7HuuvzFESdt1kFQJUY2Ue82cC
xZm4n2/OQcFxyu5QeNTgAe/AFiw115QrUpMXhimgVOITvmuNpKsUJ1DICZKcSHfkySidxBnA33WRovR
71hfgi19hS5wT2e6u2cAMGLIYdDIycGAggtlrZG4pjptEdHPimamX75PGTebf5jChFRI5J89WWmL81g
j4k5O1kGOiCjG92vlPeMdNN0aJJdxu6KycsLaOIPnoxLRgRYMeP/Rd0+q5IAQRBlsLaajaDOU3PeCyk
ut7YXPY8VuIyLxZOof3HnTjwFmwVSOGnwW6rZ34Xx2hBANIuHzjcNcCCuE8paStD3jlxgiv3Is6GjgD
gJkIRuqCd6fWj5IiIou4qsFatpmI548</SignatureValue>
    <KeyInfo>
      <PGPData xmlns:loext="urn:org:documentfoundation:names:experimental:office:xmlns:loext:1.0">
        <PGPKeyID>N0FCQTBFQUY0NzczMjU5NUJDNkQ3MDVBMkJFM0UwQTJEOEY5OEZBNQA=</PGPKeyID>
        <PGPKeyPacket>mQGNBGIB4C0BDACzQ85bBBqHY/qgqNDuX2/ni3MWEfyo5Fz8Ln0qVj11CHAD1Vi8M6zgwht8YG1qlllvo7YsuPsEHoCEguVuew76ePV44IZ9xtRWUVxlL9QwfEKhDe79Tfawpi072mM0TVdiBcUPbXXZWibSbfnorEK5y2b9Q51pHiOqoZjrhDyol4Lcp3kVNX32BI0cbz/uWwS8p1icCix+z88fx8+L9GOUQ4fPIaa0u/i6uYJ2M2drRvRasHqQIOTiy6FJ+UheTkdeHS7eqvWcnfK1SgXYrsmcskswU0mviW4tQp6RaKxFfs1Rh8bVPjMVHzrnkKYF3hfq+AGX1FclIsDNCIomHhDQBnF4kFSowl9w1uWaAbOdjkufPo6gzqox1LvCYPyyEqmF6irk8unsIibPkMsYNCT4PskmqhPDLq2T0zefFTxSzjuKNuSkL7Rqrn4to8qpU98ituS2pcxlSo6Kw5pl0RjW5LlClAzxBaxJz3XV+mx3GvJ8IkIqBkhLs9x8v1EfZG0AEQEAAbQrVHJldm9yIE5pY2hvbHMgPHRuaWNob2xzQHN0dWRlbnQuZGFsYXQub3JnPokB1AQTAQgAPhYhBHq6Dq9HcyWVvG1wWivj4KLY+Y+lBQJiAeAtAhsDBQkDwmcABQsJCAcCBhUKCQgLAgQWAgMBAh4BAheAAAoJECvj4KLY+Y+lIHsL/j763tuZPLidrGXSVerUXEDEq0AJgkAnyA9bb+cI5m4aA+KQMa6/enhL0pvRMuYs9SH6FJi4iqdpkMsMMkhssuyWgdo3OJOZ6xgK3jhIarHCGLVrq9awGHlsa/oW1M/uxPAn8RcnzAANrPFjDuPl97fGdiV0hsBMQi+JYkCTvZUOCgDgv5cNiB8h0SDy5P5A/BzT6LDFQicTWIGsLmzMVycwxT+FUA2JnCFSoDOUhCXSB8TYsvQSGXEBu+tSPoslVKKstIGMuYg6Qo4aab0eQzpBH2pLAhRlMeI8oc3rEVGdD8yI6L144hln9m8kzKdpPKHOu4e4BbtEM5jD/4s9TCU8+bSCW22i60GOI7i3x+YXajLxNsMp96VojQiIjkEE29EdPpmtRE8FiCXTb7Q60g2BDvMB0nXjjWhafhNX76s08cpLMiolE/yGV3tRkMrGXcTokUidUaERcack7a8nPEML8prc1MqLIc5v3SvzaJPal292Mv1hu2TPnfztSwo3hrkBjQRiAeAtAQwAud2UYvov8cXH2khizxXt7UDDbqeJiXn9YcuBHm0a9RGcfwZ8sXk9rj9zrz29Z/bHMqZy66cMtX8RcbsExJwnW+fFIIToBZ92mRbgpGjqcsWuvub/KfI2nI243h2hebAKDtFAXzHi7wzJJS1ldUYEzJSbB0SykDlVMpw8o54iWKmXiyoPmJtxZbjo3MLsL3jCTqGvGV7aFH3WVigw9bDTg6A9iRKRdKXDULixngs2rj8x3kobdB65q/T6S1cGuTgdqu9e8nz5gBj0Vsn1541UIUrMKKgM2nxNQwePblydDKRCZRL5n6Wx2dQzdMd6ZbvcXyes2M8MB+kBDLKe5ADkKXi0Nw4nAYbpYi795VBqr+PDqHrKT39insFaGHwycjreS04sSTe2Q7EGlYpG/e6W+gScqmhgEW9xVsBnw+/VQ5q5HHLrrTiC+FLnE5yLHtcYqZbpCZQmYU4MHxrExQNwK6eNN/KVx+Rx8RxOG+HV1dLCZEW9nQ/ZyEVD0TSSUS2vABEBAAGJAbwEGAEIACYWIQR6ug6vR3MllbxtcFor4+Ci2PmPpQUCYgHgLQIbDAUJA8JnAAAKCRAr4+Ci2PmPpa61C/4uI4335ssgDxiSx9NZ+dhKmaNCANYIRRQC5cCDumQ9T57N0ZeOFi+lpQtdCPF2Bs8EAAhdkRIYU24UhF6VlFUex6lMj/DmPmC49d/opTBZE+8x5JNKFtWsRUIxGYRGAiF9Rq4aWwGBZlpXIeRSVIqOW3ozsJA2wb9dwAyf6nHGm4KCmdDIMACRHIrsHlBoZjbTzexCU1EFXtPcPvXJk/DgsJFmoxPuvpBaKwjWTJsuj5ALFFNaK/YsZm1soSzTHmJ+vfWeFS+WUZ2gk64SXeym0pW6GXa/ord5GKqRJUOLI4NVTNAl++qYCKAeRUMedfPUhKjusc7EbZZhn+WmqRhnnaPCt+4gCOdGHte62JEUInKe82MLpMoXhFrbR6lvfasa9A1aLP7xVEgDaZxkZuf1eBxCAxDejK1tUkU7fp7DyIjFX0VWRZd+Q2TIjwWBNQCGKxoJEVFwAQS0P6GDTNmm9K5ysbR3CSKpaEAB+yXkAcLXKpdtoBB+RvuWeSdfcno=</PGPKeyPacket>
        <loext:PGPOwner>Trevor Nichols &lt;tnichols@student.dalat.org&gt;</loext:PGPOwner>
      </PGPData>
    </KeyInfo>
    <Object>
      <SignatureProperties>
        <SignatureProperty Id="ID_00fb007f000c005500b00063004c00d500ab00e200f7007400a300fb00f200f9" Target="#ID_00dd003f000800b300a40096004e00790093003a008800cf00c4004b000600ae">
          <dc:date xmlns:dc="http://purl.org/dc/elements/1.1/">2022-03-01T10:41:24.450436465</dc:date>
        </SignatureProperty>
      </SignatureProperties>
    </Object>
    <Object xmlns:xd="http://uri.etsi.org/01903/v1.3.2#">
      <xd:QualifyingProperties Target="#ID_00dd003f000800b300a40096004e00790093003a008800cf00c4004b000600ae">
        <xd:SignedProperties Id="idSignedProperties_ID_00dd003f000800b300a40096004e00790093003a008800cf00c4004b000600ae">
          <xd:SignedSignatureProperties>
            <xd:SigningTime>2022-03-01T10:41:24.450436465</xd:SigningTime>
            <xd:SigningCertificate>
              <xd:Cert>
                <xd:CertDigest>
                  <DigestMethod Algorithm="http://www.w3.org/2001/04/xmlenc#sha256"/>
                  <DigestValue>N0FCQTBFQUY0NzczMjU5NUJDNkQ3MDVBMkJFM0UwQTJEOEY5OEZBN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dd003f000800b300a40096004e00790093003a008800cf00c4004b000600ae">
          <xd:UnsignedSignatureProperties>
            <xd:CertificateValues/>
          </xd:UnsignedSignatureProperties>
        </xd:UnsignedProperties>
      </xd:QualifyingProperties>
    </Object>
  </Signature>
</document-signatures>
</file>